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4.15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1.68mm"/>
    </style:style>
    <style:style style:name="co6" style:family="table-column">
      <style:table-column-properties fo:break-before="auto" style:column-width="26.97mm"/>
    </style:style>
    <style:style style:name="co7" style:family="table-column">
      <style:table-column-properties fo:break-before="auto" style:column-width="26.23mm"/>
    </style:style>
    <style:style style:name="ro1" style:family="table-row">
      <style:table-row-properties style:row-height="12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 style:data-style-name="N111"/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 style:data-style-name="N115">
      <style:table-cell-properties fo:border="0.06pt solid #000000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 style:data-style-name="N2"/>
    <style:style style:name="ce1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ce11"/>
        <table:table-column table:style-name="co5" table:default-cell-style-name="ce11"/>
        <table:table-column table:style-name="co6" table:default-cell-style-name="ce8"/>
        <table:table-column table:style-name="co7" table:number-columns-repeated="2" table:default-cell-style-name="ce13"/>
        <table:table-column table:style-name="co7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Ventas</text:p>
          </table:table-cell>
          <table:table-cell table:style-name="ce9" office:value-type="string" calcext:value-type="string">
            <text:p>Diferencia con el período anterior</text:p>
          </table:table-cell>
          <table:table-cell table:style-name="ce9" office:value-type="string" calcext:value-type="string">
            <text:p>Diferencia / Ventas mes anterior (porcentaje)</text:p>
          </table:table-cell>
          <table:table-cell table:style-name="ce7" office:value-type="string" calcext:value-type="string">
            <text:p>Promedio móvil 12 meses</text:p>
          </table:table-cell>
          <table:table-cell table:style-name="ce7" office:value-type="string" calcext:value-type="string">
            <text:p>Promedio móvil 2 de lo anterior</text:p>
          </table:table-cell>
          <table:table-cell table:style-name="ce12" office:value-type="string" calcext:value-type="string">
            <text:p>Lo anterior / 12</text:p>
          </table:table-cell>
          <table:table-cell table:style-name="ce7" office:value-type="string" calcext:value-type="string">
            <text:p>Indice Estacional</text:p>
          </table:table-cell>
          <table:table-cell table:style-name="ce7" office:value-type="string" calcext:value-type="string">
            <text:p>Serie desestacionalizada</text:p>
          </table:table-cell>
          <table:table-cell table:style-name="ce7" office:value-type="string" calcext:value-type="string">
            <text:p>Exportaciones (dólares)</text:p>
          </table:table-cell>
          <table:table-cell table:number-columns-repeated="1013"/>
        </table:table-row>
        <table:table-row table:style-name="ro2">
          <table:table-cell table:style-name="ce2" office:value-type="float" office:value="2007" calcext:value-type="float" table:number-columns-spanned="1" table:number-rows-spanned="12">
            <text:p>2007</text:p>
          </table:table-cell>
          <table:table-cell office:value-type="string" calcext:value-type="string">
            <text:p>enero</text:p>
          </table:table-cell>
          <table:table-cell office:value-type="float" office:value="82587" calcext:value-type="float">
            <text:p>82587</text:p>
          </table:table-cell>
          <table:table-cell/>
          <table:table-cell table:style-name="ce3"/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2]/[.I2]" office:value-type="float" office:value="51688.3516436959" calcext:value-type="float">
            <text:p>51688,35</text:p>
          </table:table-cell>
          <table:table-cell office:value-type="float" office:value="3388900000" calcext:value-type="float">
            <text:p>3388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8897" calcext:value-type="float">
            <text:p>38897</text:p>
          </table:table-cell>
          <table:table-cell table:formula="of:=[.C3]-[.C2]" office:value-type="float" office:value="-43690" calcext:value-type="float">
            <text:p>-43690</text:p>
          </table:table-cell>
          <table:table-cell table:formula="of:=[.D3]/[.C2]" office:value-type="percentage" office:value="-0.529017884170632" calcext:value-type="percentage">
            <text:p>-52,90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3]/[.I3]" office:value-type="float" office:value="43699.6064590264" calcext:value-type="float">
            <text:p>43699,61</text:p>
          </table:table-cell>
          <table:table-cell office:value-type="float" office:value="3585100000" calcext:value-type="float">
            <text:p>35851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7109" calcext:value-type="float">
            <text:p>47109</text:p>
          </table:table-cell>
          <table:table-cell table:formula="of:=[.C4]-[.C3]" office:value-type="float" office:value="8212" calcext:value-type="float">
            <text:p>8212</text:p>
          </table:table-cell>
          <table:table-cell table:formula="of:=[.D4]/[.C3]" office:value-type="percentage" office:value="0.211121680335244" calcext:value-type="percentage">
            <text:p>21,11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4]/[.I4]" office:value-type="float" office:value="46820.6574883666" calcext:value-type="float">
            <text:p>46820,66</text:p>
          </table:table-cell>
          <table:table-cell office:value-type="float" office:value="4170300000" calcext:value-type="float">
            <text:p>41703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930" calcext:value-type="float">
            <text:p>40930</text:p>
          </table:table-cell>
          <table:table-cell table:formula="of:=[.C5]-[.C4]" office:value-type="float" office:value="-6179" calcext:value-type="float">
            <text:p>-6179</text:p>
          </table:table-cell>
          <table:table-cell table:formula="of:=[.D5]/[.C4]" office:value-type="percentage" office:value="-0.131163896495362" calcext:value-type="percentage">
            <text:p>-13,12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5]/[.I5]" office:value-type="float" office:value="41697.4594571446" calcext:value-type="float">
            <text:p>41697,46</text:p>
          </table:table-cell>
          <table:table-cell office:value-type="float" office:value="4296800000" calcext:value-type="float">
            <text:p>42968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113" calcext:value-type="float">
            <text:p>35113</text:p>
          </table:table-cell>
          <table:table-cell table:formula="of:=[.C6]-[.C5]" office:value-type="float" office:value="-5817" calcext:value-type="float">
            <text:p>-5817</text:p>
          </table:table-cell>
          <table:table-cell table:formula="of:=[.D6]/[.C5]" office:value-type="percentage" office:value="-0.142120693867579" calcext:value-type="percentage">
            <text:p>-14,21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6]/[.I6]" office:value-type="float" office:value="36727.6545429617" calcext:value-type="float">
            <text:p>36727,65</text:p>
          </table:table-cell>
          <table:table-cell office:value-type="float" office:value="4849800000" calcext:value-type="float">
            <text:p>4849800000</text:p>
          </table:table-cell>
          <table:table-cell table:number-columns-repeated="1013"/>
        </table:table-row>
        <table:table-row table:style-name="ro2">
          <table:covered-table-cell table:style-name="ce2"/>
          <table:table-cell office:value-type="string" calcext:value-type="string">
            <text:p>Junio</text:p>
          </table:table-cell>
          <table:table-cell office:value-type="float" office:value="31598" calcext:value-type="float">
            <text:p>31598</text:p>
          </table:table-cell>
          <table:table-cell table:formula="of:=[.C7]-[.C6]" office:value-type="float" office:value="-3515" calcext:value-type="float">
            <text:p>-3515</text:p>
          </table:table-cell>
          <table:table-cell table:formula="of:=[.D7]/[.C6]" office:value-type="percentage" office:value="-0.100105374077977" calcext:value-type="percentage">
            <text:p>-10,01 %</text:p>
          </table:table-cell>
          <table:table-cell table:style-name="Default" table:number-columns-repeated="3"/>
          <table:table-cell office:value-type="float" office:value="0.965618815342199" calcext:value-type="float">
            <text:p>0,97</text:p>
          </table:table-cell>
          <table:table-cell table:formula="of:=[.C7]/[.I7]" office:value-type="float" office:value="32723.0574818514" calcext:value-type="float">
            <text:p>32723,06</text:p>
          </table:table-cell>
          <table:table-cell office:value-type="float" office:value="4518800000" calcext:value-type="float">
            <text:p>45188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7727" calcext:value-type="float">
            <text:p>37727</text:p>
          </table:table-cell>
          <table:table-cell table:formula="of:=[.C8]-[.C7]" office:value-type="float" office:value="6129" calcext:value-type="float">
            <text:p>6129</text:p>
          </table:table-cell>
          <table:table-cell table:formula="of:=[.D8]/[.C7]" office:value-type="percentage" office:value="0.193967972656497" calcext:value-type="percentage">
            <text:p>19,40 %</text:p>
          </table:table-cell>
          <table:table-cell table:style-name="Default" table:number-columns-repeated="3"/>
          <table:table-cell office:value-type="float" office:value="1.08823651072193" calcext:value-type="float">
            <text:p>1,09</text:p>
          </table:table-cell>
          <table:table-cell table:formula="of:=[.C8]/[.I8]" office:value-type="float" office:value="34668.0152965756" calcext:value-type="float">
            <text:p>34668,02</text:p>
          </table:table-cell>
          <table:table-cell office:value-type="float" office:value="4610900000" calcext:value-type="float">
            <text:p>4610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993" calcext:value-type="float">
            <text:p>40993</text:p>
          </table:table-cell>
          <table:table-cell table:formula="of:=[.C9]-[.C8]" office:value-type="float" office:value="3266" calcext:value-type="float">
            <text:p>3266</text:p>
          </table:table-cell>
          <table:table-cell table:formula="of:=[.D9]/[.C8]" office:value-type="percentage" office:value="0.0865693005009675" calcext:value-type="percentage">
            <text:p>8,66 %</text:p>
          </table:table-cell>
          <table:table-cell table:style-name="Default" table:number-columns-repeated="3"/>
          <table:table-cell office:value-type="float" office:value="1.04881278044275" calcext:value-type="float">
            <text:p>1,05</text:p>
          </table:table-cell>
          <table:table-cell table:formula="of:=[.C9]/[.I9]" office:value-type="float" office:value="39085.1453799933" calcext:value-type="float">
            <text:p>39085,15</text:p>
          </table:table-cell>
          <table:table-cell office:value-type="float" office:value="4918900000" calcext:value-type="float">
            <text:p>4918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6563" calcext:value-type="float">
            <text:p>36563</text:p>
          </table:table-cell>
          <table:table-cell table:formula="of:=[.C10]-[.C9]" office:value-type="float" office:value="-4430" calcext:value-type="float">
            <text:p>-4430</text:p>
          </table:table-cell>
          <table:table-cell table:formula="of:=[.D10]/[.C9]" office:value-type="percentage" office:value="-0.108067230990657" calcext:value-type="percentage">
            <text:p>-10,81 %</text:p>
          </table:table-cell>
          <table:table-cell table:style-name="Default" table:number-columns-repeated="3"/>
          <table:table-cell office:value-type="float" office:value="1.11943823585232" calcext:value-type="float">
            <text:p>1,12</text:p>
          </table:table-cell>
          <table:table-cell table:formula="of:=[.C10]/[.I10]" office:value-type="float" office:value="32661.9181201734" calcext:value-type="float">
            <text:p>32661,92</text:p>
          </table:table-cell>
          <table:table-cell office:value-type="float" office:value="4817300000" calcext:value-type="float">
            <text:p>48173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6614" calcext:value-type="float">
            <text:p>36614</text:p>
          </table:table-cell>
          <table:table-cell table:formula="of:=[.C11]-[.C10]" office:value-type="float" office:value="51" calcext:value-type="float">
            <text:p>51</text:p>
          </table:table-cell>
          <table:table-cell table:formula="of:=[.D11]/[.C10]" office:value-type="percentage" office:value="0.0013948527199628" calcext:value-type="percentage">
            <text:p>0,14 %</text:p>
          </table:table-cell>
          <table:table-cell table:style-name="Default" table:number-columns-repeated="3"/>
          <table:table-cell office:value-type="float" office:value="0.994163274628637" calcext:value-type="float">
            <text:p>0,99</text:p>
          </table:table-cell>
          <table:table-cell table:formula="of:=[.C11]/[.I11]" office:value-type="float" office:value="36828.9605283165" calcext:value-type="float">
            <text:p>36828,96</text:p>
          </table:table-cell>
          <table:table-cell office:value-type="float" office:value="5525000000" calcext:value-type="float">
            <text:p>5525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8" calcext:value-type="float">
            <text:p>29718</text:p>
          </table:table-cell>
          <table:table-cell table:formula="of:=[.C12]-[.C11]" office:value-type="float" office:value="-6896" calcext:value-type="float">
            <text:p>-6896</text:p>
          </table:table-cell>
          <table:table-cell table:formula="of:=[.D12]/[.C11]" office:value-type="percentage" office:value="-0.188343256677774" calcext:value-type="percentage">
            <text:p>-18,83 %</text:p>
          </table:table-cell>
          <table:table-cell table:formula="of:=AVERAGE([.C7:.C18])" office:value-type="float" office:value="37428.4166666667" calcext:value-type="float">
            <text:p>37428</text:p>
          </table:table-cell>
          <table:table-cell table:style-name="Default" table:number-columns-repeated="2"/>
          <table:table-cell office:value-type="float" office:value="0.829020624906723" calcext:value-type="float">
            <text:p>0,83</text:p>
          </table:table-cell>
          <table:table-cell table:formula="of:=[.C12]/[.I12]" office:value-type="float" office:value="35847.117800409" calcext:value-type="float">
            <text:p>35847,12</text:p>
          </table:table-cell>
          <table:table-cell office:value-type="float" office:value="5411700000" calcext:value-type="float">
            <text:p>54117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9154" calcext:value-type="float">
            <text:p>19154</text:p>
          </table:table-cell>
          <table:table-cell table:formula="of:=[.C13]-[.C12]" office:value-type="float" office:value="-10564" calcext:value-type="float">
            <text:p>-10564</text:p>
          </table:table-cell>
          <table:table-cell table:formula="of:=[.D13]/[.C12]" office:value-type="percentage" office:value="-0.355474796419678" calcext:value-type="percentage">
            <text:p>-35,55 %</text:p>
          </table:table-cell>
          <table:table-cell table:formula="of:=AVERAGE([.C8:.C19])" office:value-type="float" office:value="37849" calcext:value-type="float">
            <text:p>37849</text:p>
          </table:table-cell>
          <table:table-cell table:formula="of:=AVERAGE([.F12:.F13])" office:value-type="float" office:value="37638.7083333333" calcext:value-type="float">
            <text:p>37639</text:p>
          </table:table-cell>
          <table:table-cell table:formula="of:=[.C13]/[.G13]" office:value-type="float" office:value="0.508891002060158" calcext:value-type="float">
            <text:p>0,50889</text:p>
          </table:table-cell>
          <table:table-cell office:value-type="float" office:value="0.523032638405977" calcext:value-type="float">
            <text:p>0,52</text:p>
          </table:table-cell>
          <table:table-cell table:formula="of:=[.C13]/[.I13]" office:value-type="float" office:value="36621.0415823662" calcext:value-type="float">
            <text:p>36621,04</text:p>
          </table:table-cell>
          <table:table-cell office:value-type="float" office:value="5685300000" calcext:value-type="float">
            <text:p>56853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08" calcext:value-type="float" table:number-columns-spanned="1" table:number-rows-spanned="12">
            <text:p>2008</text:p>
          </table:table-cell>
          <table:table-cell office:value-type="string" calcext:value-type="string">
            <text:p>enero</text:p>
          </table:table-cell>
          <table:table-cell office:value-type="float" office:value="65294" calcext:value-type="float">
            <text:p>65294</text:p>
          </table:table-cell>
          <table:table-cell table:formula="of:=[.C14]-[.C13]" office:value-type="float" office:value="46140" calcext:value-type="float">
            <text:p>46140</text:p>
          </table:table-cell>
          <table:table-cell table:formula="of:=[.D14]/[.C13]" office:value-type="percentage" office:value="2.40889631408583" calcext:value-type="percentage">
            <text:p>240,89 %</text:p>
          </table:table-cell>
          <table:table-cell table:formula="of:=AVERAGE([.C9:.C20])" office:value-type="float" office:value="38317.5" calcext:value-type="float">
            <text:p>38318</text:p>
          </table:table-cell>
          <table:table-cell table:formula="of:=AVERAGE([.F13:.F14])" office:value-type="float" office:value="38083.25" calcext:value-type="float">
            <text:p>38083</text:p>
          </table:table-cell>
          <table:table-cell table:formula="of:=[.C14]/[.G14]" office:value-type="float" office:value="1.71450703393224" calcext:value-type="float">
            <text:p>1,71451</text:p>
          </table:table-cell>
          <table:table-cell office:value-type="float" office:value="1.59778745836776" calcext:value-type="float">
            <text:p>1,60</text:p>
          </table:table-cell>
          <table:table-cell table:formula="of:=[.C14]/[.I14]" office:value-type="float" office:value="40865.260055741" calcext:value-type="float">
            <text:p>40865,26</text:p>
          </table:table-cell>
          <table:table-cell office:value-type="float" office:value="5810000000" calcext:value-type="float">
            <text:p>5810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4933" calcext:value-type="float">
            <text:p>34933</text:p>
          </table:table-cell>
          <table:table-cell table:formula="of:=[.C15]-[.C14]" office:value-type="float" office:value="-30361" calcext:value-type="float">
            <text:p>-30361</text:p>
          </table:table-cell>
          <table:table-cell table:formula="of:=[.D15]/[.C14]" office:value-type="percentage" office:value="-0.464989126106534" calcext:value-type="percentage">
            <text:p>-46,50 %</text:p>
          </table:table-cell>
          <table:table-cell table:formula="of:=AVERAGE([.C10:.C21])" office:value-type="float" office:value="38053" calcext:value-type="float">
            <text:p>38053</text:p>
          </table:table-cell>
          <table:table-cell table:formula="of:=AVERAGE([.F14:.F15])" office:value-type="float" office:value="38185.25" calcext:value-type="float">
            <text:p>38185</text:p>
          </table:table-cell>
          <table:table-cell table:formula="of:=[.C15]/[.G15]" office:value-type="float" office:value="0.91482967899909" calcext:value-type="float">
            <text:p>0,91483</text:p>
          </table:table-cell>
          <table:table-cell office:value-type="float" office:value="0.890099548984967" calcext:value-type="float">
            <text:p>0,89</text:p>
          </table:table-cell>
          <table:table-cell table:formula="of:=[.C15]/[.I15]" office:value-type="float" office:value="39246.172003835" calcext:value-type="float">
            <text:p>39246,17</text:p>
          </table:table-cell>
          <table:table-cell office:value-type="float" office:value="5216000000" calcext:value-type="float">
            <text:p>5216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2542" calcext:value-type="float">
            <text:p>32542</text:p>
          </table:table-cell>
          <table:table-cell table:formula="of:=[.C16]-[.C15]" office:value-type="float" office:value="-2391" calcext:value-type="float">
            <text:p>-2391</text:p>
          </table:table-cell>
          <table:table-cell table:formula="of:=[.D16]/[.C15]" office:value-type="percentage" office:value="-0.0684453095926488" calcext:value-type="percentage">
            <text:p>-6,84 %</text:p>
          </table:table-cell>
          <table:table-cell table:formula="of:=AVERAGE([.C11:.C22])" office:value-type="float" office:value="38442.5833333333" calcext:value-type="float">
            <text:p>38443</text:p>
          </table:table-cell>
          <table:table-cell table:formula="of:=AVERAGE([.F15:.F16])" office:value-type="float" office:value="38247.7916666667" calcext:value-type="float">
            <text:p>38248</text:p>
          </table:table-cell>
          <table:table-cell table:formula="of:=[.C16]/[.G16]" office:value-type="float" office:value="0.85082036326716" calcext:value-type="float">
            <text:p>0,85082</text:p>
          </table:table-cell>
          <table:table-cell office:value-type="float" office:value="1.00615844644439" calcext:value-type="float">
            <text:p>1,01</text:p>
          </table:table-cell>
          <table:table-cell table:formula="of:=[.C16]/[.I16]" office:value-type="float" office:value="32342.8184845025" calcext:value-type="float">
            <text:p>32342,82</text:p>
          </table:table-cell>
          <table:table-cell office:value-type="float" office:value="4982000000" calcext:value-type="float">
            <text:p>4982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1847" calcext:value-type="float">
            <text:p>41847</text:p>
          </table:table-cell>
          <table:table-cell table:formula="of:=[.C17]-[.C16]" office:value-type="float" office:value="9305" calcext:value-type="float">
            <text:p>9305</text:p>
          </table:table-cell>
          <table:table-cell table:formula="of:=[.D17]/[.C16]" office:value-type="percentage" office:value="0.285938172208223" calcext:value-type="percentage">
            <text:p>28,59 %</text:p>
          </table:table-cell>
          <table:table-cell table:formula="of:=AVERAGE([.C12:.C23])" office:value-type="float" office:value="38531.6666666667" calcext:value-type="float">
            <text:p>38532</text:p>
          </table:table-cell>
          <table:table-cell table:formula="of:=AVERAGE([.F16:.F17])" office:value-type="float" office:value="38487.125" calcext:value-type="float">
            <text:p>38487</text:p>
          </table:table-cell>
          <table:table-cell table:formula="of:=[.C17]/[.G17]" office:value-type="float" office:value="1.08729867455675" calcext:value-type="float">
            <text:p>1,08730</text:p>
          </table:table-cell>
          <table:table-cell office:value-type="float" office:value="0.981594575133927" calcext:value-type="float">
            <text:p>0,98</text:p>
          </table:table-cell>
          <table:table-cell table:formula="of:=[.C17]/[.I17]" office:value-type="float" office:value="42631.6536990748" calcext:value-type="float">
            <text:p>42631,65</text:p>
          </table:table-cell>
          <table:table-cell office:value-type="float" office:value="5832000000" calcext:value-type="float">
            <text:p>5832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2158" calcext:value-type="float">
            <text:p>42158</text:p>
          </table:table-cell>
          <table:table-cell table:formula="of:=[.C18]-[.C17]" office:value-type="float" office:value="311" calcext:value-type="float">
            <text:p>311</text:p>
          </table:table-cell>
          <table:table-cell table:formula="of:=[.D18]/[.C17]" office:value-type="percentage" office:value="0.00743183501804191" calcext:value-type="percentage">
            <text:p>0,74 %</text:p>
          </table:table-cell>
          <table:table-cell table:formula="of:=AVERAGE([.C13:.C24])" office:value-type="float" office:value="38257.3333333333" calcext:value-type="float">
            <text:p>38257</text:p>
          </table:table-cell>
          <table:table-cell table:formula="of:=AVERAGE([.F17:.F18])" office:value-type="float" office:value="38394.5" calcext:value-type="float">
            <text:p>38395</text:p>
          </table:table-cell>
          <table:table-cell table:formula="of:=[.C18]/[.G18]" office:value-type="float" office:value="1.09802185208819" calcext:value-type="float">
            <text:p>1,09802</text:p>
          </table:table-cell>
          <table:table-cell office:value-type="float" office:value="0.956037090768402" calcext:value-type="float">
            <text:p>0,96</text:p>
          </table:table-cell>
          <table:table-cell table:formula="of:=[.C18]/[.I18]" office:value-type="float" office:value="44096.6155048609" calcext:value-type="float">
            <text:p>44096,62</text:p>
          </table:table-cell>
          <table:table-cell office:value-type="float" office:value="6241000000" calcext:value-type="float">
            <text:p>624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6645" calcext:value-type="float">
            <text:p>36645</text:p>
          </table:table-cell>
          <table:table-cell table:formula="of:=[.C19]-[.C18]" office:value-type="float" office:value="-5513" calcext:value-type="float">
            <text:p>-5513</text:p>
          </table:table-cell>
          <table:table-cell table:formula="of:=[.D19]/[.C18]" office:value-type="percentage" office:value="-0.130769960624318" calcext:value-type="percentage">
            <text:p>-13,08 %</text:p>
          </table:table-cell>
          <table:table-cell table:formula="of:=AVERAGE([.C14:.C25])" office:value-type="float" office:value="37922.3333333333" calcext:value-type="float">
            <text:p>37922</text:p>
          </table:table-cell>
          <table:table-cell table:formula="of:=AVERAGE([.F18:.F19])" office:value-type="float" office:value="38089.8333333333" calcext:value-type="float">
            <text:p>38090</text:p>
          </table:table-cell>
          <table:table-cell table:formula="of:=[.C19]/[.G19]" office:value-type="float" office:value="0.96206774336109" calcext:value-type="float">
            <text:p>0,96207</text:p>
          </table:table-cell>
          <table:table-cell office:value-type="float" office:value="0.965618815342199" calcext:value-type="float">
            <text:p>0,97</text:p>
          </table:table-cell>
          <table:table-cell table:formula="of:=[.C19]/[.I19]" office:value-type="float" office:value="37949.7576246105" calcext:value-type="float">
            <text:p>37949,76</text:p>
          </table:table-cell>
          <table:table-cell office:value-type="float" office:value="5391000000" calcext:value-type="float">
            <text:p>539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3349" calcext:value-type="float">
            <text:p>43349</text:p>
          </table:table-cell>
          <table:table-cell table:formula="of:=[.C20]-[.C19]" office:value-type="float" office:value="6704" calcext:value-type="float">
            <text:p>6704</text:p>
          </table:table-cell>
          <table:table-cell table:formula="of:=[.D20]/[.C19]" office:value-type="percentage" office:value="0.182944467185155" calcext:value-type="percentage">
            <text:p>18,29 %</text:p>
          </table:table-cell>
          <table:table-cell table:formula="of:=AVERAGE([.C15:.C26])" office:value-type="float" office:value="37291.9166666667" calcext:value-type="float">
            <text:p>37292</text:p>
          </table:table-cell>
          <table:table-cell table:formula="of:=AVERAGE([.F19:.F20])" office:value-type="float" office:value="37607.125" calcext:value-type="float">
            <text:p>37607</text:p>
          </table:table-cell>
          <table:table-cell table:formula="of:=[.C20]/[.G20]" office:value-type="float" office:value="1.15268050934497" calcext:value-type="float">
            <text:p>1,15268</text:p>
          </table:table-cell>
          <table:table-cell office:value-type="float" office:value="1.08823651072193" calcext:value-type="float">
            <text:p>1,09</text:p>
          </table:table-cell>
          <table:table-cell table:formula="of:=[.C20]/[.I20]" office:value-type="float" office:value="39834.1716831779" calcext:value-type="float">
            <text:p>39834,17</text:p>
          </table:table-cell>
          <table:table-cell office:value-type="float" office:value="7038700000" calcext:value-type="float">
            <text:p>70387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7819" calcext:value-type="float">
            <text:p>37819</text:p>
          </table:table-cell>
          <table:table-cell table:formula="of:=[.C21]-[.C20]" office:value-type="float" office:value="-5530" calcext:value-type="float">
            <text:p>-5530</text:p>
          </table:table-cell>
          <table:table-cell table:formula="of:=[.D21]/[.C20]" office:value-type="percentage" office:value="-0.127569263420148" calcext:value-type="percentage">
            <text:p>-12,76 %</text:p>
          </table:table-cell>
          <table:table-cell table:formula="of:=AVERAGE([.C16:.C27])" office:value-type="float" office:value="36899.8333333333" calcext:value-type="float">
            <text:p>36900</text:p>
          </table:table-cell>
          <table:table-cell table:formula="of:=AVERAGE([.F20:.F21])" office:value-type="float" office:value="37095.875" calcext:value-type="float">
            <text:p>37096</text:p>
          </table:table-cell>
          <table:table-cell table:formula="of:=[.C21]/[.G21]" office:value-type="float" office:value="1.01949340728585" calcext:value-type="float">
            <text:p>1,01949</text:p>
          </table:table-cell>
          <table:table-cell office:value-type="float" office:value="1.04881278044275" calcext:value-type="float">
            <text:p>1,05</text:p>
          </table:table-cell>
          <table:table-cell table:formula="of:=[.C21]/[.I21]" office:value-type="float" office:value="36058.8664680791" calcext:value-type="float">
            <text:p>36058,87</text:p>
          </table:table-cell>
          <table:table-cell office:value-type="float" office:value="7415000000" calcext:value-type="float">
            <text:p>7415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1238" calcext:value-type="float">
            <text:p>41238</text:p>
          </table:table-cell>
          <table:table-cell table:formula="of:=[.C22]-[.C21]" office:value-type="float" office:value="3419" calcext:value-type="float">
            <text:p>3419</text:p>
          </table:table-cell>
          <table:table-cell table:formula="of:=[.D22]/[.C21]" office:value-type="percentage" office:value="0.0904042941378672" calcext:value-type="percentage">
            <text:p>9,04 %</text:p>
          </table:table-cell>
          <table:table-cell table:formula="of:=AVERAGE([.C17:.C28])" office:value-type="float" office:value="36786.25" calcext:value-type="float">
            <text:p>36786</text:p>
          </table:table-cell>
          <table:table-cell table:formula="of:=AVERAGE([.F21:.F22])" office:value-type="float" office:value="36843.0416666667" calcext:value-type="float">
            <text:p>36843</text:p>
          </table:table-cell>
          <table:table-cell table:formula="of:=[.C22]/[.G22]" office:value-type="float" office:value="1.1192886942695" calcext:value-type="float">
            <text:p>1,11929</text:p>
          </table:table-cell>
          <table:table-cell office:value-type="float" office:value="1.11943823585232" calcext:value-type="float">
            <text:p>1,12</text:p>
          </table:table-cell>
          <table:table-cell table:formula="of:=[.C22]/[.I22]" office:value-type="float" office:value="36838.11994201" calcext:value-type="float">
            <text:p>36838,12</text:p>
          </table:table-cell>
          <table:table-cell office:value-type="float" office:value="6980000000" calcext:value-type="float">
            <text:p>6980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7683" calcext:value-type="float">
            <text:p>37683</text:p>
          </table:table-cell>
          <table:table-cell table:formula="of:=[.C23]-[.C22]" office:value-type="float" office:value="-3555" calcext:value-type="float">
            <text:p>-3555</text:p>
          </table:table-cell>
          <table:table-cell table:formula="of:=[.D23]/[.C22]" office:value-type="percentage" office:value="-0.0862068965517241" calcext:value-type="percentage">
            <text:p>-8,62 %</text:p>
          </table:table-cell>
          <table:table-cell table:formula="of:=AVERAGE([.C18:.C29])" office:value-type="float" office:value="35886.8333333333" calcext:value-type="float">
            <text:p>35887</text:p>
          </table:table-cell>
          <table:table-cell table:formula="of:=AVERAGE([.F22:.F23])" office:value-type="float" office:value="36336.5416666667" calcext:value-type="float">
            <text:p>36337</text:p>
          </table:table-cell>
          <table:table-cell table:formula="of:=[.C23]/[.G23]" office:value-type="float" office:value="1.03705521416113" calcext:value-type="float">
            <text:p>1,03706</text:p>
          </table:table-cell>
          <table:table-cell office:value-type="float" office:value="0.994163274628637" calcext:value-type="float">
            <text:p>0,99</text:p>
          </table:table-cell>
          <table:table-cell table:formula="of:=[.C23]/[.I23]" office:value-type="float" office:value="37904.2366195595" calcext:value-type="float">
            <text:p>37904,24</text:p>
          </table:table-cell>
          <table:table-cell office:value-type="float" office:value="6263000000" calcext:value-type="float">
            <text:p>6263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6426" calcext:value-type="float">
            <text:p>26426</text:p>
          </table:table-cell>
          <table:table-cell table:formula="of:=[.C24]-[.C23]" office:value-type="float" office:value="-11257" calcext:value-type="float">
            <text:p>-11257</text:p>
          </table:table-cell>
          <table:table-cell table:formula="of:=[.D24]/[.C23]" office:value-type="percentage" office:value="-0.29872886978213" calcext:value-type="percentage">
            <text:p>-29,87 %</text:p>
          </table:table-cell>
          <table:table-cell table:formula="of:=AVERAGE([.C19:.C30])" office:value-type="float" office:value="34996" calcext:value-type="float">
            <text:p>34996</text:p>
          </table:table-cell>
          <table:table-cell table:formula="of:=AVERAGE([.F23:.F24])" office:value-type="float" office:value="35441.4166666667" calcext:value-type="float">
            <text:p>35441</text:p>
          </table:table-cell>
          <table:table-cell table:formula="of:=[.C24]/[.G24]" office:value-type="float" office:value="0.745624822183085" calcext:value-type="float">
            <text:p>0,74562</text:p>
          </table:table-cell>
          <table:table-cell office:value-type="float" office:value="0.829020624906723" calcext:value-type="float">
            <text:p>0,83</text:p>
          </table:table-cell>
          <table:table-cell table:formula="of:=[.C24]/[.I24]" office:value-type="float" office:value="31876.1671375466" calcext:value-type="float">
            <text:p>31876,17</text:p>
          </table:table-cell>
          <table:table-cell office:value-type="float" office:value="5099000000" calcext:value-type="float">
            <text:p>5099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5134" calcext:value-type="float">
            <text:p>15134</text:p>
          </table:table-cell>
          <table:table-cell table:formula="of:=[.C25]-[.C24]" office:value-type="float" office:value="-11292" calcext:value-type="float">
            <text:p>-11292</text:p>
          </table:table-cell>
          <table:table-cell table:formula="of:=[.D25]/[.C24]" office:value-type="percentage" office:value="-0.427306440626656" calcext:value-type="percentage">
            <text:p>-42,73 %</text:p>
          </table:table-cell>
          <table:table-cell table:formula="of:=AVERAGE([.C20:.C31])" office:value-type="float" office:value="34757.5" calcext:value-type="float">
            <text:p>34758</text:p>
          </table:table-cell>
          <table:table-cell table:formula="of:=AVERAGE([.F24:.F25])" office:value-type="float" office:value="34876.75" calcext:value-type="float">
            <text:p>34877</text:p>
          </table:table-cell>
          <table:table-cell table:formula="of:=[.C25]/[.G25]" office:value-type="float" office:value="0.433928046621316" calcext:value-type="float">
            <text:p>0,43393</text:p>
          </table:table-cell>
          <table:table-cell office:value-type="float" office:value="0.523032638405977" calcext:value-type="float">
            <text:p>0,52</text:p>
          </table:table-cell>
          <table:table-cell table:formula="of:=[.C25]/[.I25]" office:value-type="float" office:value="28935.0967582505" calcext:value-type="float">
            <text:p>28935,10</text:p>
          </table:table-cell>
          <table:table-cell office:value-type="float" office:value="4320000000" calcext:value-type="float">
            <text:p>43200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09" calcext:value-type="float" table:number-columns-spanned="1" table:number-rows-spanned="12">
            <text:p>2009</text:p>
          </table:table-cell>
          <table:table-cell office:value-type="string" calcext:value-type="string">
            <text:p>enero</text:p>
          </table:table-cell>
          <table:table-cell office:value-type="float" office:value="57729" calcext:value-type="float">
            <text:p>57729</text:p>
          </table:table-cell>
          <table:table-cell table:formula="of:=[.C26]-[.C25]" office:value-type="float" office:value="42595" calcext:value-type="float">
            <text:p>42595</text:p>
          </table:table-cell>
          <table:table-cell table:formula="of:=[.D26]/[.C25]" office:value-type="percentage" office:value="2.81452358926919" calcext:value-type="percentage">
            <text:p>281,45 %</text:p>
          </table:table-cell>
          <table:table-cell table:formula="of:=AVERAGE([.C21:.C32])" office:value-type="float" office:value="34185.3333333333" calcext:value-type="float">
            <text:p>34185</text:p>
          </table:table-cell>
          <table:table-cell table:formula="of:=AVERAGE([.F25:.F26])" office:value-type="float" office:value="34471.4166666667" calcext:value-type="float">
            <text:p>34471</text:p>
          </table:table-cell>
          <table:table-cell table:formula="of:=[.C26]/[.G26]" office:value-type="float" office:value="1.67469183405575" calcext:value-type="float">
            <text:p>1,67469</text:p>
          </table:table-cell>
          <table:table-cell office:value-type="float" office:value="1.59778745836776" calcext:value-type="float">
            <text:p>1,60</text:p>
          </table:table-cell>
          <table:table-cell table:formula="of:=[.C26]/[.I26]" office:value-type="float" office:value="36130.5877685219" calcext:value-type="float">
            <text:p>36130,59</text:p>
          </table:table-cell>
          <table:table-cell office:value-type="float" office:value="3730000000" calcext:value-type="float">
            <text:p>3730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0228" calcext:value-type="float">
            <text:p>30228</text:p>
          </table:table-cell>
          <table:table-cell table:formula="of:=[.C27]-[.C26]" office:value-type="float" office:value="-27501" calcext:value-type="float">
            <text:p>-27501</text:p>
          </table:table-cell>
          <table:table-cell table:formula="of:=[.D27]/[.C26]" office:value-type="percentage" office:value="-0.476381021670218" calcext:value-type="percentage">
            <text:p>-47,64 %</text:p>
          </table:table-cell>
          <table:table-cell table:formula="of:=AVERAGE([.C22:.C33])" office:value-type="float" office:value="33823.1666666667" calcext:value-type="float">
            <text:p>33823</text:p>
          </table:table-cell>
          <table:table-cell table:formula="of:=AVERAGE([.F26:.F27])" office:value-type="float" office:value="34004.25" calcext:value-type="float">
            <text:p>34004</text:p>
          </table:table-cell>
          <table:table-cell table:formula="of:=[.C27]/[.G27]" office:value-type="float" office:value="0.888947705066279" calcext:value-type="float">
            <text:p>0,88895</text:p>
          </table:table-cell>
          <table:table-cell office:value-type="float" office:value="0.890099548984967" calcext:value-type="float">
            <text:p>0,89</text:p>
          </table:table-cell>
          <table:table-cell table:formula="of:=[.C27]/[.I27]" office:value-type="float" office:value="33960.2463954405" calcext:value-type="float">
            <text:p>33960,25</text:p>
          </table:table-cell>
          <table:table-cell office:value-type="float" office:value="3940900000" calcext:value-type="float">
            <text:p>3940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1179" calcext:value-type="float">
            <text:p>31179</text:p>
          </table:table-cell>
          <table:table-cell table:formula="of:=[.C28]-[.C27]" office:value-type="float" office:value="951" calcext:value-type="float">
            <text:p>951</text:p>
          </table:table-cell>
          <table:table-cell table:formula="of:=[.D28]/[.C27]" office:value-type="percentage" office:value="0.0314608971814212" calcext:value-type="percentage">
            <text:p>3,15 %</text:p>
          </table:table-cell>
          <table:table-cell table:formula="of:=AVERAGE([.C23:.C34])" office:value-type="float" office:value="33377.9166666667" calcext:value-type="float">
            <text:p>33378</text:p>
          </table:table-cell>
          <table:table-cell table:formula="of:=AVERAGE([.F27:.F28])" office:value-type="float" office:value="33600.5416666667" calcext:value-type="float">
            <text:p>33601</text:p>
          </table:table-cell>
          <table:table-cell table:formula="of:=[.C28]/[.G28]" office:value-type="float" office:value="0.927931469358752" calcext:value-type="float">
            <text:p>0,92793</text:p>
          </table:table-cell>
          <table:table-cell office:value-type="float" office:value="1.00615844644439" calcext:value-type="float">
            <text:p>1,01</text:p>
          </table:table-cell>
          <table:table-cell table:formula="of:=[.C28]/[.I28]" office:value-type="float" office:value="30988.1610696424" calcext:value-type="float">
            <text:p>30988,16</text:p>
          </table:table-cell>
          <table:table-cell office:value-type="float" office:value="4191800000" calcext:value-type="float">
            <text:p>41918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1054" calcext:value-type="float">
            <text:p>31054</text:p>
          </table:table-cell>
          <table:table-cell table:formula="of:=[.C29]-[.C28]" office:value-type="float" office:value="-125" calcext:value-type="float">
            <text:p>-125</text:p>
          </table:table-cell>
          <table:table-cell table:formula="of:=[.D29]/[.C28]" office:value-type="percentage" office:value="-0.00400910869495494" calcext:value-type="percentage">
            <text:p>-0,40 %</text:p>
          </table:table-cell>
          <table:table-cell table:formula="of:=AVERAGE([.C24:.C35])" office:value-type="float" office:value="32838.3333333333" calcext:value-type="float">
            <text:p>32838</text:p>
          </table:table-cell>
          <table:table-cell table:formula="of:=AVERAGE([.F28:.F29])" office:value-type="float" office:value="33108.125" calcext:value-type="float">
            <text:p>33108</text:p>
          </table:table-cell>
          <table:table-cell table:formula="of:=[.C29]/[.G29]" office:value-type="float" office:value="0.937957072470881" calcext:value-type="float">
            <text:p>0,93796</text:p>
          </table:table-cell>
          <table:table-cell office:value-type="float" office:value="0.981594575133927" calcext:value-type="float">
            <text:p>0,98</text:p>
          </table:table-cell>
          <table:table-cell table:formula="of:=[.C29]/[.I29]" office:value-type="float" office:value="31636.279159105" calcext:value-type="float">
            <text:p>31636,28</text:p>
          </table:table-cell>
          <table:table-cell office:value-type="float" office:value="5088000000" calcext:value-type="float">
            <text:p>5088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1468" calcext:value-type="float">
            <text:p>31468</text:p>
          </table:table-cell>
          <table:table-cell table:formula="of:=[.C30]-[.C29]" office:value-type="float" office:value="414" calcext:value-type="float">
            <text:p>414</text:p>
          </table:table-cell>
          <table:table-cell table:formula="of:=[.D30]/[.C29]" office:value-type="percentage" office:value="0.0133316158948928" calcext:value-type="percentage">
            <text:p>1,33 %</text:p>
          </table:table-cell>
          <table:table-cell table:formula="of:=AVERAGE([.C25:.C36])" office:value-type="float" office:value="33112.4166666667" calcext:value-type="float">
            <text:p>33112</text:p>
          </table:table-cell>
          <table:table-cell table:formula="of:=AVERAGE([.F29:.F30])" office:value-type="float" office:value="32975.375" calcext:value-type="float">
            <text:p>32975</text:p>
          </table:table-cell>
          <table:table-cell table:formula="of:=[.C30]/[.G30]" office:value-type="float" office:value="0.954287858743077" calcext:value-type="float">
            <text:p>0,95429</text:p>
          </table:table-cell>
          <table:table-cell office:value-type="float" office:value="0.956037090768402" calcext:value-type="float">
            <text:p>0,96</text:p>
          </table:table-cell>
          <table:table-cell table:formula="of:=[.C30]/[.I30]" office:value-type="float" office:value="32915.0409579905" calcext:value-type="float">
            <text:p>32915,04</text:p>
          </table:table-cell>
          <table:table-cell office:value-type="float" office:value="5138000000" calcext:value-type="float">
            <text:p>5138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3783" calcext:value-type="float">
            <text:p>33783</text:p>
          </table:table-cell>
          <table:table-cell table:formula="of:=[.C31]-[.C30]" office:value-type="float" office:value="2315" calcext:value-type="float">
            <text:p>2315</text:p>
          </table:table-cell>
          <table:table-cell table:formula="of:=[.D31]/[.C30]" office:value-type="percentage" office:value="0.0735667980170332" calcext:value-type="percentage">
            <text:p>7,36 %</text:p>
          </table:table-cell>
          <table:table-cell table:formula="of:=AVERAGE([.C26:.C37])" office:value-type="float" office:value="33410.6666666667" calcext:value-type="float">
            <text:p>33411</text:p>
          </table:table-cell>
          <table:table-cell table:formula="of:=AVERAGE([.F30:.F31])" office:value-type="float" office:value="33261.5416666667" calcext:value-type="float">
            <text:p>33262</text:p>
          </table:table-cell>
          <table:table-cell table:formula="of:=[.C31]/[.G31]" office:value-type="float" office:value="1.0156775154489" calcext:value-type="float">
            <text:p>1,01568</text:p>
          </table:table-cell>
          <table:table-cell office:value-type="float" office:value="0.965618815342199" calcext:value-type="float">
            <text:p>0,97</text:p>
          </table:table-cell>
          <table:table-cell table:formula="of:=[.C31]/[.I31]" office:value-type="float" office:value="34985.8551461923" calcext:value-type="float">
            <text:p>34985,86</text:p>
          </table:table-cell>
          <table:table-cell office:value-type="float" office:value="5161000000" calcext:value-type="float">
            <text:p>516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36483" calcext:value-type="float">
            <text:p>36483</text:p>
          </table:table-cell>
          <table:table-cell table:formula="of:=[.C32]-[.C31]" office:value-type="float" office:value="2700" calcext:value-type="float">
            <text:p>2700</text:p>
          </table:table-cell>
          <table:table-cell table:formula="of:=[.D32]/[.C31]" office:value-type="percentage" office:value="0.0799218541870171" calcext:value-type="percentage">
            <text:p>7,99 %</text:p>
          </table:table-cell>
          <table:table-cell table:formula="of:=AVERAGE([.C27:.C38])" office:value-type="float" office:value="33762" calcext:value-type="float">
            <text:p>33762</text:p>
          </table:table-cell>
          <table:table-cell table:formula="of:=AVERAGE([.F31:.F32])" office:value-type="float" office:value="33586.3333333333" calcext:value-type="float">
            <text:p>33586</text:p>
          </table:table-cell>
          <table:table-cell table:formula="of:=[.C32]/[.G32]" office:value-type="float" office:value="1.08624539743348" calcext:value-type="float">
            <text:p>1,08625</text:p>
          </table:table-cell>
          <table:table-cell office:value-type="float" office:value="1.08823651072193" calcext:value-type="float">
            <text:p>1,09</text:p>
          </table:table-cell>
          <table:table-cell table:formula="of:=[.C32]/[.I32]" office:value-type="float" office:value="33524.8814394191" calcext:value-type="float">
            <text:p>33524,88</text:p>
          </table:table-cell>
          <table:table-cell office:value-type="float" office:value="4895000000" calcext:value-type="float">
            <text:p>4895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33473" calcext:value-type="float">
            <text:p>33473</text:p>
          </table:table-cell>
          <table:table-cell table:formula="of:=[.C33]-[.C32]" office:value-type="float" office:value="-3010" calcext:value-type="float">
            <text:p>-3010</text:p>
          </table:table-cell>
          <table:table-cell table:formula="of:=[.D33]/[.C32]" office:value-type="percentage" office:value="-0.0825041800290546" calcext:value-type="percentage">
            <text:p>-8,25 %</text:p>
          </table:table-cell>
          <table:table-cell table:formula="of:=AVERAGE([.C28:.C39])" office:value-type="float" office:value="34191.25" calcext:value-type="float">
            <text:p>34191</text:p>
          </table:table-cell>
          <table:table-cell table:formula="of:=AVERAGE([.F32:.F33])" office:value-type="float" office:value="33976.625" calcext:value-type="float">
            <text:p>33977</text:p>
          </table:table-cell>
          <table:table-cell table:formula="of:=[.C33]/[.G33]" office:value-type="float" office:value="0.985177309400213" calcext:value-type="float">
            <text:p>0,98518</text:p>
          </table:table-cell>
          <table:table-cell office:value-type="float" office:value="1.04881278044275" calcext:value-type="float">
            <text:p>1,05</text:p>
          </table:table-cell>
          <table:table-cell table:formula="of:=[.C33]/[.I33]" office:value-type="float" office:value="31915.1335912111" calcext:value-type="float">
            <text:p>31915,13</text:p>
          </table:table-cell>
          <table:table-cell office:value-type="float" office:value="4894900000" calcext:value-type="float">
            <text:p>4894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35895" calcext:value-type="float">
            <text:p>35895</text:p>
          </table:table-cell>
          <table:table-cell table:formula="of:=[.C34]-[.C33]" office:value-type="float" office:value="2422" calcext:value-type="float">
            <text:p>2422</text:p>
          </table:table-cell>
          <table:table-cell table:formula="of:=[.D34]/[.C33]" office:value-type="percentage" office:value="0.0723568249036537" calcext:value-type="percentage">
            <text:p>7,24 %</text:p>
          </table:table-cell>
          <table:table-cell table:formula="of:=AVERAGE([.C29:.C40])" office:value-type="float" office:value="35220.9166666667" calcext:value-type="float">
            <text:p>35221</text:p>
          </table:table-cell>
          <table:table-cell table:formula="of:=AVERAGE([.F33:.F34])" office:value-type="float" office:value="34706.0833333333" calcext:value-type="float">
            <text:p>34706</text:p>
          </table:table-cell>
          <table:table-cell table:formula="of:=[.C34]/[.G34]" office:value-type="float" office:value="1.03425672252463" calcext:value-type="float">
            <text:p>1,03426</text:p>
          </table:table-cell>
          <table:table-cell office:value-type="float" office:value="1.11943823585232" calcext:value-type="float">
            <text:p>1,12</text:p>
          </table:table-cell>
          <table:table-cell table:formula="of:=[.C34]/[.I34]" office:value-type="float" office:value="32065.1902448821" calcext:value-type="float">
            <text:p>32065,19</text:p>
          </table:table-cell>
          <table:table-cell office:value-type="float" office:value="4581000000" calcext:value-type="float">
            <text:p>458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1208" calcext:value-type="float">
            <text:p>31208</text:p>
          </table:table-cell>
          <table:table-cell table:formula="of:=[.C35]-[.C34]" office:value-type="float" office:value="-4687" calcext:value-type="float">
            <text:p>-4687</text:p>
          </table:table-cell>
          <table:table-cell table:formula="of:=[.D35]/[.C34]" office:value-type="percentage" office:value="-0.13057528903747" calcext:value-type="percentage">
            <text:p>-13,06 %</text:p>
          </table:table-cell>
          <table:table-cell table:formula="of:=AVERAGE([.C30:.C41])" office:value-type="float" office:value="35889.25" calcext:value-type="float">
            <text:p>35889</text:p>
          </table:table-cell>
          <table:table-cell table:formula="of:=AVERAGE([.F34:.F35])" office:value-type="float" office:value="35555.0833333333" calcext:value-type="float">
            <text:p>35555</text:p>
          </table:table-cell>
          <table:table-cell table:formula="of:=[.C35]/[.G35]" office:value-type="float" office:value="0.877736657439982" calcext:value-type="float">
            <text:p>0,87774</text:p>
          </table:table-cell>
          <table:table-cell office:value-type="float" office:value="0.994163274628637" calcext:value-type="float">
            <text:p>0,99</text:p>
          </table:table-cell>
          <table:table-cell table:formula="of:=[.C35]/[.I35]" office:value-type="float" office:value="31391.2219415443" calcext:value-type="float">
            <text:p>31391,22</text:p>
          </table:table-cell>
          <table:table-cell office:value-type="float" office:value="4838700000" calcext:value-type="float">
            <text:p>48387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9715" calcext:value-type="float">
            <text:p>29715</text:p>
          </table:table-cell>
          <table:table-cell table:formula="of:=[.C36]-[.C35]" office:value-type="float" office:value="-1493" calcext:value-type="float">
            <text:p>-1493</text:p>
          </table:table-cell>
          <table:table-cell table:formula="of:=[.D36]/[.C35]" office:value-type="percentage" office:value="-0.0478402973596514" calcext:value-type="percentage">
            <text:p>-4,78 %</text:p>
          </table:table-cell>
          <table:table-cell table:formula="of:=AVERAGE([.C31:.C42])" office:value-type="float" office:value="36477" calcext:value-type="float">
            <text:p>36477</text:p>
          </table:table-cell>
          <table:table-cell table:formula="of:=AVERAGE([.F35:.F36])" office:value-type="float" office:value="36183.125" calcext:value-type="float">
            <text:p>36183</text:p>
          </table:table-cell>
          <table:table-cell table:formula="of:=[.C36]/[.G36]" office:value-type="float" office:value="0.821239182630024" calcext:value-type="float">
            <text:p>0,82124</text:p>
          </table:table-cell>
          <table:table-cell office:value-type="float" office:value="0.829020624906723" calcext:value-type="float">
            <text:p>0,83</text:p>
          </table:table-cell>
          <table:table-cell table:formula="of:=[.C36]/[.I36]" office:value-type="float" office:value="35843.4990725874" calcext:value-type="float">
            <text:p>35843,50</text:p>
          </table:table-cell>
          <table:table-cell office:value-type="float" office:value="4933400000" calcext:value-type="float">
            <text:p>49334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18713" calcext:value-type="float">
            <text:p>18713</text:p>
          </table:table-cell>
          <table:table-cell table:formula="of:=[.C37]-[.C36]" office:value-type="float" office:value="-11002" calcext:value-type="float">
            <text:p>-11002</text:p>
          </table:table-cell>
          <table:table-cell table:formula="of:=[.D37]/[.C36]" office:value-type="percentage" office:value="-0.37025071512704" calcext:value-type="percentage">
            <text:p>-37,03 %</text:p>
          </table:table-cell>
          <table:table-cell table:formula="of:=AVERAGE([.C32:.C43])" office:value-type="float" office:value="37012.1666666667" calcext:value-type="float">
            <text:p>37012</text:p>
          </table:table-cell>
          <table:table-cell table:formula="of:=AVERAGE([.F36:.F37])" office:value-type="float" office:value="36744.5833333333" calcext:value-type="float">
            <text:p>36745</text:p>
          </table:table-cell>
          <table:table-cell table:formula="of:=[.C37]/[.G37]" office:value-type="float" office:value="0.509272341728373" calcext:value-type="float">
            <text:p>0,50927</text:p>
          </table:table-cell>
          <table:table-cell office:value-type="float" office:value="0.523032638405977" calcext:value-type="float">
            <text:p>0,52</text:p>
          </table:table-cell>
          <table:table-cell table:formula="of:=[.C37]/[.I37]" office:value-type="float" office:value="35777.8819636013" calcext:value-type="float">
            <text:p>35777,88</text:p>
          </table:table-cell>
          <table:table-cell office:value-type="float" office:value="4851500000" calcext:value-type="float">
            <text:p>48515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10" calcext:value-type="float" table:number-columns-spanned="1" table:number-rows-spanned="12">
            <text:p>2010</text:p>
          </table:table-cell>
          <table:table-cell office:value-type="string" calcext:value-type="string">
            <text:p>enero</text:p>
          </table:table-cell>
          <table:table-cell office:value-type="float" office:value="61945" calcext:value-type="float">
            <text:p>61945</text:p>
          </table:table-cell>
          <table:table-cell table:formula="of:=[.C38]-[.C37]" office:value-type="float" office:value="43232" calcext:value-type="float">
            <text:p>43232</text:p>
          </table:table-cell>
          <table:table-cell table:formula="of:=[.D38]/[.C37]" office:value-type="percentage" office:value="2.31026559076578" calcext:value-type="percentage">
            <text:p>231,03 %</text:p>
          </table:table-cell>
          <table:table-cell table:formula="of:=AVERAGE([.C33:.C44])" office:value-type="float" office:value="37651.5" calcext:value-type="float">
            <text:p>37652</text:p>
          </table:table-cell>
          <table:table-cell table:formula="of:=AVERAGE([.F37:.F38])" office:value-type="float" office:value="37331.8333333333" calcext:value-type="float">
            <text:p>37332</text:p>
          </table:table-cell>
          <table:table-cell table:formula="of:=[.C38]/[.G38]" office:value-type="float" office:value="1.65930774004313" calcext:value-type="float">
            <text:p>1,65931</text:p>
          </table:table-cell>
          <table:table-cell office:value-type="float" office:value="1.59778745836776" calcext:value-type="float">
            <text:p>1,60</text:p>
          </table:table-cell>
          <table:table-cell table:formula="of:=[.C38]/[.I38]" office:value-type="float" office:value="38769.2365937586" calcext:value-type="float">
            <text:p>38769,24</text:p>
          </table:table-cell>
          <table:table-cell office:value-type="float" office:value="4423000000" calcext:value-type="float">
            <text:p>4423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5379" calcext:value-type="float">
            <text:p>35379</text:p>
          </table:table-cell>
          <table:table-cell table:formula="of:=[.C39]-[.C38]" office:value-type="float" office:value="-26566" calcext:value-type="float">
            <text:p>-26566</text:p>
          </table:table-cell>
          <table:table-cell table:formula="of:=[.D39]/[.C38]" office:value-type="percentage" office:value="-0.42886431511825" calcext:value-type="percentage">
            <text:p>-42,89 %</text:p>
          </table:table-cell>
          <table:table-cell table:formula="of:=AVERAGE([.C34:.C45])" office:value-type="float" office:value="38409.0833333333" calcext:value-type="float">
            <text:p>38409</text:p>
          </table:table-cell>
          <table:table-cell table:formula="of:=AVERAGE([.F38:.F39])" office:value-type="float" office:value="38030.2916666667" calcext:value-type="float">
            <text:p>38030</text:p>
          </table:table-cell>
          <table:table-cell table:formula="of:=[.C39]/[.G39]" office:value-type="float" office:value="0.930284740124922" calcext:value-type="float">
            <text:p>0,93028</text:p>
          </table:table-cell>
          <table:table-cell office:value-type="float" office:value="0.890099548984967" calcext:value-type="float">
            <text:p>0,89</text:p>
          </table:table-cell>
          <table:table-cell table:formula="of:=[.C39]/[.I39]" office:value-type="float" office:value="39747.2395535362" calcext:value-type="float">
            <text:p>39747,24</text:p>
          </table:table-cell>
          <table:table-cell office:value-type="float" office:value="4059900000" calcext:value-type="float">
            <text:p>4059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535" calcext:value-type="float">
            <text:p>43535</text:p>
          </table:table-cell>
          <table:table-cell table:formula="of:=[.C40]-[.C39]" office:value-type="float" office:value="8156" calcext:value-type="float">
            <text:p>8156</text:p>
          </table:table-cell>
          <table:table-cell table:formula="of:=[.D40]/[.C39]" office:value-type="percentage" office:value="0.230532236637553" calcext:value-type="percentage">
            <text:p>23,05 %</text:p>
          </table:table-cell>
          <table:table-cell table:formula="of:=AVERAGE([.C35:.C46])" office:value-type="float" office:value="39532.75" calcext:value-type="float">
            <text:p>39533</text:p>
          </table:table-cell>
          <table:table-cell table:formula="of:=AVERAGE([.F39:.F40])" office:value-type="float" office:value="38970.9166666667" calcext:value-type="float">
            <text:p>38971</text:p>
          </table:table-cell>
          <table:table-cell table:formula="of:=[.C40]/[.G40]" office:value-type="float" office:value="1.11711511362105" calcext:value-type="float">
            <text:p>1,11712</text:p>
          </table:table-cell>
          <table:table-cell office:value-type="float" office:value="1.00615844644439" calcext:value-type="float">
            <text:p>1,01</text:p>
          </table:table-cell>
          <table:table-cell table:formula="of:=[.C40]/[.I40]" office:value-type="float" office:value="43268.5330564445" calcext:value-type="float">
            <text:p>43268,53</text:p>
          </table:table-cell>
          <table:table-cell office:value-type="float" office:value="4714200000" calcext:value-type="float">
            <text:p>47142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9074" calcext:value-type="float">
            <text:p>39074</text:p>
          </table:table-cell>
          <table:table-cell table:formula="of:=[.C41]-[.C40]" office:value-type="float" office:value="-4461" calcext:value-type="float">
            <text:p>-4461</text:p>
          </table:table-cell>
          <table:table-cell table:formula="of:=[.D41]/[.C40]" office:value-type="percentage" office:value="-0.102469277592741" calcext:value-type="percentage">
            <text:p>-10,25 %</text:p>
          </table:table-cell>
          <table:table-cell table:formula="of:=AVERAGE([.C36:.C47])" office:value-type="float" office:value="40226.5" calcext:value-type="float">
            <text:p>40227</text:p>
          </table:table-cell>
          <table:table-cell table:formula="of:=AVERAGE([.F40:.F41])" office:value-type="float" office:value="39879.625" calcext:value-type="float">
            <text:p>39880</text:p>
          </table:table-cell>
          <table:table-cell table:formula="of:=[.C41]/[.G41]" office:value-type="float" office:value="0.979798581355767" calcext:value-type="float">
            <text:p>0,97980</text:p>
          </table:table-cell>
          <table:table-cell office:value-type="float" office:value="0.981594575133927" calcext:value-type="float">
            <text:p>0,98</text:p>
          </table:table-cell>
          <table:table-cell table:formula="of:=[.C41]/[.I41]" office:value-type="float" office:value="39806.6584614823" calcext:value-type="float">
            <text:p>39806,66</text:p>
          </table:table-cell>
          <table:table-cell office:value-type="float" office:value="6221600000" calcext:value-type="float">
            <text:p>62216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8521" calcext:value-type="float">
            <text:p>38521</text:p>
          </table:table-cell>
          <table:table-cell table:formula="of:=[.C42]-[.C41]" office:value-type="float" office:value="-553" calcext:value-type="float">
            <text:p>-553</text:p>
          </table:table-cell>
          <table:table-cell table:formula="of:=[.D42]/[.C41]" office:value-type="percentage" office:value="-0.014152633464708" calcext:value-type="percentage">
            <text:p>-1,42 %</text:p>
          </table:table-cell>
          <table:table-cell table:formula="of:=AVERAGE([.C37:.C48])" office:value-type="float" office:value="41217.8333333333" calcext:value-type="float">
            <text:p>41218</text:p>
          </table:table-cell>
          <table:table-cell table:formula="of:=AVERAGE([.F41:.F42])" office:value-type="float" office:value="40722.1666666667" calcext:value-type="float">
            <text:p>40722</text:p>
          </table:table-cell>
          <table:table-cell table:formula="of:=[.C42]/[.G42]" office:value-type="float" office:value="0.945946720254733" calcext:value-type="float">
            <text:p>0,94595</text:p>
          </table:table-cell>
          <table:table-cell office:value-type="float" office:value="0.956037090768402" calcext:value-type="float">
            <text:p>0,96</text:p>
          </table:table-cell>
          <table:table-cell table:formula="of:=[.C42]/[.I42]" office:value-type="float" office:value="40292.3697960706" calcext:value-type="float">
            <text:p>40292,37</text:p>
          </table:table-cell>
          <table:table-cell office:value-type="float" office:value="6521400000" calcext:value-type="float">
            <text:p>65214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0205" calcext:value-type="float">
            <text:p>40205</text:p>
          </table:table-cell>
          <table:table-cell table:formula="of:=[.C43]-[.C42]" office:value-type="float" office:value="1684" calcext:value-type="float">
            <text:p>1684</text:p>
          </table:table-cell>
          <table:table-cell table:formula="of:=[.D43]/[.C42]" office:value-type="percentage" office:value="0.0437164144233016" calcext:value-type="percentage">
            <text:p>4,37 %</text:p>
          </table:table-cell>
          <table:table-cell table:formula="of:=AVERAGE([.C38:.C49])" office:value-type="float" office:value="42207.8333333333" calcext:value-type="float">
            <text:p>42208</text:p>
          </table:table-cell>
          <table:table-cell table:formula="of:=AVERAGE([.F42:.F43])" office:value-type="float" office:value="41712.8333333333" calcext:value-type="float">
            <text:p>41713</text:p>
          </table:table-cell>
          <table:table-cell table:formula="of:=[.C43]/[.G43]" office:value-type="float" office:value="0.963852051926466" calcext:value-type="float">
            <text:p>0,96385</text:p>
          </table:table-cell>
          <table:table-cell office:value-type="float" office:value="0.965618815342199" calcext:value-type="float">
            <text:p>0,97</text:p>
          </table:table-cell>
          <table:table-cell table:formula="of:=[.C43]/[.I43]" office:value-type="float" office:value="41636.5126292118" calcext:value-type="float">
            <text:p>41636,51</text:p>
          </table:table-cell>
          <table:table-cell office:value-type="float" office:value="6353100000" calcext:value-type="float">
            <text:p>63531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155" calcext:value-type="float">
            <text:p>44155</text:p>
          </table:table-cell>
          <table:table-cell table:formula="of:=[.C44]-[.C43]" office:value-type="float" office:value="3950" calcext:value-type="float">
            <text:p>3950</text:p>
          </table:table-cell>
          <table:table-cell table:formula="of:=[.D44]/[.C43]" office:value-type="percentage" office:value="0.0982464867553787" calcext:value-type="percentage">
            <text:p>9,82 %</text:p>
          </table:table-cell>
          <table:table-cell table:formula="of:=AVERAGE([.C39:.C50])" office:value-type="float" office:value="43540.1666666667" calcext:value-type="float">
            <text:p>43540</text:p>
          </table:table-cell>
          <table:table-cell table:formula="of:=AVERAGE([.F43:.F44])" office:value-type="float" office:value="42874" calcext:value-type="float">
            <text:p>42874</text:p>
          </table:table-cell>
          <table:table-cell table:formula="of:=[.C44]/[.G44]" office:value-type="float" office:value="1.02987824788916" calcext:value-type="float">
            <text:p>1,02988</text:p>
          </table:table-cell>
          <table:table-cell office:value-type="float" office:value="1.08823651072193" calcext:value-type="float">
            <text:p>1,09</text:p>
          </table:table-cell>
          <table:table-cell table:formula="of:=[.C44]/[.I44]" office:value-type="float" office:value="40574.8195038114" calcext:value-type="float">
            <text:p>40574,82</text:p>
          </table:table-cell>
          <table:table-cell office:value-type="float" office:value="6004100000" calcext:value-type="float">
            <text:p>60041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2564" calcext:value-type="float">
            <text:p>42564</text:p>
          </table:table-cell>
          <table:table-cell table:formula="of:=[.C45]-[.C44]" office:value-type="float" office:value="-1591" calcext:value-type="float">
            <text:p>-1591</text:p>
          </table:table-cell>
          <table:table-cell table:formula="of:=[.D45]/[.C44]" office:value-type="percentage" office:value="-0.0360321594383422" calcext:value-type="percentage">
            <text:p>-3,60 %</text:p>
          </table:table-cell>
          <table:table-cell table:formula="of:=AVERAGE([.C40:.C51])" office:value-type="float" office:value="44460.9166666667" calcext:value-type="float">
            <text:p>44461</text:p>
          </table:table-cell>
          <table:table-cell table:formula="of:=AVERAGE([.F44:.F45])" office:value-type="float" office:value="44000.5416666667" calcext:value-type="float">
            <text:p>44001</text:p>
          </table:table-cell>
          <table:table-cell table:formula="of:=[.C45]/[.G45]" office:value-type="float" office:value="0.967351727677594" calcext:value-type="float">
            <text:p>0,96735</text:p>
          </table:table-cell>
          <table:table-cell office:value-type="float" office:value="1.04881278044275" calcext:value-type="float">
            <text:p>1,05</text:p>
          </table:table-cell>
          <table:table-cell table:formula="of:=[.C45]/[.I45]" office:value-type="float" office:value="40583.0294917189" calcext:value-type="float">
            <text:p>40583,03</text:p>
          </table:table-cell>
          <table:table-cell office:value-type="float" office:value="6368500000" calcext:value-type="float">
            <text:p>63685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379" calcext:value-type="float">
            <text:p>49379</text:p>
          </table:table-cell>
          <table:table-cell table:formula="of:=[.C46]-[.C45]" office:value-type="float" office:value="6815" calcext:value-type="float">
            <text:p>6815</text:p>
          </table:table-cell>
          <table:table-cell table:formula="of:=[.D46]/[.C45]" office:value-type="percentage" office:value="0.160111831594775" calcext:value-type="percentage">
            <text:p>16,01 %</text:p>
          </table:table-cell>
          <table:table-cell table:formula="of:=AVERAGE([.C41:.C52])" office:value-type="float" office:value="45171.9166666667" calcext:value-type="float">
            <text:p>45172</text:p>
          </table:table-cell>
          <table:table-cell table:formula="of:=AVERAGE([.F45:.F46])" office:value-type="float" office:value="44816.4166666667" calcext:value-type="float">
            <text:p>44816</text:p>
          </table:table-cell>
          <table:table-cell table:formula="of:=[.C46]/[.G46]" office:value-type="float" office:value="1.10180607180776" calcext:value-type="float">
            <text:p>1,10181</text:p>
          </table:table-cell>
          <table:table-cell office:value-type="float" office:value="1.11943823585232" calcext:value-type="float">
            <text:p>1,12</text:p>
          </table:table-cell>
          <table:table-cell table:formula="of:=[.C46]/[.I46]" office:value-type="float" office:value="44110.5175958221" calcext:value-type="float">
            <text:p>44110,52</text:p>
          </table:table-cell>
          <table:table-cell office:value-type="float" office:value="6400800000" calcext:value-type="float">
            <text:p>64008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533" calcext:value-type="float">
            <text:p>39533</text:p>
          </table:table-cell>
          <table:table-cell table:formula="of:=[.C47]-[.C46]" office:value-type="float" office:value="-9846" calcext:value-type="float">
            <text:p>-9846</text:p>
          </table:table-cell>
          <table:table-cell table:formula="of:=[.D47]/[.C46]" office:value-type="percentage" office:value="-0.19939650458697" calcext:value-type="percentage">
            <text:p>-19,94 %</text:p>
          </table:table-cell>
          <table:table-cell table:formula="of:=AVERAGE([.C42:.C53])" office:value-type="float" office:value="46039.75" calcext:value-type="float">
            <text:p>46040</text:p>
          </table:table-cell>
          <table:table-cell table:formula="of:=AVERAGE([.F46:.F47])" office:value-type="float" office:value="45605.8333333333" calcext:value-type="float">
            <text:p>45606</text:p>
          </table:table-cell>
          <table:table-cell table:formula="of:=[.C47]/[.G47]" office:value-type="float" office:value="0.866840864655472" calcext:value-type="float">
            <text:p>0,86684</text:p>
          </table:table-cell>
          <table:table-cell office:value-type="float" office:value="0.994163274628637" calcext:value-type="float">
            <text:p>0,99</text:p>
          </table:table-cell>
          <table:table-cell table:formula="of:=[.C47]/[.I47]" office:value-type="float" office:value="39765.0979561353" calcext:value-type="float">
            <text:p>39765,10</text:p>
          </table:table-cell>
          <table:table-cell office:value-type="float" office:value="5884400000" calcext:value-type="float">
            <text:p>58844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611" calcext:value-type="float">
            <text:p>41611</text:p>
          </table:table-cell>
          <table:table-cell table:formula="of:=[.C48]-[.C47]" office:value-type="float" office:value="2078" calcext:value-type="float">
            <text:p>2078</text:p>
          </table:table-cell>
          <table:table-cell table:formula="of:=[.D48]/[.C47]" office:value-type="percentage" office:value="0.0525636809753877" calcext:value-type="percentage">
            <text:p>5,26 %</text:p>
          </table:table-cell>
          <table:table-cell table:formula="of:=AVERAGE([.C43:.C54])" office:value-type="float" office:value="47045.4166666667" calcext:value-type="float">
            <text:p>47045</text:p>
          </table:table-cell>
          <table:table-cell table:formula="of:=AVERAGE([.F47:.F48])" office:value-type="float" office:value="46542.5833333333" calcext:value-type="float">
            <text:p>46543</text:p>
          </table:table-cell>
          <table:table-cell table:formula="of:=[.C48]/[.G48]" office:value-type="float" office:value="0.894041478144567" calcext:value-type="float">
            <text:p>0,89404</text:p>
          </table:table-cell>
          <table:table-cell office:value-type="float" office:value="0.829020624906723" calcext:value-type="float">
            <text:p>0,83</text:p>
          </table:table-cell>
          <table:table-cell table:formula="of:=[.C48]/[.I48]" office:value-type="float" office:value="50192.9611276943" calcext:value-type="float">
            <text:p>50192,96</text:p>
          </table:table-cell>
          <table:table-cell office:value-type="float" office:value="5963600000" calcext:value-type="float">
            <text:p>59636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0593" calcext:value-type="float">
            <text:p>30593</text:p>
          </table:table-cell>
          <table:table-cell table:formula="of:=[.C49]-[.C48]" office:value-type="float" office:value="-11018" calcext:value-type="float">
            <text:p>-11018</text:p>
          </table:table-cell>
          <table:table-cell table:formula="of:=[.D49]/[.C48]" office:value-type="percentage" office:value="-0.264785753767033" calcext:value-type="percentage">
            <text:p>-26,48 %</text:p>
          </table:table-cell>
          <table:table-cell table:formula="of:=AVERAGE([.C44:.C55])" office:value-type="float" office:value="48607" calcext:value-type="float">
            <text:p>48607</text:p>
          </table:table-cell>
          <table:table-cell table:formula="of:=AVERAGE([.F48:.F49])" office:value-type="float" office:value="47826.2083333333" calcext:value-type="float">
            <text:p>47826</text:p>
          </table:table-cell>
          <table:table-cell table:formula="of:=[.C49]/[.G49]" office:value-type="float" office:value="0.6396701947764" calcext:value-type="float">
            <text:p>0,63967</text:p>
          </table:table-cell>
          <table:table-cell office:value-type="float" office:value="0.523032638405977" calcext:value-type="float">
            <text:p>0,52</text:p>
          </table:table-cell>
          <table:table-cell table:formula="of:=[.C49]/[.I49]" office:value-type="float" office:value="58491.569652779" calcext:value-type="float">
            <text:p>58491,57</text:p>
          </table:table-cell>
          <table:table-cell office:value-type="float" office:value="5585100000" calcext:value-type="float">
            <text:p>5585100000</text:p>
          </table:table-cell>
          <table:table-cell table:number-columns-repeated="1013"/>
        </table:table-row>
        <table:table-row table:style-name="ro2">
          <table:table-cell table:style-name="ce4" office:value-type="float" office:value="2011" calcext:value-type="float" table:number-columns-spanned="1" table:number-rows-spanned="12">
            <text:p>2011</text:p>
          </table:table-cell>
          <table:table-cell office:value-type="string" calcext:value-type="string">
            <text:p>enero</text:p>
          </table:table-cell>
          <table:table-cell office:value-type="float" office:value="77933" calcext:value-type="float">
            <text:p>77933</text:p>
          </table:table-cell>
          <table:table-cell table:formula="of:=[.C50]-[.C49]" office:value-type="float" office:value="47340" calcext:value-type="float">
            <text:p>47340</text:p>
          </table:table-cell>
          <table:table-cell table:formula="of:=[.D50]/[.C49]" office:value-type="percentage" office:value="1.54741280685124" calcext:value-type="percentage">
            <text:p>154,74 %</text:p>
          </table:table-cell>
          <table:table-cell table:formula="of:=AVERAGE([.C45:.C56])" office:value-type="float" office:value="49527.8333333333" calcext:value-type="float">
            <text:p>49528</text:p>
          </table:table-cell>
          <table:table-cell table:formula="of:=AVERAGE([.F49:.F50])" office:value-type="float" office:value="49067.4166666667" calcext:value-type="float">
            <text:p>49067</text:p>
          </table:table-cell>
          <table:table-cell table:formula="of:=[.C50]/[.G50]" office:value-type="float" office:value="1.58828414647194" calcext:value-type="float">
            <text:p>1,58828</text:p>
          </table:table-cell>
          <table:table-cell office:value-type="float" office:value="1.59778745836776" calcext:value-type="float">
            <text:p>1,60</text:p>
          </table:table-cell>
          <table:table-cell table:formula="of:=[.C50]/[.I50]" office:value-type="float" office:value="48775.5737422131" calcext:value-type="float">
            <text:p>48775,57</text:p>
          </table:table-cell>
          <table:table-cell office:value-type="float" office:value="5255000000" calcext:value-type="float">
            <text:p>52550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febrero</text:p>
          </table:table-cell>
          <table:table-cell office:value-type="float" office:value="46428" calcext:value-type="float">
            <text:p>46428</text:p>
          </table:table-cell>
          <table:table-cell table:formula="of:=[.C51]-[.C50]" office:value-type="float" office:value="-31505" calcext:value-type="float">
            <text:p>-31505</text:p>
          </table:table-cell>
          <table:table-cell table:formula="of:=[.D51]/[.C50]" office:value-type="percentage" office:value="-0.404257503239962" calcext:value-type="percentage">
            <text:p>-40,43 %</text:p>
          </table:table-cell>
          <table:table-cell table:formula="of:=AVERAGE([.C46:.C57])" office:value-type="float" office:value="51165.5833333333" calcext:value-type="float">
            <text:p>51166</text:p>
          </table:table-cell>
          <table:table-cell table:formula="of:=AVERAGE([.F50:.F51])" office:value-type="float" office:value="50346.7083333333" calcext:value-type="float">
            <text:p>50347</text:p>
          </table:table-cell>
          <table:table-cell table:formula="of:=[.C51]/[.G51]" office:value-type="float" office:value="0.922165550379411" calcext:value-type="float">
            <text:p>0,92217</text:p>
          </table:table-cell>
          <table:table-cell office:value-type="float" office:value="0.890099548984967" calcext:value-type="float">
            <text:p>0,89</text:p>
          </table:table-cell>
          <table:table-cell table:formula="of:=[.C51]/[.I51]" office:value-type="float" office:value="52160.4578419847" calcext:value-type="float">
            <text:p>52160,46</text:p>
          </table:table-cell>
          <table:table-cell office:value-type="float" office:value="5487400000" calcext:value-type="float">
            <text:p>54874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marzo</text:p>
          </table:table-cell>
          <table:table-cell office:value-type="float" office:value="52067" calcext:value-type="float">
            <text:p>52067</text:p>
          </table:table-cell>
          <table:table-cell table:formula="of:=[.C52]-[.C51]" office:value-type="float" office:value="5639" calcext:value-type="float">
            <text:p>5639</text:p>
          </table:table-cell>
          <table:table-cell table:formula="of:=[.D52]/[.C51]" office:value-type="percentage" office:value="0.121456879469286" calcext:value-type="percentage">
            <text:p>12,15 %</text:p>
          </table:table-cell>
          <table:table-cell table:formula="of:=AVERAGE([.C47:.C58])" office:value-type="float" office:value="52520.75" calcext:value-type="float">
            <text:p>52521</text:p>
          </table:table-cell>
          <table:table-cell table:formula="of:=AVERAGE([.F51:.F52])" office:value-type="float" office:value="51843.1666666667" calcext:value-type="float">
            <text:p>51843</text:p>
          </table:table-cell>
          <table:table-cell table:formula="of:=[.C52]/[.G52]" office:value-type="float" office:value="1.00431750889703" calcext:value-type="float">
            <text:p>1,00432</text:p>
          </table:table-cell>
          <table:table-cell office:value-type="float" office:value="1.00615844644439" calcext:value-type="float">
            <text:p>1,01</text:p>
          </table:table-cell>
          <table:table-cell table:formula="of:=[.C52]/[.I52]" office:value-type="float" office:value="51748.3107993544" calcext:value-type="float">
            <text:p>51748,31</text:p>
          </table:table-cell>
          <table:table-cell office:value-type="float" office:value="6159100000" calcext:value-type="float">
            <text:p>61591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abril</text:p>
          </table:table-cell>
          <table:table-cell office:value-type="float" office:value="49488" calcext:value-type="float">
            <text:p>49488</text:p>
          </table:table-cell>
          <table:table-cell table:formula="of:=[.C53]-[.C52]" office:value-type="float" office:value="-2579" calcext:value-type="float">
            <text:p>-2579</text:p>
          </table:table-cell>
          <table:table-cell table:formula="of:=[.D53]/[.C52]" office:value-type="percentage" office:value="-0.0495323333397353" calcext:value-type="percentage">
            <text:p>-4,95 %</text:p>
          </table:table-cell>
          <table:table-cell table:formula="of:=AVERAGE([.C48:.C59])" office:value-type="float" office:value="53878.75" calcext:value-type="float">
            <text:p>53879</text:p>
          </table:table-cell>
          <table:table-cell table:formula="of:=AVERAGE([.F52:.F53])" office:value-type="float" office:value="53199.75" calcext:value-type="float">
            <text:p>53200</text:p>
          </table:table-cell>
          <table:table-cell table:formula="of:=[.C53]/[.G53]" office:value-type="float" office:value="0.930229935291049" calcext:value-type="float">
            <text:p>0,93023</text:p>
          </table:table-cell>
          <table:table-cell office:value-type="float" office:value="0.981594575133927" calcext:value-type="float">
            <text:p>0,98</text:p>
          </table:table-cell>
          <table:table-cell table:formula="of:=[.C53]/[.I53]" office:value-type="float" office:value="50415.9265481352" calcext:value-type="float">
            <text:p>50415,93</text:p>
          </table:table-cell>
          <table:table-cell office:value-type="float" office:value="7150800000" calcext:value-type="float">
            <text:p>71508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mayo</text:p>
          </table:table-cell>
          <table:table-cell office:value-type="float" office:value="50589" calcext:value-type="float">
            <text:p>50589</text:p>
          </table:table-cell>
          <table:table-cell table:formula="of:=[.C54]-[.C53]" office:value-type="float" office:value="1101" calcext:value-type="float">
            <text:p>1101</text:p>
          </table:table-cell>
          <table:table-cell table:formula="of:=[.D54]/[.C53]" office:value-type="percentage" office:value="0.0222478176527643" calcext:value-type="percentage">
            <text:p>2,22 %</text:p>
          </table:table-cell>
          <table:table-cell table:formula="of:=AVERAGE([.C49:.C60])" office:value-type="float" office:value="54687.3333333333" calcext:value-type="float">
            <text:p>54687</text:p>
          </table:table-cell>
          <table:table-cell table:formula="of:=AVERAGE([.F53:.F54])" office:value-type="float" office:value="54283.0416666667" calcext:value-type="float">
            <text:p>54283</text:p>
          </table:table-cell>
          <table:table-cell table:formula="of:=[.C54]/[.G54]" office:value-type="float" office:value="0.931948513693272" calcext:value-type="float">
            <text:p>0,93195</text:p>
          </table:table-cell>
          <table:table-cell office:value-type="float" office:value="0.956037090768402" calcext:value-type="float">
            <text:p>0,96</text:p>
          </table:table-cell>
          <table:table-cell table:formula="of:=[.C54]/[.I54]" office:value-type="float" office:value="52915.3110151195" calcext:value-type="float">
            <text:p>52915,31</text:p>
          </table:table-cell>
          <table:table-cell office:value-type="float" office:value="8082600000" calcext:value-type="float">
            <text:p>80826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junio</text:p>
          </table:table-cell>
          <table:table-cell office:value-type="float" office:value="58944" calcext:value-type="float">
            <text:p>58944</text:p>
          </table:table-cell>
          <table:table-cell table:formula="of:=[.C55]-[.C54]" office:value-type="float" office:value="8355" calcext:value-type="float">
            <text:p>8355</text:p>
          </table:table-cell>
          <table:table-cell table:formula="of:=[.D55]/[.C54]" office:value-type="percentage" office:value="0.165154480222973" calcext:value-type="percentage">
            <text:p>16,52 %</text:p>
          </table:table-cell>
          <table:table-cell table:formula="of:=AVERAGE([.C50:.C61])" office:value-type="float" office:value="54599.8333333333" calcext:value-type="float">
            <text:p>54600</text:p>
          </table:table-cell>
          <table:table-cell table:formula="of:=AVERAGE([.F54:.F55])" office:value-type="float" office:value="54643.5833333333" calcext:value-type="float">
            <text:p>54644</text:p>
          </table:table-cell>
          <table:table-cell table:formula="of:=[.C55]/[.G55]" office:value-type="float" office:value="1.07869938983382" calcext:value-type="float">
            <text:p>1,07870</text:p>
          </table:table-cell>
          <table:table-cell office:value-type="float" office:value="0.965618815342199" calcext:value-type="float">
            <text:p>0,97</text:p>
          </table:table-cell>
          <table:table-cell table:formula="of:=[.C55]/[.I55]" office:value-type="float" office:value="61042.7210649487" calcext:value-type="float">
            <text:p>61042,72</text:p>
          </table:table-cell>
          <table:table-cell office:value-type="float" office:value="7939800000" calcext:value-type="float">
            <text:p>79398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julio</text:p>
          </table:table-cell>
          <table:table-cell office:value-type="float" office:value="55205" calcext:value-type="float">
            <text:p>55205</text:p>
          </table:table-cell>
          <table:table-cell table:formula="of:=[.C56]-[.C55]" office:value-type="float" office:value="-3739" calcext:value-type="float">
            <text:p>-3739</text:p>
          </table:table-cell>
          <table:table-cell table:formula="of:=[.D56]/[.C55]" office:value-type="percentage" office:value="-0.0634330890336591" calcext:value-type="percentage">
            <text:p>-6,34 %</text:p>
          </table:table-cell>
          <table:table-cell table:formula="of:=AVERAGE([.C51:.C62])" office:value-type="float" office:value="55611.5833333333" calcext:value-type="float">
            <text:p>55612</text:p>
          </table:table-cell>
          <table:table-cell table:formula="of:=AVERAGE([.F55:.F56])" office:value-type="float" office:value="55105.7083333333" calcext:value-type="float">
            <text:p>55106</text:p>
          </table:table-cell>
          <table:table-cell table:formula="of:=[.C56]/[.G56]" office:value-type="float" office:value="1.00180183994852" calcext:value-type="float">
            <text:p>1,00180</text:p>
          </table:table-cell>
          <table:table-cell office:value-type="float" office:value="1.08823651072193" calcext:value-type="float">
            <text:p>1,09</text:p>
          </table:table-cell>
          <table:table-cell table:formula="of:=[.C56]/[.I56]" office:value-type="float" office:value="50728.8622060448" calcext:value-type="float">
            <text:p>50728,86</text:p>
          </table:table-cell>
          <table:table-cell office:value-type="float" office:value="7303700000" calcext:value-type="float">
            <text:p>73037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agosto</text:p>
          </table:table-cell>
          <table:table-cell office:value-type="float" office:value="62217" calcext:value-type="float">
            <text:p>62217</text:p>
          </table:table-cell>
          <table:table-cell table:formula="of:=[.C57]-[.C56]" office:value-type="float" office:value="7012" calcext:value-type="float">
            <text:p>7012</text:p>
          </table:table-cell>
          <table:table-cell table:formula="of:=[.D57]/[.C56]" office:value-type="percentage" office:value="0.127017480300697" calcext:value-type="percentage">
            <text:p>12,70 %</text:p>
          </table:table-cell>
          <table:table-cell table:formula="of:=AVERAGE([.C52:.C63])" office:value-type="float" office:value="55511.4166666667" calcext:value-type="float">
            <text:p>55511</text:p>
          </table:table-cell>
          <table:table-cell table:formula="of:=AVERAGE([.F56:.F57])" office:value-type="float" office:value="55561.5" calcext:value-type="float">
            <text:p>55562</text:p>
          </table:table-cell>
          <table:table-cell table:formula="of:=[.C57]/[.G57]" office:value-type="float" office:value="1.11978618287843" calcext:value-type="float">
            <text:p>1,11979</text:p>
          </table:table-cell>
          <table:table-cell office:value-type="float" office:value="1.04881278044275" calcext:value-type="float">
            <text:p>1,05</text:p>
          </table:table-cell>
          <table:table-cell table:formula="of:=[.C57]/[.I57]" office:value-type="float" office:value="59321.3595030137" calcext:value-type="float">
            <text:p>59321,36</text:p>
          </table:table-cell>
          <table:table-cell office:value-type="float" office:value="8420300000" calcext:value-type="float">
            <text:p>84203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septiembre</text:p>
          </table:table-cell>
          <table:table-cell office:value-type="float" office:value="65641" calcext:value-type="float">
            <text:p>65641</text:p>
          </table:table-cell>
          <table:table-cell table:formula="of:=[.C58]-[.C57]" office:value-type="float" office:value="3424" calcext:value-type="float">
            <text:p>3424</text:p>
          </table:table-cell>
          <table:table-cell table:formula="of:=[.D58]/[.C57]" office:value-type="percentage" office:value="0.0550331902856133" calcext:value-type="percentage">
            <text:p>5,50 %</text:p>
          </table:table-cell>
          <table:table-cell table:formula="of:=AVERAGE([.C53:.C64])" office:value-type="float" office:value="56412" calcext:value-type="float">
            <text:p>56412</text:p>
          </table:table-cell>
          <table:table-cell table:formula="of:=AVERAGE([.F57:.F58])" office:value-type="float" office:value="55961.7083333333" calcext:value-type="float">
            <text:p>55962</text:p>
          </table:table-cell>
          <table:table-cell table:formula="of:=[.C58]/[.G58]" office:value-type="float" office:value="1.17296276248417" calcext:value-type="float">
            <text:p>1,17296</text:p>
          </table:table-cell>
          <table:table-cell office:value-type="float" office:value="1.11943823585232" calcext:value-type="float">
            <text:p>1,12</text:p>
          </table:table-cell>
          <table:table-cell table:formula="of:=[.C58]/[.I58]" office:value-type="float" office:value="58637.4467993957" calcext:value-type="float">
            <text:p>58637,45</text:p>
          </table:table-cell>
          <table:table-cell office:value-type="float" office:value="7797800000" calcext:value-type="float">
            <text:p>77978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octubre</text:p>
          </table:table-cell>
          <table:table-cell office:value-type="float" office:value="55829" calcext:value-type="float">
            <text:p>55829</text:p>
          </table:table-cell>
          <table:table-cell table:formula="of:=[.C59]-[.C58]" office:value-type="float" office:value="-9812" calcext:value-type="float">
            <text:p>-9812</text:p>
          </table:table-cell>
          <table:table-cell table:formula="of:=[.D59]/[.C58]" office:value-type="percentage" office:value="-0.149479745890526" calcext:value-type="percentage">
            <text:p>-14,95 %</text:p>
          </table:table-cell>
          <table:table-cell table:formula="of:=AVERAGE([.C54:.C65])" office:value-type="float" office:value="56107.4166666667" calcext:value-type="float">
            <text:p>56107</text:p>
          </table:table-cell>
          <table:table-cell table:formula="of:=AVERAGE([.F58:.F59])" office:value-type="float" office:value="56259.7083333333" calcext:value-type="float">
            <text:p>56260</text:p>
          </table:table-cell>
          <table:table-cell table:formula="of:=[.C59]/[.G59]" office:value-type="float" office:value="0.992344284282787" calcext:value-type="float">
            <text:p>0,99234</text:p>
          </table:table-cell>
          <table:table-cell office:value-type="float" office:value="0.994163274628637" calcext:value-type="float">
            <text:p>0,99</text:p>
          </table:table-cell>
          <table:table-cell table:formula="of:=[.C59]/[.I59]" office:value-type="float" office:value="56156.7716538861" calcext:value-type="float">
            <text:p>56156,77</text:p>
          </table:table-cell>
          <table:table-cell office:value-type="float" office:value="7504300000" calcext:value-type="float">
            <text:p>75043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noviembre</text:p>
          </table:table-cell>
          <table:table-cell office:value-type="float" office:value="51314" calcext:value-type="float">
            <text:p>51314</text:p>
          </table:table-cell>
          <table:table-cell table:formula="of:=[.C60]-[.C59]" office:value-type="float" office:value="-4515" calcext:value-type="float">
            <text:p>-4515</text:p>
          </table:table-cell>
          <table:table-cell table:formula="of:=[.D60]/[.C59]" office:value-type="percentage" office:value="-0.080871948270612" calcext:value-type="percentage">
            <text:p>-8,09 %</text:p>
          </table:table-cell>
          <table:table-cell table:formula="of:=AVERAGE([.C55:.C66])" office:value-type="float" office:value="56785.8333333333" calcext:value-type="float">
            <text:p>56786</text:p>
          </table:table-cell>
          <table:table-cell table:formula="of:=AVERAGE([.F59:.F60])" office:value-type="float" office:value="56446.625" calcext:value-type="float">
            <text:p>56447</text:p>
          </table:table-cell>
          <table:table-cell table:formula="of:=[.C60]/[.G60]" office:value-type="float" office:value="0.909071180074982" calcext:value-type="float">
            <text:p>0,90907</text:p>
          </table:table-cell>
          <table:table-cell office:value-type="float" office:value="0.829020624906723" calcext:value-type="float">
            <text:p>0,83</text:p>
          </table:table-cell>
          <table:table-cell table:formula="of:=[.C60]/[.I60]" office:value-type="float" office:value="61897.1331452382" calcext:value-type="float">
            <text:p>61897,13</text:p>
          </table:table-cell>
          <table:table-cell office:value-type="float" office:value="6612900000" calcext:value-type="float">
            <text:p>6612900000</text:p>
          </table:table-cell>
          <table:table-cell table:number-columns-repeated="1013"/>
        </table:table-row>
        <table:table-row table:style-name="ro2">
          <table:covered-table-cell table:style-name="ce5"/>
          <table:table-cell office:value-type="string" calcext:value-type="string">
            <text:p>diciembre</text:p>
          </table:table-cell>
          <table:table-cell office:value-type="float" office:value="29543" calcext:value-type="float">
            <text:p>29543</text:p>
          </table:table-cell>
          <table:table-cell table:formula="of:=[.C61]-[.C60]" office:value-type="float" office:value="-21771" calcext:value-type="float">
            <text:p>-21771</text:p>
          </table:table-cell>
          <table:table-cell table:formula="of:=[.D61]/[.C60]" office:value-type="percentage" office:value="-0.424270179678061" calcext:value-type="percentage">
            <text:p>-42,43 %</text:p>
          </table:table-cell>
          <table:table-cell table:formula="of:=AVERAGE([.C56:.C67])" office:value-type="float" office:value="56389.3333333333" calcext:value-type="float">
            <text:p>56389</text:p>
          </table:table-cell>
          <table:table-cell table:formula="of:=AVERAGE([.F60:.F61])" office:value-type="float" office:value="56587.5833333333" calcext:value-type="float">
            <text:p>56588</text:p>
          </table:table-cell>
          <table:table-cell table:formula="of:=[.C61]/[.G61]" office:value-type="float" office:value="0.522075661474617" calcext:value-type="float">
            <text:p>0,52208</text:p>
          </table:table-cell>
          <table:table-cell office:value-type="float" office:value="0.523032638405977" calcext:value-type="float">
            <text:p>0,52</text:p>
          </table:table-cell>
          <table:table-cell table:formula="of:=[.C61]/[.I61]" office:value-type="float" office:value="56484.0467509578" calcext:value-type="float">
            <text:p>56484,05</text:p>
          </table:table-cell>
          <table:table-cell office:value-type="float" office:value="6337000000" calcext:value-type="float">
            <text:p>63370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12" calcext:value-type="float" table:number-columns-spanned="1" table:number-rows-spanned="12">
            <text:p>2012</text:p>
          </table:table-cell>
          <table:table-cell office:value-type="string" calcext:value-type="string">
            <text:p>enero</text:p>
          </table:table-cell>
          <table:table-cell office:value-type="float" office:value="90074" calcext:value-type="float">
            <text:p>90074</text:p>
          </table:table-cell>
          <table:table-cell table:formula="of:=[.C62]-[.C61]" office:value-type="float" office:value="60531" calcext:value-type="float">
            <text:p>60531</text:p>
          </table:table-cell>
          <table:table-cell table:formula="of:=[.D62]/[.C61]" office:value-type="percentage" office:value="2.04891175574586" calcext:value-type="percentage">
            <text:p>204,89 %</text:p>
          </table:table-cell>
          <table:table-cell table:formula="of:=AVERAGE([.C57:.C68])" office:value-type="float" office:value="56565.75" calcext:value-type="float">
            <text:p>56566</text:p>
          </table:table-cell>
          <table:table-cell table:formula="of:=AVERAGE([.F61:.F62])" office:value-type="float" office:value="56477.5416666667" calcext:value-type="float">
            <text:p>56478</text:p>
          </table:table-cell>
          <table:table-cell table:formula="of:=[.C62]/[.G62]" office:value-type="float" office:value="1.59486403518803" calcext:value-type="float">
            <text:p>1,59486</text:p>
          </table:table-cell>
          <table:table-cell office:value-type="float" office:value="1.59778745836776" calcext:value-type="float">
            <text:p>1,60</text:p>
          </table:table-cell>
          <table:table-cell table:formula="of:=[.C62]/[.I62]" office:value-type="float" office:value="56374.2064241862" calcext:value-type="float">
            <text:p>56374,21</text:p>
          </table:table-cell>
          <table:table-cell office:value-type="float" office:value="5625000000" calcext:value-type="float">
            <text:p>5625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5226" calcext:value-type="float">
            <text:p>45226</text:p>
          </table:table-cell>
          <table:table-cell table:formula="of:=[.C63]-[.C62]" office:value-type="float" office:value="-44848" calcext:value-type="float">
            <text:p>-44848</text:p>
          </table:table-cell>
          <table:table-cell table:formula="of:=[.D63]/[.C62]" office:value-type="percentage" office:value="-0.497901725248129" calcext:value-type="percentage">
            <text:p>-49,79 %</text:p>
          </table:table-cell>
          <table:table-cell table:formula="of:=AVERAGE([.C58:.C69])" office:value-type="float" office:value="56171.8333333333" calcext:value-type="float">
            <text:p>56172</text:p>
          </table:table-cell>
          <table:table-cell table:formula="of:=AVERAGE([.F62:.F63])" office:value-type="float" office:value="56368.7916666667" calcext:value-type="float">
            <text:p>56369</text:p>
          </table:table-cell>
          <table:table-cell table:formula="of:=[.C63]/[.G63]" office:value-type="float" office:value="0.802323389641579" calcext:value-type="float">
            <text:p>0,80232</text:p>
          </table:table-cell>
          <table:table-cell office:value-type="float" office:value="0.890099548984967" calcext:value-type="float">
            <text:p>0,89</text:p>
          </table:table-cell>
          <table:table-cell table:formula="of:=[.C63]/[.I63]" office:value-type="float" office:value="50810.0470914448" calcext:value-type="float">
            <text:p>50810,05</text:p>
          </table:table-cell>
          <table:table-cell office:value-type="float" office:value="6003400000" calcext:value-type="float">
            <text:p>60034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62874" calcext:value-type="float">
            <text:p>62874</text:p>
          </table:table-cell>
          <table:table-cell table:formula="of:=[.C64]-[.C63]" office:value-type="float" office:value="17648" calcext:value-type="float">
            <text:p>17648</text:p>
          </table:table-cell>
          <table:table-cell table:formula="of:=[.D64]/[.C63]" office:value-type="percentage" office:value="0.39021801618538" calcext:value-type="percentage">
            <text:p>39,02 %</text:p>
          </table:table-cell>
          <table:table-cell table:formula="of:=AVERAGE([.C59:.C70])" office:value-type="float" office:value="54718.5" calcext:value-type="float">
            <text:p>54719</text:p>
          </table:table-cell>
          <table:table-cell table:formula="of:=AVERAGE([.F63:.F64])" office:value-type="float" office:value="55445.1666666667" calcext:value-type="float">
            <text:p>55445</text:p>
          </table:table-cell>
          <table:table-cell table:formula="of:=[.C64]/[.G64]" office:value-type="float" office:value="1.13398522864933" calcext:value-type="float">
            <text:p>1,13399</text:p>
          </table:table-cell>
          <table:table-cell office:value-type="float" office:value="1.00615844644439" calcext:value-type="float">
            <text:p>1,01</text:p>
          </table:table-cell>
          <table:table-cell table:formula="of:=[.C64]/[.I64]" office:value-type="float" office:value="62489.1638311907" calcext:value-type="float">
            <text:p>62489,16</text:p>
          </table:table-cell>
          <table:table-cell office:value-type="float" office:value="6197100000" calcext:value-type="float">
            <text:p>61971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833" calcext:value-type="float">
            <text:p>45833</text:p>
          </table:table-cell>
          <table:table-cell table:formula="of:=[.C65]-[.C64]" office:value-type="float" office:value="-17041" calcext:value-type="float">
            <text:p>-17041</text:p>
          </table:table-cell>
          <table:table-cell table:formula="of:=[.D65]/[.C64]" office:value-type="percentage" office:value="-0.271034131755575" calcext:value-type="percentage">
            <text:p>-27,10 %</text:p>
          </table:table-cell>
          <table:table-cell table:formula="of:=AVERAGE([.C60:.C71])" office:value-type="float" office:value="54347.3333333333" calcext:value-type="float">
            <text:p>54347</text:p>
          </table:table-cell>
          <table:table-cell table:formula="of:=AVERAGE([.F64:.F65])" office:value-type="float" office:value="54532.9166666667" calcext:value-type="float">
            <text:p>54533</text:p>
          </table:table-cell>
          <table:table-cell table:formula="of:=[.C65]/[.G65]" office:value-type="float" office:value="0.840464856852512" calcext:value-type="float">
            <text:p>0,84046</text:p>
          </table:table-cell>
          <table:table-cell office:value-type="float" office:value="0.981594575133927" calcext:value-type="float">
            <text:p>0,98</text:p>
          </table:table-cell>
          <table:table-cell table:formula="of:=[.C65]/[.I65]" office:value-type="float" office:value="46692.3933373885" calcext:value-type="float">
            <text:p>46692,39</text:p>
          </table:table-cell>
          <table:table-cell office:value-type="float" office:value="6713200000" calcext:value-type="float">
            <text:p>67132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8730" calcext:value-type="float">
            <text:p>58730</text:p>
          </table:table-cell>
          <table:table-cell table:formula="of:=[.C66]-[.C65]" office:value-type="float" office:value="12897" calcext:value-type="float">
            <text:p>12897</text:p>
          </table:table-cell>
          <table:table-cell table:formula="of:=[.D66]/[.C65]" office:value-type="percentage" office:value="0.28139113739009" calcext:value-type="percentage">
            <text:p>28,14 %</text:p>
          </table:table-cell>
          <table:table-cell table:formula="of:=AVERAGE([.C61:.C72])" office:value-type="float" office:value="53518" calcext:value-type="float">
            <text:p>53518</text:p>
          </table:table-cell>
          <table:table-cell table:formula="of:=AVERAGE([.F65:.F66])" office:value-type="float" office:value="53932.6666666667" calcext:value-type="float">
            <text:p>53933</text:p>
          </table:table-cell>
          <table:table-cell table:formula="of:=[.C66]/[.G66]" office:value-type="float" office:value="1.08895041965908" calcext:value-type="float">
            <text:p>1,08895</text:p>
          </table:table-cell>
          <table:table-cell office:value-type="float" office:value="0.956037090768402" calcext:value-type="float">
            <text:p>0,96</text:p>
          </table:table-cell>
          <table:table-cell table:formula="of:=[.C66]/[.I66]" office:value-type="float" office:value="61430.6710138166" calcext:value-type="float">
            <text:p>61430,67</text:p>
          </table:table-cell>
          <table:table-cell office:value-type="float" office:value="7420000000" calcext:value-type="float">
            <text:p>7420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4186" calcext:value-type="float">
            <text:p>54186</text:p>
          </table:table-cell>
          <table:table-cell table:formula="of:=[.C67]-[.C66]" office:value-type="float" office:value="-4544" calcext:value-type="float">
            <text:p>-4544</text:p>
          </table:table-cell>
          <table:table-cell table:formula="of:=[.D67]/[.C66]" office:value-type="percentage" office:value="-0.0773710199216755" calcext:value-type="percentage">
            <text:p>-7,74 %</text:p>
          </table:table-cell>
          <table:table-cell table:formula="of:=AVERAGE([.C62:.C73])" office:value-type="float" office:value="53267.4166666667" calcext:value-type="float">
            <text:p>53267</text:p>
          </table:table-cell>
          <table:table-cell table:formula="of:=AVERAGE([.F66:.F67])" office:value-type="float" office:value="53392.7083333333" calcext:value-type="float">
            <text:p>53393</text:p>
          </table:table-cell>
          <table:table-cell table:formula="of:=[.C67]/[.G67]" office:value-type="float" office:value="1.01485767797569" calcext:value-type="float">
            <text:p>1,01486</text:p>
          </table:table-cell>
          <table:table-cell office:value-type="float" office:value="0.965618815342199" calcext:value-type="float">
            <text:p>0,97</text:p>
          </table:table-cell>
          <table:table-cell table:formula="of:=[.C67]/[.I67]" office:value-type="float" office:value="56115.3108649788" calcext:value-type="float">
            <text:p>56115,31</text:p>
          </table:table-cell>
          <table:table-cell office:value-type="float" office:value="7009400000" calcext:value-type="float">
            <text:p>70094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57322" calcext:value-type="float">
            <text:p>57322</text:p>
          </table:table-cell>
          <table:table-cell table:formula="of:=[.C68]-[.C67]" office:value-type="float" office:value="3136" calcext:value-type="float">
            <text:p>3136</text:p>
          </table:table-cell>
          <table:table-cell table:formula="of:=[.D68]/[.C67]" office:value-type="percentage" office:value="0.0578747277894659" calcext:value-type="percentage">
            <text:p>5,79 %</text:p>
          </table:table-cell>
          <table:table-cell table:formula="of:=AVERAGE([.C63:.C74])" office:value-type="float" office:value="52644" calcext:value-type="float">
            <text:p>52644</text:p>
          </table:table-cell>
          <table:table-cell table:formula="of:=AVERAGE([.F67:.F68])" office:value-type="float" office:value="52955.7083333333" calcext:value-type="float">
            <text:p>52956</text:p>
          </table:table-cell>
          <table:table-cell table:formula="of:=[.C68]/[.G68]" office:value-type="float" office:value="1.08245176590185" calcext:value-type="float">
            <text:p>1,08245</text:p>
          </table:table-cell>
          <table:table-cell office:value-type="float" office:value="1.08823651072193" calcext:value-type="float">
            <text:p>1,09</text:p>
          </table:table-cell>
          <table:table-cell table:formula="of:=[.C68]/[.I68]" office:value-type="float" office:value="52674.2113825723" calcext:value-type="float">
            <text:p>52674,21</text:p>
          </table:table-cell>
          <table:table-cell office:value-type="float" office:value="7643700000" calcext:value-type="float">
            <text:p>76437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7490" calcext:value-type="float">
            <text:p>57490</text:p>
          </table:table-cell>
          <table:table-cell table:formula="of:=[.C69]-[.C68]" office:value-type="float" office:value="168" calcext:value-type="float">
            <text:p>168</text:p>
          </table:table-cell>
          <table:table-cell table:formula="of:=[.D69]/[.C68]" office:value-type="percentage" office:value="0.00293081190467883" calcext:value-type="percentage">
            <text:p>0,29 %</text:p>
          </table:table-cell>
          <table:table-cell table:formula="of:=AVERAGE([.C64:.C75])" office:value-type="float" office:value="52889.75" calcext:value-type="float">
            <text:p>52890</text:p>
          </table:table-cell>
          <table:table-cell table:formula="of:=AVERAGE([.F68:.F69])" office:value-type="float" office:value="52766.875" calcext:value-type="float">
            <text:p>52767</text:p>
          </table:table-cell>
          <table:table-cell table:formula="of:=[.C69]/[.G69]" office:value-type="float" office:value="1.08950928020657" calcext:value-type="float">
            <text:p>1,08951</text:p>
          </table:table-cell>
          <table:table-cell office:value-type="float" office:value="1.04881278044275" calcext:value-type="float">
            <text:p>1,05</text:p>
          </table:table-cell>
          <table:table-cell table:formula="of:=[.C69]/[.I69]" office:value-type="float" office:value="54814.3587416343" calcext:value-type="float">
            <text:p>54814,36</text:p>
          </table:table-cell>
          <table:table-cell office:value-type="float" office:value="7701300000" calcext:value-type="float">
            <text:p>77013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8201" calcext:value-type="float">
            <text:p>48201</text:p>
          </table:table-cell>
          <table:table-cell table:formula="of:=[.C70]-[.C69]" office:value-type="float" office:value="-9289" calcext:value-type="float">
            <text:p>-9289</text:p>
          </table:table-cell>
          <table:table-cell table:formula="of:=[.D70]/[.C69]" office:value-type="percentage" office:value="-0.161575926248043" calcext:value-type="percentage">
            <text:p>-16,16 %</text:p>
          </table:table-cell>
          <table:table-cell table:formula="of:=AVERAGE([.C65:.C76])" office:value-type="float" office:value="52403.5" calcext:value-type="float">
            <text:p>52404</text:p>
          </table:table-cell>
          <table:table-cell table:formula="of:=AVERAGE([.F69:.F70])" office:value-type="float" office:value="52646.625" calcext:value-type="float">
            <text:p>52647</text:p>
          </table:table-cell>
          <table:table-cell table:formula="of:=[.C70]/[.G70]" office:value-type="float" office:value="0.915557265066849" calcext:value-type="float">
            <text:p>0,91556</text:p>
          </table:table-cell>
          <table:table-cell office:value-type="float" office:value="1.11943823585232" calcext:value-type="float">
            <text:p>1,12</text:p>
          </table:table-cell>
          <table:table-cell table:formula="of:=[.C70]/[.I70]" office:value-type="float" office:value="43058.2040672395" calcext:value-type="float">
            <text:p>43058,20</text:p>
          </table:table-cell>
          <table:table-cell office:value-type="float" office:value="6793400000" calcext:value-type="float">
            <text:p>67934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51375" calcext:value-type="float">
            <text:p>51375</text:p>
          </table:table-cell>
          <table:table-cell table:formula="of:=[.C71]-[.C70]" office:value-type="float" office:value="3174" calcext:value-type="float">
            <text:p>3174</text:p>
          </table:table-cell>
          <table:table-cell table:formula="of:=[.D71]/[.C70]" office:value-type="percentage" office:value="0.0658492562394971" calcext:value-type="percentage">
            <text:p>6,58 %</text:p>
          </table:table-cell>
          <table:table-cell table:formula="of:=AVERAGE([.C66:.C77])" office:value-type="float" office:value="53687.75" calcext:value-type="float">
            <text:p>53688</text:p>
          </table:table-cell>
          <table:table-cell table:formula="of:=AVERAGE([.F70:.F71])" office:value-type="float" office:value="53045.625" calcext:value-type="float">
            <text:p>53046</text:p>
          </table:table-cell>
          <table:table-cell table:formula="of:=[.C71]/[.G71]" office:value-type="float" office:value="0.968505885263865" calcext:value-type="float">
            <text:p>0,96851</text:p>
          </table:table-cell>
          <table:table-cell office:value-type="float" office:value="0.994163274628637" calcext:value-type="float">
            <text:p>0,99</text:p>
          </table:table-cell>
          <table:table-cell table:formula="of:=[.C71]/[.I71]" office:value-type="float" office:value="51676.6222522058" calcext:value-type="float">
            <text:p>51676,62</text:p>
          </table:table-cell>
          <table:table-cell office:value-type="float" office:value="6882100000" calcext:value-type="float">
            <text:p>68821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362" calcext:value-type="float">
            <text:p>41362</text:p>
          </table:table-cell>
          <table:table-cell table:formula="of:=[.C72]-[.C71]" office:value-type="float" office:value="-10013" calcext:value-type="float">
            <text:p>-10013</text:p>
          </table:table-cell>
          <table:table-cell table:formula="of:=[.D72]/[.C71]" office:value-type="percentage" office:value="-0.194900243309002" calcext:value-type="percentage">
            <text:p>-19,49 %</text:p>
          </table:table-cell>
          <table:table-cell table:formula="of:=AVERAGE([.C67:.C78])" office:value-type="float" office:value="54638.25" calcext:value-type="float">
            <text:p>54638</text:p>
          </table:table-cell>
          <table:table-cell table:formula="of:=AVERAGE([.F71:.F72])" office:value-type="float" office:value="54163" calcext:value-type="float">
            <text:p>54163</text:p>
          </table:table-cell>
          <table:table-cell table:formula="of:=[.C72]/[.G72]" office:value-type="float" office:value="0.763657847608146" calcext:value-type="float">
            <text:p>0,76366</text:p>
          </table:table-cell>
          <table:table-cell office:value-type="float" office:value="0.829020624906723" calcext:value-type="float">
            <text:p>0,83</text:p>
          </table:table-cell>
          <table:table-cell table:formula="of:=[.C72]/[.I72]" office:value-type="float" office:value="49892.6067185045" calcext:value-type="float">
            <text:p>49892,61</text:p>
          </table:table-cell>
          <table:table-cell office:value-type="float" office:value="6642900000" calcext:value-type="float">
            <text:p>6642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6536" calcext:value-type="float">
            <text:p>26536</text:p>
          </table:table-cell>
          <table:table-cell table:formula="of:=[.C73]-[.C72]" office:value-type="float" office:value="-14826" calcext:value-type="float">
            <text:p>-14826</text:p>
          </table:table-cell>
          <table:table-cell table:formula="of:=[.D73]/[.C72]" office:value-type="percentage" office:value="-0.358444949470528" calcext:value-type="percentage">
            <text:p>-35,84 %</text:p>
          </table:table-cell>
          <table:table-cell table:formula="of:=AVERAGE([.C68:.C79])" office:value-type="float" office:value="54723.5" calcext:value-type="float">
            <text:p>54724</text:p>
          </table:table-cell>
          <table:table-cell table:formula="of:=AVERAGE([.F72:.F73])" office:value-type="float" office:value="54680.875" calcext:value-type="float">
            <text:p>54681</text:p>
          </table:table-cell>
          <table:table-cell table:formula="of:=[.C73]/[.G73]" office:value-type="float" office:value="0.48528850352157" calcext:value-type="float">
            <text:p>0,48529</text:p>
          </table:table-cell>
          <table:table-cell office:value-type="float" office:value="0.523032638405977" calcext:value-type="float">
            <text:p>0,52</text:p>
          </table:table-cell>
          <table:table-cell table:formula="of:=[.C73]/[.I73]" office:value-type="float" office:value="50734.8835454563" calcext:value-type="float">
            <text:p>50734,88</text:p>
          </table:table-cell>
          <table:table-cell office:value-type="float" office:value="6295000000" calcext:value-type="float">
            <text:p>62950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13" calcext:value-type="float" table:number-columns-spanned="1" table:number-rows-spanned="12">
            <text:p>2013</text:p>
          </table:table-cell>
          <table:table-cell office:value-type="string" calcext:value-type="string">
            <text:p>enero</text:p>
          </table:table-cell>
          <table:table-cell office:value-type="float" office:value="82593" calcext:value-type="float">
            <text:p>82593</text:p>
          </table:table-cell>
          <table:table-cell table:formula="of:=[.C74]-[.C73]" office:value-type="float" office:value="56057" calcext:value-type="float">
            <text:p>56057</text:p>
          </table:table-cell>
          <table:table-cell table:formula="of:=[.D74]/[.C73]" office:value-type="percentage" office:value="2.11248869460356" calcext:value-type="percentage">
            <text:p>211,25 %</text:p>
          </table:table-cell>
          <table:table-cell table:formula="of:=AVERAGE([.C69:.C80])" office:value-type="float" office:value="55471.4166666667" calcext:value-type="float">
            <text:p>55471</text:p>
          </table:table-cell>
          <table:table-cell table:formula="of:=AVERAGE([.F73:.F74])" office:value-type="float" office:value="55097.4583333333" calcext:value-type="float">
            <text:p>55097</text:p>
          </table:table-cell>
          <table:table-cell table:formula="of:=[.C74]/[.G74]" office:value-type="float" office:value="1.49903466508966" calcext:value-type="float">
            <text:p>1,49903</text:p>
          </table:table-cell>
          <table:table-cell office:value-type="float" office:value="1.59778745836776" calcext:value-type="float">
            <text:p>1,60</text:p>
          </table:table-cell>
          <table:table-cell table:formula="of:=[.C74]/[.I74]" office:value-type="float" office:value="51692.1068365212" calcext:value-type="float">
            <text:p>51692,11</text:p>
          </table:table-cell>
          <table:table-cell office:value-type="float" office:value="5664900000" calcext:value-type="float">
            <text:p>5664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8175" calcext:value-type="float">
            <text:p>48175</text:p>
          </table:table-cell>
          <table:table-cell table:formula="of:=[.C75]-[.C74]" office:value-type="float" office:value="-34418" calcext:value-type="float">
            <text:p>-34418</text:p>
          </table:table-cell>
          <table:table-cell table:formula="of:=[.D75]/[.C74]" office:value-type="percentage" office:value="-0.416718123811945" calcext:value-type="percentage">
            <text:p>-41,67 %</text:p>
          </table:table-cell>
          <table:table-cell table:formula="of:=AVERAGE([.C70:.C81])" office:value-type="float" office:value="55879.5833333333" calcext:value-type="float">
            <text:p>55880</text:p>
          </table:table-cell>
          <table:table-cell table:formula="of:=AVERAGE([.F74:.F75])" office:value-type="float" office:value="55675.5" calcext:value-type="float">
            <text:p>55676</text:p>
          </table:table-cell>
          <table:table-cell table:formula="of:=[.C75]/[.G75]" office:value-type="float" office:value="0.865281856471877" calcext:value-type="float">
            <text:p>0,86528</text:p>
          </table:table-cell>
          <table:table-cell office:value-type="float" office:value="0.890099548984967" calcext:value-type="float">
            <text:p>0,89</text:p>
          </table:table-cell>
          <table:table-cell table:formula="of:=[.C75]/[.I75]" office:value-type="float" office:value="54123.1596566213" calcext:value-type="float">
            <text:p>54123,16</text:p>
          </table:table-cell>
          <table:table-cell office:value-type="float" office:value="5743000000" calcext:value-type="float">
            <text:p>5743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39" calcext:value-type="float">
            <text:p>57039</text:p>
          </table:table-cell>
          <table:table-cell table:formula="of:=[.C76]-[.C75]" office:value-type="float" office:value="8864" calcext:value-type="float">
            <text:p>8864</text:p>
          </table:table-cell>
          <table:table-cell table:formula="of:=[.D76]/[.C75]" office:value-type="percentage" office:value="0.183995848469123" calcext:value-type="percentage">
            <text:p>18,40 %</text:p>
          </table:table-cell>
          <table:table-cell table:formula="of:=AVERAGE([.C71:.C82])" office:value-type="float" office:value="57201.6666666667" calcext:value-type="float">
            <text:p>57202</text:p>
          </table:table-cell>
          <table:table-cell table:formula="of:=AVERAGE([.F75:.F76])" office:value-type="float" office:value="56540.625" calcext:value-type="float">
            <text:p>56541</text:p>
          </table:table-cell>
          <table:table-cell table:formula="of:=[.C76]/[.G76]" office:value-type="float" office:value="1.00881445863041" calcext:value-type="float">
            <text:p>1,00881</text:p>
          </table:table-cell>
          <table:table-cell office:value-type="float" office:value="1.00615844644439" calcext:value-type="float">
            <text:p>1,01</text:p>
          </table:table-cell>
          <table:table-cell table:formula="of:=[.C76]/[.I76]" office:value-type="float" office:value="56689.8784198124" calcext:value-type="float">
            <text:p>56689,88</text:p>
          </table:table-cell>
          <table:table-cell office:value-type="float" office:value="5968300000" calcext:value-type="float">
            <text:p>59683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61244" calcext:value-type="float">
            <text:p>61244</text:p>
          </table:table-cell>
          <table:table-cell table:formula="of:=[.C77]-[.C76]" office:value-type="float" office:value="4205" calcext:value-type="float">
            <text:p>4205</text:p>
          </table:table-cell>
          <table:table-cell table:formula="of:=[.D77]/[.C76]" office:value-type="percentage" office:value="0.0737214888059047" calcext:value-type="percentage">
            <text:p>7,37 %</text:p>
          </table:table-cell>
          <table:table-cell table:formula="of:=AVERAGE([.C72:.C83])" office:value-type="float" office:value="58396.5" calcext:value-type="float">
            <text:p>58397</text:p>
          </table:table-cell>
          <table:table-cell table:formula="of:=AVERAGE([.F76:.F77])" office:value-type="float" office:value="57799.0833333333" calcext:value-type="float">
            <text:p>57799</text:p>
          </table:table-cell>
          <table:table-cell table:formula="of:=[.C77]/[.G77]" office:value-type="float" office:value="1.05960157960983" calcext:value-type="float">
            <text:p>1,05960</text:p>
          </table:table-cell>
          <table:table-cell office:value-type="float" office:value="0.981594575133927" calcext:value-type="float">
            <text:p>0,98</text:p>
          </table:table-cell>
          <table:table-cell table:formula="of:=[.C77]/[.I77]" office:value-type="float" office:value="62392.3578547121" calcext:value-type="float">
            <text:p>62392,36</text:p>
          </table:table-cell>
          <table:table-cell office:value-type="float" office:value="7565200000" calcext:value-type="float">
            <text:p>75652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70136" calcext:value-type="float">
            <text:p>70136</text:p>
          </table:table-cell>
          <table:table-cell table:formula="of:=[.C78]-[.C77]" office:value-type="float" office:value="8892" calcext:value-type="float">
            <text:p>8892</text:p>
          </table:table-cell>
          <table:table-cell table:formula="of:=[.D78]/[.C77]" office:value-type="percentage" office:value="0.145189732871792" calcext:value-type="percentage">
            <text:p>14,52 %</text:p>
          </table:table-cell>
          <table:table-cell table:formula="of:=AVERAGE([.C73:.C84])" office:value-type="float" office:value="58758.1666666667" calcext:value-type="float">
            <text:p>58758</text:p>
          </table:table-cell>
          <table:table-cell table:formula="of:=AVERAGE([.F77:.F78])" office:value-type="float" office:value="58577.3333333333" calcext:value-type="float">
            <text:p>58577</text:p>
          </table:table-cell>
          <table:table-cell table:formula="of:=[.C78]/[.G78]" office:value-type="float" office:value="1.19732319668586" calcext:value-type="float">
            <text:p>1,19732</text:p>
          </table:table-cell>
          <table:table-cell office:value-type="float" office:value="0.956037090768402" calcext:value-type="float">
            <text:p>0,96</text:p>
          </table:table-cell>
          <table:table-cell table:formula="of:=[.C78]/[.I78]" office:value-type="float" office:value="73361.1704788871" calcext:value-type="float">
            <text:p>73361,17</text:p>
          </table:table-cell>
          <table:table-cell office:value-type="float" office:value="8429000000" calcext:value-type="float">
            <text:p>8429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55209" calcext:value-type="float">
            <text:p>55209</text:p>
          </table:table-cell>
          <table:table-cell table:formula="of:=[.C79]-[.C78]" office:value-type="float" office:value="-14927" calcext:value-type="float">
            <text:p>-14927</text:p>
          </table:table-cell>
          <table:table-cell table:formula="of:=[.D79]/[.C78]" office:value-type="percentage" office:value="-0.212829360100376" calcext:value-type="percentage">
            <text:p>-21,28 %</text:p>
          </table:table-cell>
          <table:table-cell table:formula="of:=AVERAGE([.C74:.C85])" office:value-type="float" office:value="59612" calcext:value-type="float">
            <text:p>59612</text:p>
          </table:table-cell>
          <table:table-cell table:formula="of:=AVERAGE([.F78:.F79])" office:value-type="float" office:value="59185.0833333333" calcext:value-type="float">
            <text:p>59185</text:p>
          </table:table-cell>
          <table:table-cell table:formula="of:=[.C79]/[.G79]" office:value-type="float" office:value="0.932819502661848" calcext:value-type="float">
            <text:p>0,93282</text:p>
          </table:table-cell>
          <table:table-cell office:value-type="float" office:value="0.965618815342199" calcext:value-type="float">
            <text:p>0,97</text:p>
          </table:table-cell>
          <table:table-cell table:formula="of:=[.C79]/[.I79]" office:value-type="float" office:value="57174.7351261324" calcext:value-type="float">
            <text:p>57174,74</text:p>
          </table:table-cell>
          <table:table-cell office:value-type="float" office:value="7550900000" calcext:value-type="float">
            <text:p>7550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66297" calcext:value-type="float">
            <text:p>66297</text:p>
          </table:table-cell>
          <table:table-cell table:formula="of:=[.C80]-[.C79]" office:value-type="float" office:value="11088" calcext:value-type="float">
            <text:p>11088</text:p>
          </table:table-cell>
          <table:table-cell table:formula="of:=[.D80]/[.C79]" office:value-type="percentage" office:value="0.200836820083682" calcext:value-type="percentage">
            <text:p>20,08 %</text:p>
          </table:table-cell>
          <table:table-cell table:formula="of:=AVERAGE([.C75:.C86])" office:value-type="float" office:value="59840.6666666667" calcext:value-type="float">
            <text:p>59841</text:p>
          </table:table-cell>
          <table:table-cell table:formula="of:=AVERAGE([.F79:.F80])" office:value-type="float" office:value="59726.3333333333" calcext:value-type="float">
            <text:p>59726</text:p>
          </table:table-cell>
          <table:table-cell table:formula="of:=[.C80]/[.G80]" office:value-type="float" office:value="1.1100128921358" calcext:value-type="float">
            <text:p>1,11001</text:p>
          </table:table-cell>
          <table:table-cell office:value-type="float" office:value="1.08823651072193" calcext:value-type="float">
            <text:p>1,09</text:p>
          </table:table-cell>
          <table:table-cell table:formula="of:=[.C80]/[.I80]" office:value-type="float" office:value="60921.4994597256" calcext:value-type="float">
            <text:p>60921,50</text:p>
          </table:table-cell>
          <table:table-cell office:value-type="float" office:value="7827900000" calcext:value-type="float">
            <text:p>7827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62388" calcext:value-type="float">
            <text:p>62388</text:p>
          </table:table-cell>
          <table:table-cell table:formula="of:=[.C81]-[.C80]" office:value-type="float" office:value="-3909" calcext:value-type="float">
            <text:p>-3909</text:p>
          </table:table-cell>
          <table:table-cell table:formula="of:=[.D81]/[.C80]" office:value-type="percentage" office:value="-0.0589619439793656" calcext:value-type="percentage">
            <text:p>-5,90 %</text:p>
          </table:table-cell>
          <table:table-cell table:formula="of:=AVERAGE([.C76:.C87])" office:value-type="float" office:value="59566.0833333333" calcext:value-type="float">
            <text:p>59566</text:p>
          </table:table-cell>
          <table:table-cell table:formula="of:=AVERAGE([.F80:.F81])" office:value-type="float" office:value="59703.375" calcext:value-type="float">
            <text:p>59703</text:p>
          </table:table-cell>
          <table:table-cell table:formula="of:=[.C81]/[.G81]" office:value-type="float" office:value="1.04496605091421" calcext:value-type="float">
            <text:p>1,04497</text:p>
          </table:table-cell>
          <table:table-cell office:value-type="float" office:value="1.04881278044275" calcext:value-type="float">
            <text:p>1,05</text:p>
          </table:table-cell>
          <table:table-cell table:formula="of:=[.C81]/[.I81]" office:value-type="float" office:value="59484.4009944874" calcext:value-type="float">
            <text:p>59484,40</text:p>
          </table:table-cell>
          <table:table-cell office:value-type="float" office:value="7734900000" calcext:value-type="float">
            <text:p>7734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64066" calcext:value-type="float">
            <text:p>64066</text:p>
          </table:table-cell>
          <table:table-cell table:formula="of:=[.C82]-[.C81]" office:value-type="float" office:value="1678" calcext:value-type="float">
            <text:p>1678</text:p>
          </table:table-cell>
          <table:table-cell table:formula="of:=[.D82]/[.C81]" office:value-type="percentage" office:value="0.0268961979867923" calcext:value-type="percentage">
            <text:p>2,69 %</text:p>
          </table:table-cell>
          <table:table-cell table:formula="of:=AVERAGE([.C77:.C88])" office:value-type="float" office:value="58061.8333333333" calcext:value-type="float">
            <text:p>58062</text:p>
          </table:table-cell>
          <table:table-cell table:formula="of:=AVERAGE([.F81:.F82])" office:value-type="float" office:value="58813.9583333333" calcext:value-type="float">
            <text:p>58814</text:p>
          </table:table-cell>
          <table:table-cell table:formula="of:=[.C82]/[.G82]" office:value-type="float" office:value="1.08929923806353" calcext:value-type="float">
            <text:p>1,08930</text:p>
          </table:table-cell>
          <table:table-cell office:value-type="float" office:value="1.11943823585232" calcext:value-type="float">
            <text:p>1,12</text:p>
          </table:table-cell>
          <table:table-cell table:formula="of:=[.C82]/[.I82]" office:value-type="float" office:value="57230.4911054079" calcext:value-type="float">
            <text:p>57230,49</text:p>
          </table:table-cell>
          <table:table-cell office:value-type="float" office:value="6994900000" calcext:value-type="float">
            <text:p>69949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65713" calcext:value-type="float">
            <text:p>65713</text:p>
          </table:table-cell>
          <table:table-cell table:formula="of:=[.C83]-[.C82]" office:value-type="float" office:value="1647" calcext:value-type="float">
            <text:p>1647</text:p>
          </table:table-cell>
          <table:table-cell table:formula="of:=[.D83]/[.C82]" office:value-type="percentage" office:value="0.0257078637654918" calcext:value-type="percentage">
            <text:p>2,57 %</text:p>
          </table:table-cell>
          <table:table-cell table:formula="of:=AVERAGE([.C78:.C89])" office:value-type="float" office:value="56349.6666666667" calcext:value-type="float">
            <text:p>56350</text:p>
          </table:table-cell>
          <table:table-cell table:formula="of:=AVERAGE([.F82:.F83])" office:value-type="float" office:value="57205.75" calcext:value-type="float">
            <text:p>57206</text:p>
          </table:table-cell>
          <table:table-cell table:formula="of:=[.C83]/[.G83]" office:value-type="float" office:value="1.14871319753696" calcext:value-type="float">
            <text:p>1,14871</text:p>
          </table:table-cell>
          <table:table-cell office:value-type="float" office:value="0.994163274628637" calcext:value-type="float">
            <text:p>0,99</text:p>
          </table:table-cell>
          <table:table-cell table:formula="of:=[.C83]/[.I83]" office:value-type="float" office:value="66098.8005461644" calcext:value-type="float">
            <text:p>66098,80</text:p>
          </table:table-cell>
          <table:table-cell office:value-type="float" office:value="7271000000" calcext:value-type="float">
            <text:p>727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5702" calcext:value-type="float">
            <text:p>45702</text:p>
          </table:table-cell>
          <table:table-cell table:formula="of:=[.C84]-[.C83]" office:value-type="float" office:value="-20011" calcext:value-type="float">
            <text:p>-20011</text:p>
          </table:table-cell>
          <table:table-cell table:formula="of:=[.D84]/[.C83]" office:value-type="percentage" office:value="-0.304521175414302" calcext:value-type="percentage">
            <text:p>-30,45 %</text:p>
          </table:table-cell>
          <table:table-cell table:formula="of:=AVERAGE([.C79:.C90])" office:value-type="float" office:value="54107.8333333333" calcext:value-type="float">
            <text:p>54108</text:p>
          </table:table-cell>
          <table:table-cell table:formula="of:=AVERAGE([.F83:.F84])" office:value-type="float" office:value="55228.75" calcext:value-type="float">
            <text:p>55229</text:p>
          </table:table-cell>
          <table:table-cell table:formula="of:=[.C84]/[.G84]" office:value-type="float" office:value="0.827503791050857" calcext:value-type="float">
            <text:p>0,82750</text:p>
          </table:table-cell>
          <table:table-cell office:value-type="float" office:value="0.829020624906723" calcext:value-type="float">
            <text:p>0,83</text:p>
          </table:table-cell>
          <table:table-cell table:formula="of:=[.C84]/[.I84]" office:value-type="float" office:value="55127.6996336999" calcext:value-type="float">
            <text:p>55127,70</text:p>
          </table:table-cell>
          <table:table-cell office:value-type="float" office:value="6829000000" calcext:value-type="float">
            <text:p>6829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36782" calcext:value-type="float">
            <text:p>36782</text:p>
          </table:table-cell>
          <table:table-cell table:formula="of:=[.C85]-[.C84]" office:value-type="float" office:value="-8920" calcext:value-type="float">
            <text:p>-8920</text:p>
          </table:table-cell>
          <table:table-cell table:formula="of:=[.D85]/[.C84]" office:value-type="percentage" office:value="-0.195177453940747" calcext:value-type="percentage">
            <text:p>-19,52 %</text:p>
          </table:table-cell>
          <table:table-cell table:formula="of:=AVERAGE([.C80:.C91])" office:value-type="float" office:value="52796.8333333333" calcext:value-type="float">
            <text:p>52797</text:p>
          </table:table-cell>
          <table:table-cell table:formula="of:=AVERAGE([.F84:.F85])" office:value-type="float" office:value="53452.3333333333" calcext:value-type="float">
            <text:p>53452</text:p>
          </table:table-cell>
          <table:table-cell table:formula="of:=[.C85]/[.G85]" office:value-type="float" office:value="0.688127116371596" calcext:value-type="float">
            <text:p>0,68813</text:p>
          </table:table-cell>
          <table:table-cell office:value-type="float" office:value="0.523032638405977" calcext:value-type="float">
            <text:p>0,52</text:p>
          </table:table-cell>
          <table:table-cell table:formula="of:=[.C85]/[.I85]" office:value-type="float" office:value="70324.4832140855" calcext:value-type="float">
            <text:p>70324,48</text:p>
          </table:table-cell>
          <table:table-cell office:value-type="float" office:value="5447000000" calcext:value-type="float">
            <text:p>54470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14" calcext:value-type="float" table:number-columns-spanned="1" table:number-rows-spanned="12">
            <text:p>2014</text:p>
          </table:table-cell>
          <table:table-cell office:value-type="string" calcext:value-type="string">
            <text:p>enero</text:p>
          </table:table-cell>
          <table:table-cell office:value-type="float" office:value="85337" calcext:value-type="float">
            <text:p>85337</text:p>
          </table:table-cell>
          <table:table-cell table:formula="of:=[.C86]-[.C85]" office:value-type="float" office:value="48555" calcext:value-type="float">
            <text:p>48555</text:p>
          </table:table-cell>
          <table:table-cell table:formula="of:=[.D86]/[.C85]" office:value-type="percentage" office:value="1.32007503670274" calcext:value-type="percentage">
            <text:p>132,01 %</text:p>
          </table:table-cell>
          <table:table-cell table:formula="of:=AVERAGE([.C81:.C92])" office:value-type="float" office:value="51226.9166666667" calcext:value-type="float">
            <text:p>51227</text:p>
          </table:table-cell>
          <table:table-cell table:formula="of:=AVERAGE([.F85:.F86])" office:value-type="float" office:value="52011.875" calcext:value-type="float">
            <text:p>52012</text:p>
          </table:table-cell>
          <table:table-cell table:formula="of:=[.C86]/[.G86]" office:value-type="float" office:value="1.64072146985664" calcext:value-type="float">
            <text:p>1,64072</text:p>
          </table:table-cell>
          <table:table-cell office:value-type="float" office:value="1.59778745836776" calcext:value-type="float">
            <text:p>1,60</text:p>
          </table:table-cell>
          <table:table-cell table:formula="of:=[.C86]/[.I86]" office:value-type="float" office:value="53409.4816886202" calcext:value-type="float">
            <text:p>53409,48</text:p>
          </table:table-cell>
          <table:table-cell office:value-type="float" office:value="5231000000" calcext:value-type="float">
            <text:p>523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4880" calcext:value-type="float">
            <text:p>44880</text:p>
          </table:table-cell>
          <table:table-cell table:formula="of:=[.C87]-[.C86]" office:value-type="float" office:value="-40457" calcext:value-type="float">
            <text:p>-40457</text:p>
          </table:table-cell>
          <table:table-cell table:formula="of:=[.D87]/[.C86]" office:value-type="percentage" office:value="-0.474085097905949" calcext:value-type="percentage">
            <text:p>-47,41 %</text:p>
          </table:table-cell>
          <table:table-cell table:formula="of:=AVERAGE([.C82:.C93])" office:value-type="float" office:value="49800.5833333333" calcext:value-type="float">
            <text:p>49801</text:p>
          </table:table-cell>
          <table:table-cell table:formula="of:=AVERAGE([.F86:.F87])" office:value-type="float" office:value="50513.75" calcext:value-type="float">
            <text:p>50514</text:p>
          </table:table-cell>
          <table:table-cell table:formula="of:=[.C87]/[.G87]" office:value-type="float" office:value="0.888470960876989" calcext:value-type="float">
            <text:p>0,88847</text:p>
          </table:table-cell>
          <table:table-cell office:value-type="float" office:value="0.890099548984967" calcext:value-type="float">
            <text:p>0,89</text:p>
          </table:table-cell>
          <table:table-cell table:formula="of:=[.C87]/[.I87]" office:value-type="float" office:value="50421.3265259816" calcext:value-type="float">
            <text:p>50421,33</text:p>
          </table:table-cell>
          <table:table-cell office:value-type="float" office:value="5393000000" calcext:value-type="float">
            <text:p>5393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8988" calcext:value-type="float">
            <text:p>38988</text:p>
          </table:table-cell>
          <table:table-cell table:formula="of:=[.C88]-[.C87]" office:value-type="float" office:value="-5892" calcext:value-type="float">
            <text:p>-5892</text:p>
          </table:table-cell>
          <table:table-cell table:formula="of:=[.D88]/[.C87]" office:value-type="percentage" office:value="-0.131283422459893" calcext:value-type="percentage">
            <text:p>-13,13 %</text:p>
          </table:table-cell>
          <table:table-cell table:formula="of:=AVERAGE([.C83:.C94])" office:value-type="float" office:value="48209.3333333333" calcext:value-type="float">
            <text:p>48209</text:p>
          </table:table-cell>
          <table:table-cell table:formula="of:=AVERAGE([.F87:.F88])" office:value-type="float" office:value="49004.9583333333" calcext:value-type="float">
            <text:p>49005</text:p>
          </table:table-cell>
          <table:table-cell table:formula="of:=[.C88]/[.G88]" office:value-type="float" office:value="0.79559296295698" calcext:value-type="float">
            <text:p>0,79559</text:p>
          </table:table-cell>
          <table:table-cell office:value-type="float" office:value="1.00615844644439" calcext:value-type="float">
            <text:p>1,01</text:p>
          </table:table-cell>
          <table:table-cell table:formula="of:=[.C88]/[.I88]" office:value-type="float" office:value="38749.3641163353" calcext:value-type="float">
            <text:p>38749,36</text:p>
          </table:table-cell>
          <table:table-cell office:value-type="float" office:value="5253000000" calcext:value-type="float">
            <text:p>5253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0698" calcext:value-type="float">
            <text:p>40698</text:p>
          </table:table-cell>
          <table:table-cell table:formula="of:=[.C89]-[.C88]" office:value-type="float" office:value="1710" calcext:value-type="float">
            <text:p>1710</text:p>
          </table:table-cell>
          <table:table-cell table:formula="of:=[.D89]/[.C88]" office:value-type="percentage" office:value="0.043859649122807" calcext:value-type="percentage">
            <text:p>4,39 %</text:p>
          </table:table-cell>
          <table:table-cell table:formula="of:=AVERAGE([.C84:.C95])" office:value-type="float" office:value="46062.1666666667" calcext:value-type="float">
            <text:p>46062</text:p>
          </table:table-cell>
          <table:table-cell table:formula="of:=AVERAGE([.F88:.F89])" office:value-type="float" office:value="47135.75" calcext:value-type="float">
            <text:p>47136</text:p>
          </table:table-cell>
          <table:table-cell table:formula="of:=[.C89]/[.G89]" office:value-type="float" office:value="0.863421076359239" calcext:value-type="float">
            <text:p>0,86342</text:p>
          </table:table-cell>
          <table:table-cell office:value-type="float" office:value="0.981594575133927" calcext:value-type="float">
            <text:p>0,98</text:p>
          </table:table-cell>
          <table:table-cell table:formula="of:=[.C89]/[.I89]" office:value-type="float" office:value="41461.1093326868" calcext:value-type="float">
            <text:p>41461,11</text:p>
          </table:table-cell>
          <table:table-cell office:value-type="float" office:value="6476700000" calcext:value-type="float">
            <text:p>64767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3234" calcext:value-type="float">
            <text:p>43234</text:p>
          </table:table-cell>
          <table:table-cell table:formula="of:=[.C90]-[.C89]" office:value-type="float" office:value="2536" calcext:value-type="float">
            <text:p>2536</text:p>
          </table:table-cell>
          <table:table-cell table:formula="of:=[.D90]/[.C89]" office:value-type="percentage" office:value="0.062312644355988" calcext:value-type="percentage">
            <text:p>6,23 %</text:p>
          </table:table-cell>
          <table:table-cell table:formula="of:=AVERAGE([.C85:.C96])" office:value-type="float" office:value="44617.25" calcext:value-type="float">
            <text:p>44617</text:p>
          </table:table-cell>
          <table:table-cell table:formula="of:=AVERAGE([.F89:.F90])" office:value-type="float" office:value="45339.7083333333" calcext:value-type="float">
            <text:p>45340</text:p>
          </table:table-cell>
          <table:table-cell table:formula="of:=[.C90]/[.G90]" office:value-type="float" office:value="0.953557082505862" calcext:value-type="float">
            <text:p>0,95356</text:p>
          </table:table-cell>
          <table:table-cell office:value-type="float" office:value="0.956037090768402" calcext:value-type="float">
            <text:p>0,96</text:p>
          </table:table-cell>
          <table:table-cell table:formula="of:=[.C90]/[.I90]" office:value-type="float" office:value="45222.0948512063" calcext:value-type="float">
            <text:p>45222,09</text:p>
          </table:table-cell>
          <table:table-cell office:value-type="float" office:value="7178000000" calcext:value-type="float">
            <text:p>7178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77" calcext:value-type="float">
            <text:p>39477</text:p>
          </table:table-cell>
          <table:table-cell table:formula="of:=[.C91]-[.C90]" office:value-type="float" office:value="-3757" calcext:value-type="float">
            <text:p>-3757</text:p>
          </table:table-cell>
          <table:table-cell table:formula="of:=[.D91]/[.C90]" office:value-type="percentage" office:value="-0.0868991997039367" calcext:value-type="percentage">
            <text:p>-8,69 %</text:p>
          </table:table-cell>
          <table:table-cell table:formula="of:=AVERAGE([.C86:.C97])" office:value-type="float" office:value="43333.8333333333" calcext:value-type="float">
            <text:p>43334</text:p>
          </table:table-cell>
          <table:table-cell table:formula="of:=AVERAGE([.F90:.F91])" office:value-type="float" office:value="43975.5416666667" calcext:value-type="float">
            <text:p>43976</text:p>
          </table:table-cell>
          <table:table-cell table:formula="of:=[.C91]/[.G91]" office:value-type="float" office:value="0.897703553016686" calcext:value-type="float">
            <text:p>0,89770</text:p>
          </table:table-cell>
          <table:table-cell office:value-type="float" office:value="0.965618815342199" calcext:value-type="float">
            <text:p>0,97</text:p>
          </table:table-cell>
          <table:table-cell table:formula="of:=[.C91]/[.I91]" office:value-type="float" office:value="40882.5919428776" calcext:value-type="float">
            <text:p>40882,59</text:p>
          </table:table-cell>
          <table:table-cell office:value-type="float" office:value="7288000000" calcext:value-type="float">
            <text:p>7288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7458" calcext:value-type="float">
            <text:p>47458</text:p>
          </table:table-cell>
          <table:table-cell table:formula="of:=[.C92]-[.C91]" office:value-type="float" office:value="7981" calcext:value-type="float">
            <text:p>7981</text:p>
          </table:table-cell>
          <table:table-cell table:formula="of:=[.D92]/[.C91]" office:value-type="percentage" office:value="0.202168351191833" calcext:value-type="percentage">
            <text:p>20,22 %</text:p>
          </table:table-cell>
          <table:table-cell table:formula="of:=AVERAGE([.C87:.C98])" office:value-type="float" office:value="40379.5833333333" calcext:value-type="float">
            <text:p>40380</text:p>
          </table:table-cell>
          <table:table-cell table:formula="of:=AVERAGE([.F91:.F92])" office:value-type="float" office:value="41856.7083333333" calcext:value-type="float">
            <text:p>41857</text:p>
          </table:table-cell>
          <table:table-cell table:formula="of:=[.C92]/[.G92]" office:value-type="float" office:value="1.13382064404252" calcext:value-type="float">
            <text:p>1,13382</text:p>
          </table:table-cell>
          <table:table-cell office:value-type="float" office:value="1.08823651072193" calcext:value-type="float">
            <text:p>1,09</text:p>
          </table:table-cell>
          <table:table-cell table:formula="of:=[.C92]/[.I92]" office:value-type="float" office:value="43610.0052997822" calcext:value-type="float">
            <text:p>43610,01</text:p>
          </table:table-cell>
          <table:table-cell office:value-type="float" office:value="6723000000" calcext:value-type="float">
            <text:p>6723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5272" calcext:value-type="float">
            <text:p>45272</text:p>
          </table:table-cell>
          <table:table-cell table:formula="of:=[.C93]-[.C92]" office:value-type="float" office:value="-2186" calcext:value-type="float">
            <text:p>-2186</text:p>
          </table:table-cell>
          <table:table-cell table:formula="of:=[.D93]/[.C92]" office:value-type="percentage" office:value="-0.0460617809431497" calcext:value-type="percentage">
            <text:p>-4,61 %</text:p>
          </table:table-cell>
          <table:table-cell table:formula="of:=AVERAGE([.C88:.C99])" office:value-type="float" office:value="39282.3333333333" calcext:value-type="float">
            <text:p>39282</text:p>
          </table:table-cell>
          <table:table-cell table:formula="of:=AVERAGE([.F92:.F93])" office:value-type="float" office:value="39830.9583333333" calcext:value-type="float">
            <text:p>39831</text:p>
          </table:table-cell>
          <table:table-cell table:formula="of:=[.C93]/[.G93]" office:value-type="float" office:value="1.13660333304392" calcext:value-type="float">
            <text:p>1,13660</text:p>
          </table:table-cell>
          <table:table-cell office:value-type="float" office:value="1.04881278044275" calcext:value-type="float">
            <text:p>1,05</text:p>
          </table:table-cell>
          <table:table-cell table:formula="of:=[.C93]/[.I93]" office:value-type="float" office:value="43164.9965028921" calcext:value-type="float">
            <text:p>43165,00</text:p>
          </table:table-cell>
          <table:table-cell office:value-type="float" office:value="6599000000" calcext:value-type="float">
            <text:p>6599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4971" calcext:value-type="float">
            <text:p>44971</text:p>
          </table:table-cell>
          <table:table-cell table:formula="of:=[.C94]-[.C93]" office:value-type="float" office:value="-301" calcext:value-type="float">
            <text:p>-301</text:p>
          </table:table-cell>
          <table:table-cell table:formula="of:=[.D94]/[.C93]" office:value-type="percentage" office:value="-0.00664870118395476" calcext:value-type="percentage">
            <text:p>-0,66 %</text:p>
          </table:table-cell>
          <table:table-cell table:formula="of:=AVERAGE([.C89:.C100])" office:value-type="float" office:value="39047.6666666667" calcext:value-type="float">
            <text:p>39048</text:p>
          </table:table-cell>
          <table:table-cell table:formula="of:=AVERAGE([.F93:.F94])" office:value-type="float" office:value="39165" calcext:value-type="float">
            <text:p>39165</text:p>
          </table:table-cell>
          <table:table-cell table:formula="of:=[.C94]/[.G94]" office:value-type="float" office:value="1.14824460615345" calcext:value-type="float">
            <text:p>1,14824</text:p>
          </table:table-cell>
          <table:table-cell office:value-type="float" office:value="1.11943823585232" calcext:value-type="float">
            <text:p>1,12</text:p>
          </table:table-cell>
          <table:table-cell table:formula="of:=[.C94]/[.I94]" office:value-type="float" office:value="40172.8282630615" calcext:value-type="float">
            <text:p>40172,83</text:p>
          </table:table-cell>
          <table:table-cell office:value-type="float" office:value="6016000000" calcext:value-type="float">
            <text:p>6016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39947" calcext:value-type="float">
            <text:p>39947</text:p>
          </table:table-cell>
          <table:table-cell table:formula="of:=[.C95]-[.C94]" office:value-type="float" office:value="-5024" calcext:value-type="float">
            <text:p>-5024</text:p>
          </table:table-cell>
          <table:table-cell table:formula="of:=[.D95]/[.C94]" office:value-type="percentage" office:value="-0.111716439483223" calcext:value-type="percentage">
            <text:p>-11,17 %</text:p>
          </table:table-cell>
          <table:table-cell table:formula="of:=AVERAGE([.C90:.C101])" office:value-type="float" office:value="38875.6666666667" calcext:value-type="float">
            <text:p>38876</text:p>
          </table:table-cell>
          <table:table-cell table:formula="of:=AVERAGE([.F94:.F95])" office:value-type="float" office:value="38961.6666666667" calcext:value-type="float">
            <text:p>38962</text:p>
          </table:table-cell>
          <table:table-cell table:formula="of:=[.C95]/[.G95]" office:value-type="float" office:value="1.02528981477521" calcext:value-type="float">
            <text:p>1,02529</text:p>
          </table:table-cell>
          <table:table-cell office:value-type="float" office:value="0.994163274628637" calcext:value-type="float">
            <text:p>0,99</text:p>
          </table:table-cell>
          <table:table-cell table:formula="of:=[.C95]/[.I95]" office:value-type="float" office:value="40181.5285471312" calcext:value-type="float">
            <text:p>40181,53</text:p>
          </table:table-cell>
          <table:table-cell office:value-type="float" office:value="5967000000" calcext:value-type="float">
            <text:p>5967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28363" calcext:value-type="float">
            <text:p>28363</text:p>
          </table:table-cell>
          <table:table-cell table:formula="of:=[.C96]-[.C95]" office:value-type="float" office:value="-11584" calcext:value-type="float">
            <text:p>-11584</text:p>
          </table:table-cell>
          <table:table-cell table:formula="of:=[.D96]/[.C95]" office:value-type="percentage" office:value="-0.289984229103562" calcext:value-type="percentage">
            <text:p>-29,00 %</text:p>
          </table:table-cell>
          <table:table-cell table:formula="of:=AVERAGE([.C91:.C102])" office:value-type="float" office:value="38210.1666666667" calcext:value-type="float">
            <text:p>38210</text:p>
          </table:table-cell>
          <table:table-cell table:formula="of:=AVERAGE([.F95:.F96])" office:value-type="float" office:value="38542.9166666667" calcext:value-type="float">
            <text:p>38543</text:p>
          </table:table-cell>
          <table:table-cell table:formula="of:=[.C96]/[.G96]" office:value-type="float" office:value="0.735880998454104" calcext:value-type="float">
            <text:p>0,73588</text:p>
          </table:table-cell>
          <table:table-cell office:value-type="float" office:value="0.829020624906723" calcext:value-type="float">
            <text:p>0,83</text:p>
          </table:table-cell>
          <table:table-cell table:formula="of:=[.C96]/[.I96]" office:value-type="float" office:value="34212.6590676695" calcext:value-type="float">
            <text:p>34212,66</text:p>
          </table:table-cell>
          <table:table-cell office:value-type="float" office:value="5279000000" calcext:value-type="float">
            <text:p>5279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1381" calcext:value-type="float">
            <text:p>21381</text:p>
          </table:table-cell>
          <table:table-cell table:formula="of:=[.C97]-[.C96]" office:value-type="float" office:value="-6982" calcext:value-type="float">
            <text:p>-6982</text:p>
          </table:table-cell>
          <table:table-cell table:formula="of:=[.D97]/[.C96]" office:value-type="percentage" office:value="-0.246165779360434" calcext:value-type="percentage">
            <text:p>-24,62 %</text:p>
          </table:table-cell>
          <table:table-cell table:formula="of:=AVERAGE([.C92:.C103])" office:value-type="float" office:value="38404.6666666667" calcext:value-type="float">
            <text:p>38405</text:p>
          </table:table-cell>
          <table:table-cell table:formula="of:=AVERAGE([.F96:.F97])" office:value-type="float" office:value="38307.4166666667" calcext:value-type="float">
            <text:p>38307</text:p>
          </table:table-cell>
          <table:table-cell table:formula="of:=[.C97]/[.G97]" office:value-type="float" office:value="0.558142570302965" calcext:value-type="float">
            <text:p>0,55814</text:p>
          </table:table-cell>
          <table:table-cell office:value-type="float" office:value="0.523032638405977" calcext:value-type="float">
            <text:p>0,52</text:p>
          </table:table-cell>
          <table:table-cell table:formula="of:=[.C97]/[.I97]" office:value-type="float" office:value="40878.9020608005" calcext:value-type="float">
            <text:p>40878,90</text:p>
          </table:table-cell>
          <table:table-cell office:value-type="float" office:value="4573000000" calcext:value-type="float">
            <text:p>45730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15" calcext:value-type="float" table:number-columns-spanned="1" table:number-rows-spanned="12">
            <text:p>2015</text:p>
          </table:table-cell>
          <table:table-cell office:value-type="string" calcext:value-type="string">
            <text:p>enero</text:p>
          </table:table-cell>
          <table:table-cell office:value-type="float" office:value="49886" calcext:value-type="float">
            <text:p>49886</text:p>
          </table:table-cell>
          <table:table-cell table:formula="of:=[.C98]-[.C97]" office:value-type="float" office:value="28505" calcext:value-type="float">
            <text:p>28505</text:p>
          </table:table-cell>
          <table:table-cell table:formula="of:=[.D98]/[.C97]" office:value-type="percentage" office:value="1.33319302184182" calcext:value-type="percentage">
            <text:p>133,32 %</text:p>
          </table:table-cell>
          <table:table-cell table:formula="of:=AVERAGE([.C93:.C104])" office:value-type="float" office:value="38184.75" calcext:value-type="float">
            <text:p>38185</text:p>
          </table:table-cell>
          <table:table-cell table:formula="of:=AVERAGE([.F97:.F98])" office:value-type="float" office:value="38294.7083333333" calcext:value-type="float">
            <text:p>38295</text:p>
          </table:table-cell>
          <table:table-cell table:formula="of:=[.C98]/[.G98]" office:value-type="float" office:value="1.30268651129997" calcext:value-type="float">
            <text:p>1,30269</text:p>
          </table:table-cell>
          <table:table-cell office:value-type="float" office:value="1.59778745836776" calcext:value-type="float">
            <text:p>1,60</text:p>
          </table:table-cell>
          <table:table-cell table:formula="of:=[.C98]/[.I98]" office:value-type="float" office:value="31221.9248803978" calcext:value-type="float">
            <text:p>31221,92</text:p>
          </table:table-cell>
          <table:table-cell office:value-type="float" office:value="3797000000" calcext:value-type="float">
            <text:p>3797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1713" calcext:value-type="float">
            <text:p>31713</text:p>
          </table:table-cell>
          <table:table-cell table:formula="of:=[.C99]-[.C98]" office:value-type="float" office:value="-18173" calcext:value-type="float">
            <text:p>-18173</text:p>
          </table:table-cell>
          <table:table-cell table:formula="of:=[.D99]/[.C98]" office:value-type="percentage" office:value="-0.364290582528164" calcext:value-type="percentage">
            <text:p>-36,43 %</text:p>
          </table:table-cell>
          <table:table-cell table:formula="of:=AVERAGE([.C94:.C105])" office:value-type="float" office:value="37817" calcext:value-type="float">
            <text:p>37817</text:p>
          </table:table-cell>
          <table:table-cell table:formula="of:=AVERAGE([.F98:.F99])" office:value-type="float" office:value="38000.875" calcext:value-type="float">
            <text:p>38001</text:p>
          </table:table-cell>
          <table:table-cell table:formula="of:=[.C99]/[.G99]" office:value-type="float" office:value="0.834533415348989" calcext:value-type="float">
            <text:p>0,83453</text:p>
          </table:table-cell>
          <table:table-cell office:value-type="float" office:value="0.890099548984967" calcext:value-type="float">
            <text:p>0,89</text:p>
          </table:table-cell>
          <table:table-cell table:formula="of:=[.C99]/[.I99]" office:value-type="float" office:value="35628.5991113738" calcext:value-type="float">
            <text:p>35628,60</text:p>
          </table:table-cell>
          <table:table-cell office:value-type="float" office:value="3867000000" calcext:value-type="float">
            <text:p>3867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36172" calcext:value-type="float">
            <text:p>36172</text:p>
          </table:table-cell>
          <table:table-cell table:formula="of:=[.C100]-[.C99]" office:value-type="float" office:value="4459" calcext:value-type="float">
            <text:p>4459</text:p>
          </table:table-cell>
          <table:table-cell table:formula="of:=[.D100]/[.C99]" office:value-type="percentage" office:value="0.140604799293665" calcext:value-type="percentage">
            <text:p>14,06 %</text:p>
          </table:table-cell>
          <table:table-cell table:formula="of:=AVERAGE([.C95:.C106])" office:value-type="float" office:value="38154.6666666667" calcext:value-type="float">
            <text:p>38155</text:p>
          </table:table-cell>
          <table:table-cell table:formula="of:=AVERAGE([.F99:.F100])" office:value-type="float" office:value="37985.8333333333" calcext:value-type="float">
            <text:p>37986</text:p>
          </table:table-cell>
          <table:table-cell table:formula="of:=[.C100]/[.G100]" office:value-type="float" office:value="0.952249742228463" calcext:value-type="float">
            <text:p>0,95225</text:p>
          </table:table-cell>
          <table:table-cell office:value-type="float" office:value="1.00615844644439" calcext:value-type="float">
            <text:p>1,01</text:p>
          </table:table-cell>
          <table:table-cell table:formula="of:=[.C100]/[.I100]" office:value-type="float" office:value="35950.6001543059" calcext:value-type="float">
            <text:p>35950,60</text:p>
          </table:table-cell>
          <table:table-cell office:value-type="float" office:value="4390000000" calcext:value-type="float">
            <text:p>4390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38634" calcext:value-type="float">
            <text:p>38634</text:p>
          </table:table-cell>
          <table:table-cell table:formula="of:=[.C101]-[.C100]" office:value-type="float" office:value="2462" calcext:value-type="float">
            <text:p>2462</text:p>
          </table:table-cell>
          <table:table-cell table:formula="of:=[.D101]/[.C100]" office:value-type="percentage" office:value="0.0680636956762136" calcext:value-type="percentage">
            <text:p>6,81 %</text:p>
          </table:table-cell>
          <table:table-cell table:formula="of:=AVERAGE([.C96:.C107])" office:value-type="float" office:value="38517.8333333333" calcext:value-type="float">
            <text:p>38518</text:p>
          </table:table-cell>
          <table:table-cell table:formula="of:=AVERAGE([.F100:.F101])" office:value-type="float" office:value="38336.25" calcext:value-type="float">
            <text:p>38336</text:p>
          </table:table-cell>
          <table:table-cell table:formula="of:=[.C101]/[.G101]" office:value-type="float" office:value="1.00776680035215" calcext:value-type="float">
            <text:p>1,00777</text:p>
          </table:table-cell>
          <table:table-cell office:value-type="float" office:value="0.981594575133927" calcext:value-type="float">
            <text:p>0,98</text:p>
          </table:table-cell>
          <table:table-cell table:formula="of:=[.C101]/[.I101]" office:value-type="float" office:value="39358.4082254416" calcext:value-type="float">
            <text:p>39358,41</text:p>
          </table:table-cell>
          <table:table-cell office:value-type="float" office:value="5146000000" calcext:value-type="float">
            <text:p>5146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35248" calcext:value-type="float">
            <text:p>35248</text:p>
          </table:table-cell>
          <table:table-cell table:formula="of:=[.C102]-[.C101]" office:value-type="float" office:value="-3386" calcext:value-type="float">
            <text:p>-3386</text:p>
          </table:table-cell>
          <table:table-cell table:formula="of:=[.D102]/[.C101]" office:value-type="percentage" office:value="-0.0876430087487705" calcext:value-type="percentage">
            <text:p>-8,76 %</text:p>
          </table:table-cell>
          <table:table-cell table:formula="of:=AVERAGE([.C97:.C108])" office:value-type="float" office:value="39263.9166666667" calcext:value-type="float">
            <text:p>39264</text:p>
          </table:table-cell>
          <table:table-cell table:formula="of:=AVERAGE([.F101:.F102])" office:value-type="float" office:value="38890.875" calcext:value-type="float">
            <text:p>38891</text:p>
          </table:table-cell>
          <table:table-cell table:formula="of:=[.C102]/[.G102]" office:value-type="float" office:value="0.906330855245607" calcext:value-type="float">
            <text:p>0,90633</text:p>
          </table:table-cell>
          <table:table-cell office:value-type="float" office:value="0.956037090768402" calcext:value-type="float">
            <text:p>0,96</text:p>
          </table:table-cell>
          <table:table-cell table:formula="of:=[.C102]/[.I102]" office:value-type="float" office:value="36868.8624535162" calcext:value-type="float">
            <text:p>36868,86</text:p>
          </table:table-cell>
          <table:table-cell office:value-type="float" office:value="5202000000" calcext:value-type="float">
            <text:p>5202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41811" calcext:value-type="float">
            <text:p>41811</text:p>
          </table:table-cell>
          <table:table-cell table:formula="of:=[.C103]-[.C102]" office:value-type="float" office:value="6563" calcext:value-type="float">
            <text:p>6563</text:p>
          </table:table-cell>
          <table:table-cell table:formula="of:=[.D103]/[.C102]" office:value-type="percentage" office:value="0.186194961416251" calcext:value-type="percentage">
            <text:p>18,62 %</text:p>
          </table:table-cell>
          <table:table-cell table:formula="of:=AVERAGE([.C98:.C109])" office:value-type="float" office:value="39399.5" calcext:value-type="float">
            <text:p>39400</text:p>
          </table:table-cell>
          <table:table-cell table:formula="of:=AVERAGE([.F102:.F103])" office:value-type="float" office:value="39331.7083333333" calcext:value-type="float">
            <text:p>39332</text:p>
          </table:table-cell>
          <table:table-cell table:formula="of:=[.C103]/[.G103]" office:value-type="float" office:value="1.06303544320157" calcext:value-type="float">
            <text:p>1,06304</text:p>
          </table:table-cell>
          <table:table-cell office:value-type="float" office:value="0.965618815342199" calcext:value-type="float">
            <text:p>0,97</text:p>
          </table:table-cell>
          <table:table-cell table:formula="of:=[.C103]/[.I103]" office:value-type="float" office:value="43299.6948026359" calcext:value-type="float">
            <text:p>43299,69</text:p>
          </table:table-cell>
          <table:table-cell office:value-type="float" office:value="6039000000" calcext:value-type="float">
            <text:p>6039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4819" calcext:value-type="float">
            <text:p>44819</text:p>
          </table:table-cell>
          <table:table-cell table:formula="of:=[.C104]-[.C103]" office:value-type="float" office:value="3008" calcext:value-type="float">
            <text:p>3008</text:p>
          </table:table-cell>
          <table:table-cell table:formula="of:=[.D104]/[.C103]" office:value-type="percentage" office:value="0.0719427901748344" calcext:value-type="percentage">
            <text:p>7,19 %</text:p>
          </table:table-cell>
          <table:table-cell table:formula="of:=AVERAGE([.C99:.C110])" office:value-type="float" office:value="38817.3333333333" calcext:value-type="float">
            <text:p>38817</text:p>
          </table:table-cell>
          <table:table-cell table:formula="of:=AVERAGE([.F103:.F104])" office:value-type="float" office:value="39108.4166666667" calcext:value-type="float">
            <text:p>39108</text:p>
          </table:table-cell>
          <table:table-cell table:formula="of:=[.C104]/[.G104]" office:value-type="float" office:value="1.14601929252228" calcext:value-type="float">
            <text:p>1,14602</text:p>
          </table:table-cell>
          <table:table-cell office:value-type="float" office:value="1.08823651072193" calcext:value-type="float">
            <text:p>1,09</text:p>
          </table:table-cell>
          <table:table-cell table:formula="of:=[.C104]/[.I104]" office:value-type="float" office:value="41184.980983837" calcext:value-type="float">
            <text:p>41184,98</text:p>
          </table:table-cell>
          <table:table-cell office:value-type="float" office:value="5567000000" calcext:value-type="float">
            <text:p>5567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40859" calcext:value-type="float">
            <text:p>40859</text:p>
          </table:table-cell>
          <table:table-cell table:formula="of:=[.C105]-[.C104]" office:value-type="float" office:value="-3960" calcext:value-type="float">
            <text:p>-3960</text:p>
          </table:table-cell>
          <table:table-cell table:formula="of:=[.D105]/[.C104]" office:value-type="percentage" office:value="-0.0883553849929717" calcext:value-type="percentage">
            <text:p>-8,84 %</text:p>
          </table:table-cell>
          <table:table-cell table:formula="of:=AVERAGE([.C100:.C111])" office:value-type="float" office:value="39240.25" calcext:value-type="float">
            <text:p>39240</text:p>
          </table:table-cell>
          <table:table-cell table:formula="of:=AVERAGE([.F104:.F105])" office:value-type="float" office:value="39028.7916666667" calcext:value-type="float">
            <text:p>39029</text:p>
          </table:table-cell>
          <table:table-cell table:formula="of:=[.C105]/[.G105]" office:value-type="float" office:value="1.0468937995561" calcext:value-type="float">
            <text:p>1,04689</text:p>
          </table:table-cell>
          <table:table-cell office:value-type="float" office:value="1.04881278044275" calcext:value-type="float">
            <text:p>1,05</text:p>
          </table:table-cell>
          <table:table-cell table:formula="of:=[.C105]/[.I105]" office:value-type="float" office:value="38957.3818720549" calcext:value-type="float">
            <text:p>38957,38</text:p>
          </table:table-cell>
          <table:table-cell office:value-type="float" office:value="5131000000" calcext:value-type="float">
            <text:p>513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49023" calcext:value-type="float">
            <text:p>49023</text:p>
          </table:table-cell>
          <table:table-cell table:formula="of:=[.C106]-[.C105]" office:value-type="float" office:value="8164" calcext:value-type="float">
            <text:p>8164</text:p>
          </table:table-cell>
          <table:table-cell table:formula="of:=[.D106]/[.C105]" office:value-type="percentage" office:value="0.199809099586382" calcext:value-type="percentage">
            <text:p>19,98 %</text:p>
          </table:table-cell>
          <table:table-cell table:formula="of:=AVERAGE([.C101:.C112])" office:value-type="float" office:value="39884.9166666667" calcext:value-type="float">
            <text:p>39885</text:p>
          </table:table-cell>
          <table:table-cell table:formula="of:=AVERAGE([.F105:.F106])" office:value-type="float" office:value="39562.5833333333" calcext:value-type="float">
            <text:p>39563</text:p>
          </table:table-cell>
          <table:table-cell table:formula="of:=[.C106]/[.G106]" office:value-type="float" office:value="1.23912535202664" calcext:value-type="float">
            <text:p>1,23913</text:p>
          </table:table-cell>
          <table:table-cell office:value-type="float" office:value="1.11943823585232" calcext:value-type="float">
            <text:p>1,12</text:p>
          </table:table-cell>
          <table:table-cell table:formula="of:=[.C106]/[.I106]" office:value-type="float" office:value="43792.5009437207" calcext:value-type="float">
            <text:p>43792,50</text:p>
          </table:table-cell>
          <table:table-cell office:value-type="float" office:value="5169000000" calcext:value-type="float">
            <text:p>5169000000</text:p>
          </table:table-cell>
          <table:table-cell table:number-columns-repeated="1013"/>
        </table:table-row>
        <table:table-row table:style-name="ro2">
          <table:covered-table-cell table:style-name="ce6"/>
          <table:table-cell office:value-type="string" calcext:value-type="string">
            <text:p>octubre</text:p>
          </table:table-cell>
          <table:table-cell table:style-name="ce6" office:value-type="float" office:value="44305" calcext:value-type="float">
            <text:p>44305</text:p>
          </table:table-cell>
          <table:table-cell table:formula="of:=[.C107]-[.C106]" office:value-type="float" office:value="-4718" calcext:value-type="float">
            <text:p>-4718</text:p>
          </table:table-cell>
          <table:table-cell table:formula="of:=[.D107]/[.C106]" office:value-type="percentage" office:value="-0.0962405401546213" calcext:value-type="percentage">
            <text:p>-9,62 %</text:p>
          </table:table-cell>
          <table:table-cell table:formula="of:=AVERAGE([.C102:.C113])" office:value-type="float" office:value="40428.75" calcext:value-type="float">
            <text:p>40429</text:p>
          </table:table-cell>
          <table:table-cell table:formula="of:=AVERAGE([.F106:.F107])" office:value-type="float" office:value="40156.8333333333" calcext:value-type="float">
            <text:p>40157</text:p>
          </table:table-cell>
          <table:table-cell table:formula="of:=[.C107]/[.G107]" office:value-type="float" office:value="1.10329914792418" calcext:value-type="float">
            <text:p>1,10330</text:p>
          </table:table-cell>
          <table:table-cell office:value-type="float" office:value="0.994163274628637" calcext:value-type="float">
            <text:p>0,99</text:p>
          </table:table-cell>
          <table:table-cell table:formula="of:=[.C107]/[.I107]" office:value-type="float" office:value="44565.1143335081" calcext:value-type="float">
            <text:p>44565,11</text:p>
          </table:table-cell>
          <table:table-cell table:style-name="ce14" office:value-type="float" office:value="5032000000" calcext:value-type="float">
            <text:p>5032000000</text:p>
          </table:table-cell>
          <table:table-cell table:style-name="ce14"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37316" calcext:value-type="float">
            <text:p>37316</text:p>
          </table:table-cell>
          <table:table-cell table:formula="of:=[.C108]-[.C107]" office:value-type="float" office:value="-6989" calcext:value-type="float">
            <text:p>-6989</text:p>
          </table:table-cell>
          <table:table-cell table:formula="of:=[.D108]/[.C107]" office:value-type="percentage" office:value="-0.157747432569687" calcext:value-type="percentage">
            <text:p>-15,77 %</text:p>
          </table:table-cell>
          <table:table-cell table:formula="of:=AVERAGE([.C103:.C114])" office:value-type="float" office:value="41173.4166666667" calcext:value-type="float">
            <text:p>41173</text:p>
          </table:table-cell>
          <table:table-cell table:formula="of:=AVERAGE([.F107:.F108])" office:value-type="float" office:value="40801.0833333333" calcext:value-type="float">
            <text:p>40801</text:p>
          </table:table-cell>
          <table:table-cell table:formula="of:=[.C108]/[.G108]" office:value-type="float" office:value="0.914583558851584" calcext:value-type="float">
            <text:p>0,91458</text:p>
          </table:table-cell>
          <table:table-cell office:value-type="float" office:value="0.829020624906723" calcext:value-type="float">
            <text:p>0,83</text:p>
          </table:table-cell>
          <table:table-cell table:formula="of:=[.C108]/[.I108]" office:value-type="float" office:value="45012.1491298224" calcext:value-type="float">
            <text:p>45012,15</text:p>
          </table:table-cell>
          <table:table-cell office:value-type="float" office:value="4000000000" calcext:value-type="float">
            <text:p>4000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3008" calcext:value-type="float">
            <text:p>23008</text:p>
          </table:table-cell>
          <table:table-cell table:formula="of:=[.C109]-[.C108]" office:value-type="float" office:value="-14308" calcext:value-type="float">
            <text:p>-14308</text:p>
          </table:table-cell>
          <table:table-cell table:formula="of:=[.D109]/[.C108]" office:value-type="percentage" office:value="-0.383428020152213" calcext:value-type="percentage">
            <text:p>-38,34 %</text:p>
          </table:table-cell>
          <table:table-cell table:formula="of:=AVERAGE([.C104:.C115])" office:value-type="float" office:value="40976.25" calcext:value-type="float">
            <text:p>40976</text:p>
          </table:table-cell>
          <table:table-cell table:formula="of:=AVERAGE([.F108:.F109])" office:value-type="float" office:value="41074.8333333333" calcext:value-type="float">
            <text:p>41075</text:p>
          </table:table-cell>
          <table:table-cell table:formula="of:=[.C109]/[.G109]" office:value-type="float" office:value="0.560148347122529" calcext:value-type="float">
            <text:p>0,56015</text:p>
          </table:table-cell>
          <table:table-cell office:value-type="float" office:value="0.523032638405977" calcext:value-type="float">
            <text:p>0,52</text:p>
          </table:table-cell>
          <table:table-cell table:formula="of:=[.C109]/[.I109]" office:value-type="float" office:value="43989.6065953368" calcext:value-type="float">
            <text:p>43989,61</text:p>
          </table:table-cell>
          <table:table-cell office:value-type="float" office:value="3411000000" calcext:value-type="float">
            <text:p>34110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16" calcext:value-type="float" table:number-columns-spanned="1" table:number-rows-spanned="12">
            <text:p>2016</text:p>
          </table:table-cell>
          <table:table-cell office:value-type="string" calcext:value-type="string">
            <text:p>enero</text:p>
          </table:table-cell>
          <table:table-cell office:value-type="float" office:value="42900" calcext:value-type="float">
            <text:p>42900</text:p>
          </table:table-cell>
          <table:table-cell table:formula="of:=[.C110]-[.C109]" office:value-type="float" office:value="19892" calcext:value-type="float">
            <text:p>19892</text:p>
          </table:table-cell>
          <table:table-cell table:formula="of:=[.D110]/[.C109]" office:value-type="percentage" office:value="0.864568845618915" calcext:value-type="percentage">
            <text:p>86,46 %</text:p>
          </table:table-cell>
          <table:table-cell table:formula="of:=AVERAGE([.C105:.C116])" office:value-type="float" office:value="41258.75" calcext:value-type="float">
            <text:p>41259</text:p>
          </table:table-cell>
          <table:table-cell table:formula="of:=AVERAGE([.F109:.F110])" office:value-type="float" office:value="41117.5" calcext:value-type="float">
            <text:p>41118</text:p>
          </table:table-cell>
          <table:table-cell table:formula="of:=[.C110]/[.G110]" office:value-type="float" office:value="1.04335137107071" calcext:value-type="float">
            <text:p>1,04335</text:p>
          </table:table-cell>
          <table:table-cell office:value-type="float" office:value="1.59778745836776" calcext:value-type="float">
            <text:p>1,60</text:p>
          </table:table-cell>
          <table:table-cell table:formula="of:=[.C110]/[.I110]" office:value-type="float" office:value="26849.6287008192" calcext:value-type="float">
            <text:p>26849,63</text:p>
          </table:table-cell>
          <table:table-cell office:value-type="float" office:value="3875000000" calcext:value-type="float">
            <text:p>3875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36788" calcext:value-type="float">
            <text:p>36788</text:p>
          </table:table-cell>
          <table:table-cell table:formula="of:=[.C111]-[.C110]" office:value-type="float" office:value="-6112" calcext:value-type="float">
            <text:p>-6112</text:p>
          </table:table-cell>
          <table:table-cell table:formula="of:=[.D111]/[.C110]" office:value-type="percentage" office:value="-0.142470862470862" calcext:value-type="percentage">
            <text:p>-14,25 %</text:p>
          </table:table-cell>
          <table:table-cell table:formula="of:=AVERAGE([.C106:.C117])" office:value-type="float" office:value="42381" calcext:value-type="float">
            <text:p>42381</text:p>
          </table:table-cell>
          <table:table-cell table:formula="of:=AVERAGE([.F110:.F111])" office:value-type="float" office:value="41819.875" calcext:value-type="float">
            <text:p>41820</text:p>
          </table:table-cell>
          <table:table-cell table:formula="of:=[.C111]/[.G111]" office:value-type="float" office:value="0.879677426104215" calcext:value-type="float">
            <text:p>0,87968</text:p>
          </table:table-cell>
          <table:table-cell office:value-type="float" office:value="0.890099548984967" calcext:value-type="float">
            <text:p>0,89</text:p>
          </table:table-cell>
          <table:table-cell table:formula="of:=[.C111]/[.I111]" office:value-type="float" office:value="41330.2085614486" calcext:value-type="float">
            <text:p>41330,21</text:p>
          </table:table-cell>
          <table:table-cell office:value-type="float" office:value="4143000000" calcext:value-type="float">
            <text:p>4143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43908" calcext:value-type="float">
            <text:p>43908</text:p>
          </table:table-cell>
          <table:table-cell table:formula="of:=[.C112]-[.C111]" office:value-type="float" office:value="7120" calcext:value-type="float">
            <text:p>7120</text:p>
          </table:table-cell>
          <table:table-cell table:formula="of:=[.D112]/[.C111]" office:value-type="percentage" office:value="0.193541372186583" calcext:value-type="percentage">
            <text:p>19,35 %</text:p>
          </table:table-cell>
          <table:table-cell table:formula="of:=AVERAGE([.C107:.C118])" office:value-type="float" office:value="42650.25" calcext:value-type="float">
            <text:p>42650</text:p>
          </table:table-cell>
          <table:table-cell table:formula="of:=AVERAGE([.F111:.F112])" office:value-type="float" office:value="42515.625" calcext:value-type="float">
            <text:p>42516</text:p>
          </table:table-cell>
          <table:table-cell table:formula="of:=[.C112]/[.G112]" office:value-type="float" office:value="1.03274972436604" calcext:value-type="float">
            <text:p>1,03275</text:p>
          </table:table-cell>
          <table:table-cell office:value-type="float" office:value="1.00615844644439" calcext:value-type="float">
            <text:p>1,01</text:p>
          </table:table-cell>
          <table:table-cell table:formula="of:=[.C112]/[.I112]" office:value-type="float" office:value="43639.2500159036" calcext:value-type="float">
            <text:p>43639,25</text:p>
          </table:table-cell>
          <table:table-cell office:value-type="float" office:value="4424000000" calcext:value-type="float">
            <text:p>4424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5160" calcext:value-type="float">
            <text:p>45160</text:p>
          </table:table-cell>
          <table:table-cell table:formula="of:=[.C113]-[.C112]" office:value-type="float" office:value="1252" calcext:value-type="float">
            <text:p>1252</text:p>
          </table:table-cell>
          <table:table-cell table:formula="of:=[.D113]/[.C112]" office:value-type="percentage" office:value="0.0285141659834199" calcext:value-type="percentage">
            <text:p>2,85 %</text:p>
          </table:table-cell>
          <table:table-cell table:formula="of:=AVERAGE([.C108:.C119])" office:value-type="float" office:value="42734.25" calcext:value-type="float">
            <text:p>42734</text:p>
          </table:table-cell>
          <table:table-cell table:formula="of:=AVERAGE([.F112:.F113])" office:value-type="float" office:value="42692.25" calcext:value-type="float">
            <text:p>42692</text:p>
          </table:table-cell>
          <table:table-cell table:formula="of:=[.C113]/[.G113]" office:value-type="float" office:value="1.05780323126563" calcext:value-type="float">
            <text:p>1,05780</text:p>
          </table:table-cell>
          <table:table-cell office:value-type="float" office:value="0.981594575133927" calcext:value-type="float">
            <text:p>0,98</text:p>
          </table:table-cell>
          <table:table-cell table:formula="of:=[.C113]/[.I113]" office:value-type="float" office:value="46006.7742263535" calcext:value-type="float">
            <text:p>46006,77</text:p>
          </table:table-cell>
          <table:table-cell office:value-type="float" office:value="4743000000" calcext:value-type="float">
            <text:p>4743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44184" calcext:value-type="float">
            <text:p>44184</text:p>
          </table:table-cell>
          <table:table-cell table:formula="of:=[.C114]-[.C113]" office:value-type="float" office:value="-976" calcext:value-type="float">
            <text:p>-976</text:p>
          </table:table-cell>
          <table:table-cell table:formula="of:=[.D114]/[.C113]" office:value-type="percentage" office:value="-0.0216120460584588" calcext:value-type="percentage">
            <text:p>-2,16 %</text:p>
          </table:table-cell>
          <table:table-cell table:formula="of:=AVERAGE([.C109:.C120])" office:value-type="float" office:value="43119.4166666667" calcext:value-type="float">
            <text:p>43119</text:p>
          </table:table-cell>
          <table:table-cell table:formula="of:=AVERAGE([.F113:.F114])" office:value-type="float" office:value="42926.8333333333" calcext:value-type="float">
            <text:p>42927</text:p>
          </table:table-cell>
          <table:table-cell table:formula="of:=[.C114]/[.G114]" office:value-type="float" office:value="1.02928626616607" calcext:value-type="float">
            <text:p>1,02929</text:p>
          </table:table-cell>
          <table:table-cell office:value-type="float" office:value="0.956037090768402" calcext:value-type="float">
            <text:p>0,96</text:p>
          </table:table-cell>
          <table:table-cell table:formula="of:=[.C114]/[.I114]" office:value-type="float" office:value="46215.7801477009" calcext:value-type="float">
            <text:p>46215,78</text:p>
          </table:table-cell>
          <table:table-cell office:value-type="float" office:value="5371000000" calcext:value-type="float">
            <text:p>537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nio</text:p>
          </table:table-cell>
          <table:table-cell office:value-type="float" office:value="39445" calcext:value-type="float">
            <text:p>39445</text:p>
          </table:table-cell>
          <table:table-cell table:formula="of:=[.C115]-[.C114]" office:value-type="float" office:value="-4739" calcext:value-type="float">
            <text:p>-4739</text:p>
          </table:table-cell>
          <table:table-cell table:formula="of:=[.D115]/[.C114]" office:value-type="percentage" office:value="-0.107256020278834" calcext:value-type="percentage">
            <text:p>-10,73 %</text:p>
          </table:table-cell>
          <table:table-cell table:formula="of:=AVERAGE([.C110:.C121])" office:value-type="float" office:value="43623.5" calcext:value-type="float">
            <text:p>43624</text:p>
          </table:table-cell>
          <table:table-cell table:formula="of:=AVERAGE([.F114:.F115])" office:value-type="float" office:value="43371.4583333333" calcext:value-type="float">
            <text:p>43371</text:p>
          </table:table-cell>
          <table:table-cell table:formula="of:=[.C115]/[.G115]" office:value-type="float" office:value="0.909469072882993" calcext:value-type="float">
            <text:p>0,90947</text:p>
          </table:table-cell>
          <table:table-cell office:value-type="float" office:value="0.965618815342199" calcext:value-type="float">
            <text:p>0,97</text:p>
          </table:table-cell>
          <table:table-cell table:formula="of:=[.C115]/[.I115]" office:value-type="float" office:value="40849.4525720497" calcext:value-type="float">
            <text:p>40849,45</text:p>
          </table:table-cell>
          <table:table-cell office:value-type="float" office:value="5285000000" calcext:value-type="float">
            <text:p>5285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julio</text:p>
          </table:table-cell>
          <table:table-cell office:value-type="float" office:value="48209" calcext:value-type="float">
            <text:p>48209</text:p>
          </table:table-cell>
          <table:table-cell table:formula="of:=[.C116]-[.C115]" office:value-type="float" office:value="8764" calcext:value-type="float">
            <text:p>8764</text:p>
          </table:table-cell>
          <table:table-cell table:formula="of:=[.D116]/[.C115]" office:value-type="percentage" office:value="0.222182786157941" calcext:value-type="percentage">
            <text:p>22,22 %</text:p>
          </table:table-cell>
          <table:table-cell table:formula="of:=AVERAGE([.C111:.C122])" office:value-type="float" office:value="45755.5833333333" calcext:value-type="float">
            <text:p>45756</text:p>
          </table:table-cell>
          <table:table-cell table:formula="of:=AVERAGE([.F115:.F116])" office:value-type="float" office:value="44689.5416666667" calcext:value-type="float">
            <text:p>44690</text:p>
          </table:table-cell>
          <table:table-cell table:formula="of:=[.C116]/[.G116]" office:value-type="float" office:value="1.07875351149458" calcext:value-type="float">
            <text:p>1,07875</text:p>
          </table:table-cell>
          <table:table-cell office:value-type="float" office:value="1.08823651072193" calcext:value-type="float">
            <text:p>1,09</text:p>
          </table:table-cell>
          <table:table-cell table:formula="of:=[.C116]/[.I116]" office:value-type="float" office:value="44300.1126363774" calcext:value-type="float">
            <text:p>44300,11</text:p>
          </table:table-cell>
          <table:table-cell office:value-type="float" office:value="4980000000" calcext:value-type="float">
            <text:p>4980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agosto</text:p>
          </table:table-cell>
          <table:table-cell office:value-type="float" office:value="54326" calcext:value-type="float">
            <text:p>54326</text:p>
          </table:table-cell>
          <table:table-cell table:formula="of:=[.C117]-[.C116]" office:value-type="float" office:value="6117" calcext:value-type="float">
            <text:p>6117</text:p>
          </table:table-cell>
          <table:table-cell table:formula="of:=[.D117]/[.C116]" office:value-type="percentage" office:value="0.12688502146902" calcext:value-type="percentage">
            <text:p>12,69 %</text:p>
          </table:table-cell>
          <table:table-cell table:formula="of:=AVERAGE([.C112:.C123])" office:value-type="float" office:value="46216.5833333333" calcext:value-type="float">
            <text:p>46217</text:p>
          </table:table-cell>
          <table:table-cell table:formula="of:=AVERAGE([.F116:.F117])" office:value-type="float" office:value="45986.0833333333" calcext:value-type="float">
            <text:p>45986</text:p>
          </table:table-cell>
          <table:table-cell table:formula="of:=[.C117]/[.G117]" office:value-type="float" office:value="1.18135740341734" calcext:value-type="float">
            <text:p>1,18136</text:p>
          </table:table-cell>
          <table:table-cell office:value-type="float" office:value="1.04881278044275" calcext:value-type="float">
            <text:p>1,05</text:p>
          </table:table-cell>
          <table:table-cell table:formula="of:=[.C117]/[.I117]" office:value-type="float" office:value="51797.6144198647" calcext:value-type="float">
            <text:p>51797,61</text:p>
          </table:table-cell>
          <table:table-cell office:value-type="float" office:value="5759000000" calcext:value-type="float">
            <text:p>5759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septiembre</text:p>
          </table:table-cell>
          <table:table-cell office:value-type="float" office:value="52254" calcext:value-type="float">
            <text:p>52254</text:p>
          </table:table-cell>
          <table:table-cell table:formula="of:=[.C118]-[.C117]" office:value-type="float" office:value="-2072" calcext:value-type="float">
            <text:p>-2072</text:p>
          </table:table-cell>
          <table:table-cell table:formula="of:=[.D118]/[.C117]" office:value-type="percentage" office:value="-0.0381401170710157" calcext:value-type="percentage">
            <text:p>-3,81 %</text:p>
          </table:table-cell>
          <table:table-cell table:formula="of:=AVERAGE([.C113:.C124])" office:value-type="float" office:value="47312.0833333333" calcext:value-type="float">
            <text:p>47312</text:p>
          </table:table-cell>
          <table:table-cell table:formula="of:=AVERAGE([.F117:.F118])" office:value-type="float" office:value="46764.3333333333" calcext:value-type="float">
            <text:p>46764</text:p>
          </table:table-cell>
          <table:table-cell table:formula="of:=[.C118]/[.G118]" office:value-type="float" office:value="1.11739003371515" calcext:value-type="float">
            <text:p>1,11739</text:p>
          </table:table-cell>
          <table:table-cell office:value-type="float" office:value="1.11943823585232" calcext:value-type="float">
            <text:p>1,12</text:p>
          </table:table-cell>
          <table:table-cell table:formula="of:=[.C118]/[.I118]" office:value-type="float" office:value="46678.7700531013" calcext:value-type="float">
            <text:p>46678,77</text:p>
          </table:table-cell>
          <table:table-cell office:value-type="float" office:value="5018000000" calcext:value-type="float">
            <text:p>5018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octubre</text:p>
          </table:table-cell>
          <table:table-cell office:value-type="float" office:value="45313" calcext:value-type="float">
            <text:p>45313</text:p>
          </table:table-cell>
          <table:table-cell table:formula="of:=[.C119]-[.C118]" office:value-type="float" office:value="-6941" calcext:value-type="float">
            <text:p>-6941</text:p>
          </table:table-cell>
          <table:table-cell table:formula="of:=[.D119]/[.C118]" office:value-type="percentage" office:value="-0.132831936311096" calcext:value-type="percentage">
            <text:p>-13,28 %</text:p>
          </table:table-cell>
          <table:table-cell table:formula="of:=AVERAGE([.C114:.C125])" office:value-type="float" office:value="47559.5833333333" calcext:value-type="float">
            <text:p>47560</text:p>
          </table:table-cell>
          <table:table-cell table:formula="of:=AVERAGE([.F118:.F119])" office:value-type="float" office:value="47435.8333333333" calcext:value-type="float">
            <text:p>47436</text:p>
          </table:table-cell>
          <table:table-cell table:formula="of:=[.C119]/[.G119]" office:value-type="float" office:value="0.955248317903133" calcext:value-type="float">
            <text:p>0,95525</text:p>
          </table:table-cell>
          <table:table-cell office:value-type="float" office:value="0.994163274628637" calcext:value-type="float">
            <text:p>0,99</text:p>
          </table:table-cell>
          <table:table-cell table:formula="of:=[.C119]/[.I119]" office:value-type="float" office:value="45579.0322941937" calcext:value-type="float">
            <text:p>45579,03</text:p>
          </table:table-cell>
          <table:table-cell office:value-type="float" office:value="4711000000" calcext:value-type="float">
            <text:p>4711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noviembre</text:p>
          </table:table-cell>
          <table:table-cell office:value-type="float" office:value="41938" calcext:value-type="float">
            <text:p>41938</text:p>
          </table:table-cell>
          <table:table-cell table:formula="of:=[.C120]-[.C119]" office:value-type="float" office:value="-3375" calcext:value-type="float">
            <text:p>-3375</text:p>
          </table:table-cell>
          <table:table-cell table:formula="of:=[.D120]/[.C119]" office:value-type="percentage" office:value="-0.0744819367510427" calcext:value-type="percentage">
            <text:p>-7,45 %</text:p>
          </table:table-cell>
          <table:table-cell table:formula="of:=AVERAGE([.C115:.C126])" office:value-type="float" office:value="48611.4166666667" calcext:value-type="float">
            <text:p>48611</text:p>
          </table:table-cell>
          <table:table-cell table:formula="of:=AVERAGE([.F119:.F120])" office:value-type="float" office:value="48085.5" calcext:value-type="float">
            <text:p>48086</text:p>
          </table:table-cell>
          <table:table-cell table:formula="of:=[.C120]/[.G120]" office:value-type="float" office:value="0.872154807582327" calcext:value-type="float">
            <text:p>0,87215</text:p>
          </table:table-cell>
          <table:table-cell office:value-type="float" office:value="0.829020624906723" calcext:value-type="float">
            <text:p>0,83</text:p>
          </table:table-cell>
          <table:table-cell table:formula="of:=[.C120]/[.I120]" office:value-type="float" office:value="50587.4024602447" calcext:value-type="float">
            <text:p>50587,40</text:p>
          </table:table-cell>
          <table:table-cell office:value-type="float" office:value="4836000000" calcext:value-type="float">
            <text:p>4836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diciembre</text:p>
          </table:table-cell>
          <table:table-cell office:value-type="float" office:value="29057" calcext:value-type="float">
            <text:p>29057</text:p>
          </table:table-cell>
          <table:table-cell table:formula="of:=[.C121]-[.C120]" office:value-type="float" office:value="-12881" calcext:value-type="float">
            <text:p>-12881</text:p>
          </table:table-cell>
          <table:table-cell table:formula="of:=[.D121]/[.C120]" office:value-type="percentage" office:value="-0.307143879059564" calcext:value-type="percentage">
            <text:p>-30,71 %</text:p>
          </table:table-cell>
          <table:table-cell table:style-name="Default" table:number-columns-repeated="3"/>
          <table:table-cell office:value-type="float" office:value="0.523032638405977" calcext:value-type="float">
            <text:p>0,52</text:p>
          </table:table-cell>
          <table:table-cell table:formula="of:=[.C121]/[.I121]" office:value-type="float" office:value="55554.8504364005" calcext:value-type="float">
            <text:p>55554,85</text:p>
          </table:table-cell>
          <table:table-cell office:value-type="float" office:value="4587000000" calcext:value-type="float">
            <text:p>4587000000</text:p>
          </table:table-cell>
          <table:table-cell table:number-columns-repeated="1013"/>
        </table:table-row>
        <table:table-row table:style-name="ro2">
          <table:table-cell table:style-name="ce2" office:value-type="float" office:value="2017" calcext:value-type="float" table:number-columns-spanned="1" table:number-rows-spanned="5">
            <text:p>2017</text:p>
          </table:table-cell>
          <table:table-cell office:value-type="string" calcext:value-type="string">
            <text:p>enero</text:p>
          </table:table-cell>
          <table:table-cell office:value-type="float" office:value="68485" calcext:value-type="float">
            <text:p>68485</text:p>
          </table:table-cell>
          <table:table-cell table:formula="of:=[.C122]-[.C121]" office:value-type="float" office:value="39428" calcext:value-type="float">
            <text:p>39428</text:p>
          </table:table-cell>
          <table:table-cell table:formula="of:=[.D122]/[.C121]" office:value-type="percentage" office:value="1.35691915889459" calcext:value-type="percentage">
            <text:p>135,69 %</text:p>
          </table:table-cell>
          <table:table-cell table:style-name="Default" table:number-columns-repeated="3"/>
          <table:table-cell office:value-type="float" office:value="1.59778745836776" calcext:value-type="float">
            <text:p>1,60</text:p>
          </table:table-cell>
          <table:table-cell table:formula="of:=[.C122]/[.I122]" office:value-type="float" office:value="42862.396773324" calcext:value-type="float">
            <text:p>42862,40</text:p>
          </table:table-cell>
          <table:table-cell office:value-type="float" office:value="4252000000" calcext:value-type="float">
            <text:p>4252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febrero</text:p>
          </table:table-cell>
          <table:table-cell office:value-type="float" office:value="42320" calcext:value-type="float">
            <text:p>42320</text:p>
          </table:table-cell>
          <table:table-cell table:formula="of:=[.C123]-[.C122]" office:value-type="float" office:value="-26165" calcext:value-type="float">
            <text:p>-26165</text:p>
          </table:table-cell>
          <table:table-cell table:formula="of:=[.D123]/[.C122]" office:value-type="percentage" office:value="-0.382054464481273" calcext:value-type="percentage">
            <text:p>-38,21 %</text:p>
          </table:table-cell>
          <table:table-cell table:style-name="Default" table:number-columns-repeated="3"/>
          <table:table-cell office:value-type="float" office:value="0.890099548984967" calcext:value-type="float">
            <text:p>0,89</text:p>
          </table:table-cell>
          <table:table-cell table:formula="of:=[.C123]/[.I123]" office:value-type="float" office:value="47545.2437294907" calcext:value-type="float">
            <text:p>47545,24</text:p>
          </table:table-cell>
          <table:table-cell office:value-type="float" office:value="3888000000" calcext:value-type="float">
            <text:p>3888000000</text:p>
          </table:table-cell>
          <table:table-cell table:number-columns-repeated="1013"/>
        </table:table-row>
        <table:table-row table:style-name="ro2">
          <table:covered-table-cell/>
          <table:table-cell office:value-type="string" calcext:value-type="string">
            <text:p>marzo</text:p>
          </table:table-cell>
          <table:table-cell office:value-type="float" office:value="57054" calcext:value-type="float">
            <text:p>57054</text:p>
          </table:table-cell>
          <table:table-cell table:formula="of:=[.C124]-[.C123]" office:value-type="float" office:value="14734" calcext:value-type="float">
            <text:p>14734</text:p>
          </table:table-cell>
          <table:table-cell table:formula="of:=[.D124]/[.C123]" office:value-type="percentage" office:value="0.348156899810964" calcext:value-type="percentage">
            <text:p>34,82 %</text:p>
          </table:table-cell>
          <table:table-cell table:style-name="Default" table:number-columns-repeated="3"/>
          <table:table-cell office:value-type="float" office:value="1.00615844644439" calcext:value-type="float">
            <text:p>1,01</text:p>
          </table:table-cell>
          <table:table-cell table:formula="of:=[.C124]/[.I124]" office:value-type="float" office:value="56704.7866085306" calcext:value-type="float">
            <text:p>56704,79</text:p>
          </table:table-cell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abril</text:p>
          </table:table-cell>
          <table:table-cell office:value-type="float" office:value="48130" calcext:value-type="float">
            <text:p>48130</text:p>
          </table:table-cell>
          <table:table-cell table:formula="of:=[.C125]-[.C124]" office:value-type="float" office:value="-8924" calcext:value-type="float">
            <text:p>-8924</text:p>
          </table:table-cell>
          <table:table-cell table:formula="of:=[.D125]/[.C124]" office:value-type="percentage" office:value="-0.156413222561082" calcext:value-type="percentage">
            <text:p>-15,64 %</text:p>
          </table:table-cell>
          <table:table-cell table:style-name="Default" table:number-columns-repeated="3"/>
          <table:table-cell office:value-type="float" office:value="0.981594575133927" calcext:value-type="float">
            <text:p>0,98</text:p>
          </table:table-cell>
          <table:table-cell table:formula="of:=[.C125]/[.I125]" office:value-type="float" office:value="49032.4633196279" calcext:value-type="float">
            <text:p>49032,46</text:p>
          </table:table-cell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mayo</text:p>
          </table:table-cell>
          <table:table-cell office:value-type="float" office:value="56806" calcext:value-type="float">
            <text:p>56806</text:p>
          </table:table-cell>
          <table:table-cell table:formula="of:=[.C126]-[.C125]" office:value-type="float" office:value="8676" calcext:value-type="float">
            <text:p>8676</text:p>
          </table:table-cell>
          <table:table-cell table:formula="of:=[.D126]/[.C125]" office:value-type="percentage" office:value="0.180261790982755" calcext:value-type="percentage">
            <text:p>18,03 %</text:p>
          </table:table-cell>
          <table:table-cell table:style-name="Default" table:number-columns-repeated="3"/>
          <table:table-cell office:value-type="float" office:value="0.956037090768402" calcext:value-type="float">
            <text:p>0,96</text:p>
          </table:table-cell>
          <table:table-cell table:formula="of:=[.C126]/[.I126]" office:value-type="float" office:value="59418.1967922844" calcext:value-type="float">
            <text:p>59418,20</text:p>
          </table:table-cell>
          <table:table-cell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1" table:number-rows-spanned="4">
            <text:p>Cálculo del indice estacional de ventas</text:p>
          </table:table-cell>
          <table:table-cell table:style-name="Default"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na corregida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enero</text:p>
          </table:table-cell>
          <table:table-cell table:style-name="Default"/>
          <table:table-cell table:style-name="Default" office:value-type="float" office:value="1.71450703393224" calcext:value-type="float">
            <text:p>1,7145070339</text:p>
          </table:table-cell>
          <table:table-cell table:style-name="Default" office:value-type="float" office:value="1.67469183405575" calcext:value-type="float">
            <text:p>1,6746918341</text:p>
          </table:table-cell>
          <table:table-cell table:style-name="Default" office:value-type="float" office:value="1.65930774004313" calcext:value-type="float">
            <text:p>1,65930774</text:p>
          </table:table-cell>
          <table:table-cell table:style-name="Default" office:value-type="float" office:value="1.58828414647194" calcext:value-type="float">
            <text:p>1,5882841465</text:p>
          </table:table-cell>
          <table:table-cell table:style-name="Default" office:value-type="float" office:value="1.59486403518803" calcext:value-type="float">
            <text:p>1,5948640352</text:p>
          </table:table-cell>
          <table:table-cell table:style-name="Default" office:value-type="float" office:value="1.49903466508966" calcext:value-type="float">
            <text:p>1,4990346651</text:p>
          </table:table-cell>
          <table:table-cell table:style-name="Default" office:value-type="float" office:value="1.64072146985664" calcext:value-type="float">
            <text:p>1,6407214699</text:p>
          </table:table-cell>
          <table:table-cell office:value-type="float" office:value="1.30268651129997" calcext:value-type="float">
            <text:p>1,3026865113</text:p>
          </table:table-cell>
          <table:table-cell office:value-type="float" office:value="1.04335137107071" calcext:value-type="float">
            <text:p>1,0433513711</text:p>
          </table:table-cell>
          <table:table-cell table:formula="of:=MEDIAN([.C129:.L129])" office:value-type="float" office:value="1.59486403518803" calcext:value-type="float">
            <text:p>1,5948640352</text:p>
          </table:table-cell>
          <table:table-cell table:formula="of:=[.M129]*[.$M$142]" office:value-type="float" office:value="1.59778745836776" calcext:value-type="float">
            <text:p>1,5977874584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febrero</text:p>
          </table:table-cell>
          <table:table-cell table:style-name="Default"/>
          <table:table-cell table:style-name="Default" office:value-type="float" office:value="0.91482967899909" calcext:value-type="float">
            <text:p>0,914829679</text:p>
          </table:table-cell>
          <table:table-cell table:style-name="Default" office:value-type="float" office:value="0.888947705066279" calcext:value-type="float">
            <text:p>0,8889477051</text:p>
          </table:table-cell>
          <table:table-cell table:style-name="Default" office:value-type="float" office:value="0.930284740124922" calcext:value-type="float">
            <text:p>0,9302847401</text:p>
          </table:table-cell>
          <table:table-cell table:style-name="Default" office:value-type="float" office:value="0.922165550379411" calcext:value-type="float">
            <text:p>0,9221655504</text:p>
          </table:table-cell>
          <table:table-cell table:style-name="Default" office:value-type="float" office:value="0.802323389641579" calcext:value-type="float">
            <text:p>0,8023233896</text:p>
          </table:table-cell>
          <table:table-cell table:style-name="Default" office:value-type="float" office:value="0.865281856471877" calcext:value-type="float">
            <text:p>0,8652818565</text:p>
          </table:table-cell>
          <table:table-cell table:style-name="Default" office:value-type="float" office:value="0.888470960876989" calcext:value-type="float">
            <text:p>0,8884709609</text:p>
          </table:table-cell>
          <table:table-cell office:value-type="float" office:value="0.834533415348989" calcext:value-type="float">
            <text:p>0,8345334153</text:p>
          </table:table-cell>
          <table:table-cell office:value-type="float" office:value="0.879677426104215" calcext:value-type="float">
            <text:p>0,8796774261</text:p>
          </table:table-cell>
          <table:table-cell table:formula="of:=MEDIAN([.C130:.L130])" office:value-type="float" office:value="0.888470960876989" calcext:value-type="float">
            <text:p>0,8884709609</text:p>
          </table:table-cell>
          <table:table-cell table:formula="of:=[.M130]*[.$M$142]" office:value-type="float" office:value="0.890099548984967" calcext:value-type="float">
            <text:p>0,890099549</text:p>
          </table:table-cell>
          <table:table-cell table:number-columns-repeated="1010"/>
        </table:table-row>
        <table:table-row table:style-name="ro2">
          <table:covered-table-cell table:style-name="Default"/>
          <table:table-cell table:style-name="Default" office:value-type="string" calcext:value-type="string">
            <text:p>marzo</text:p>
          </table:table-cell>
          <table:table-cell table:style-name="Default"/>
          <table:table-cell table:style-name="Default" office:value-type="float" office:value="0.85082036326716" calcext:value-type="float">
            <text:p>0,8508203633</text:p>
          </table:table-cell>
          <table:table-cell table:style-name="Default" office:value-type="float" office:value="0.927931469358752" calcext:value-type="float">
            <text:p>0,9279314694</text:p>
          </table:table-cell>
          <table:table-cell table:style-name="Default" office:value-type="float" office:value="1.11711511362105" calcext:value-type="float">
            <text:p>1,1171151136</text:p>
          </table:table-cell>
          <table:table-cell table:style-name="Default" office:value-type="float" office:value="1.00431750889703" calcext:value-type="float">
            <text:p>1,0043175089</text:p>
          </table:table-cell>
          <table:table-cell table:style-name="Default" office:value-type="float" office:value="1.13398522864933" calcext:value-type="float">
            <text:p>1,1339852286</text:p>
          </table:table-cell>
          <table:table-cell table:style-name="Default" office:value-type="float" office:value="1.00881445863041" calcext:value-type="float">
            <text:p>1,0088144586</text:p>
          </table:table-cell>
          <table:table-cell table:style-name="Default" office:value-type="float" office:value="0.79559296295698" calcext:value-type="float">
            <text:p>0,795592963</text:p>
          </table:table-cell>
          <table:table-cell office:value-type="float" office:value="0.952249742228463" calcext:value-type="float">
            <text:p>0,9522497422</text:p>
          </table:table-cell>
          <table:table-cell office:value-type="float" office:value="1.03274972436604" calcext:value-type="float">
            <text:p>1,0327497244</text:p>
          </table:table-cell>
          <table:table-cell table:formula="of:=MEDIAN([.C131:.L131])" office:value-type="float" office:value="1.00431750889703" calcext:value-type="float">
            <text:p>1,0043175089</text:p>
          </table:table-cell>
          <table:table-cell table:formula="of:=[.M131]*[.$M$142]" office:value-type="float" office:value="1.00615844644439" calcext:value-type="float">
            <text:p>1,006158446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bril</text:p>
          </table:table-cell>
          <table:table-cell table:style-name="Default"/>
          <table:table-cell table:style-name="Default" office:value-type="float" office:value="1.08729867455675" calcext:value-type="float">
            <text:p>1,0872986746</text:p>
          </table:table-cell>
          <table:table-cell table:style-name="Default" office:value-type="float" office:value="0.937957072470881" calcext:value-type="float">
            <text:p>0,9379570725</text:p>
          </table:table-cell>
          <table:table-cell table:style-name="Default" office:value-type="float" office:value="0.979798581355767" calcext:value-type="float">
            <text:p>0,9797985814</text:p>
          </table:table-cell>
          <table:table-cell table:style-name="Default" office:value-type="float" office:value="0.930229935291049" calcext:value-type="float">
            <text:p>0,9302299353</text:p>
          </table:table-cell>
          <table:table-cell table:style-name="Default" office:value-type="float" office:value="0.840464856852512" calcext:value-type="float">
            <text:p>0,8404648569</text:p>
          </table:table-cell>
          <table:table-cell table:style-name="Default" office:value-type="float" office:value="1.05960157960983" calcext:value-type="float">
            <text:p>1,0596015796</text:p>
          </table:table-cell>
          <table:table-cell table:style-name="Default" office:value-type="float" office:value="0.863421076359239" calcext:value-type="float">
            <text:p>0,8634210764</text:p>
          </table:table-cell>
          <table:table-cell office:value-type="float" office:value="1.00776680035215" calcext:value-type="float">
            <text:p>1,0077668004</text:p>
          </table:table-cell>
          <table:table-cell office:value-type="float" office:value="1.05780323126563" calcext:value-type="float">
            <text:p>1,0578032313</text:p>
          </table:table-cell>
          <table:table-cell table:formula="of:=MEDIAN([.C132:.L132])" office:value-type="float" office:value="0.979798581355767" calcext:value-type="float">
            <text:p>0,9797985814</text:p>
          </table:table-cell>
          <table:table-cell table:formula="of:=[.M132]*[.$M$142]" office:value-type="float" office:value="0.981594575133927" calcext:value-type="float">
            <text:p>0,9815945751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mayo</text:p>
          </table:table-cell>
          <table:table-cell table:style-name="Default"/>
          <table:table-cell table:style-name="Default" office:value-type="float" office:value="1.09802185208819" calcext:value-type="float">
            <text:p>1,0980218521</text:p>
          </table:table-cell>
          <table:table-cell table:style-name="Default" office:value-type="float" office:value="0.954287858743077" calcext:value-type="float">
            <text:p>0,9542878587</text:p>
          </table:table-cell>
          <table:table-cell table:style-name="Default" office:value-type="float" office:value="0.945946720254733" calcext:value-type="float">
            <text:p>0,9459467203</text:p>
          </table:table-cell>
          <table:table-cell table:style-name="Default" office:value-type="float" office:value="0.931948513693272" calcext:value-type="float">
            <text:p>0,9319485137</text:p>
          </table:table-cell>
          <table:table-cell table:style-name="Default" office:value-type="float" office:value="1.08895041965908" calcext:value-type="float">
            <text:p>1,0889504197</text:p>
          </table:table-cell>
          <table:table-cell table:style-name="Default" office:value-type="float" office:value="1.19732319668586" calcext:value-type="float">
            <text:p>1,1973231967</text:p>
          </table:table-cell>
          <table:table-cell table:style-name="Default" office:value-type="float" office:value="0.953557082505862" calcext:value-type="float">
            <text:p>0,9535570825</text:p>
          </table:table-cell>
          <table:table-cell office:value-type="float" office:value="0.906330855245607" calcext:value-type="float">
            <text:p>0,9063308552</text:p>
          </table:table-cell>
          <table:table-cell office:value-type="float" office:value="1.02928626616607" calcext:value-type="float">
            <text:p>1,0292862662</text:p>
          </table:table-cell>
          <table:table-cell table:formula="of:=MEDIAN([.C133:.L133])" office:value-type="float" office:value="0.954287858743077" calcext:value-type="float">
            <text:p>0,9542878587</text:p>
          </table:table-cell>
          <table:table-cell table:formula="of:=[.M133]*[.$M$142]" office:value-type="float" office:value="0.956037090768402" calcext:value-type="float">
            <text:p>0,9560370908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nio</text:p>
          </table:table-cell>
          <table:table-cell table:style-name="Default"/>
          <table:table-cell table:style-name="Default" office:value-type="float" office:value="0.96206774336109" calcext:value-type="float">
            <text:p>0,9620677434</text:p>
          </table:table-cell>
          <table:table-cell table:style-name="Default" office:value-type="float" office:value="1.0156775154489" calcext:value-type="float">
            <text:p>1,0156775154</text:p>
          </table:table-cell>
          <table:table-cell table:style-name="Default" office:value-type="float" office:value="0.963852051926466" calcext:value-type="float">
            <text:p>0,9638520519</text:p>
          </table:table-cell>
          <table:table-cell table:style-name="Default" office:value-type="float" office:value="1.07869938983382" calcext:value-type="float">
            <text:p>1,0786993898</text:p>
          </table:table-cell>
          <table:table-cell table:style-name="Default" office:value-type="float" office:value="1.01485767797569" calcext:value-type="float">
            <text:p>1,014857678</text:p>
          </table:table-cell>
          <table:table-cell table:style-name="Default" office:value-type="float" office:value="0.932819502661848" calcext:value-type="float">
            <text:p>0,9328195027</text:p>
          </table:table-cell>
          <table:table-cell table:style-name="Default" office:value-type="float" office:value="0.897703553016686" calcext:value-type="float">
            <text:p>0,897703553</text:p>
          </table:table-cell>
          <table:table-cell office:value-type="float" office:value="1.06303544320157" calcext:value-type="float">
            <text:p>1,0630354432</text:p>
          </table:table-cell>
          <table:table-cell office:value-type="float" office:value="0.909469072882993" calcext:value-type="float">
            <text:p>0,9094690729</text:p>
          </table:table-cell>
          <table:table-cell table:formula="of:=MEDIAN([.C134:.L134])" office:value-type="float" office:value="0.963852051926466" calcext:value-type="float">
            <text:p>0,9638520519</text:p>
          </table:table-cell>
          <table:table-cell table:formula="of:=[.M134]*[.$M$142]" office:value-type="float" office:value="0.965618815342199" calcext:value-type="float">
            <text:p>0,9656188153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julio</text:p>
          </table:table-cell>
          <table:table-cell table:style-name="Default"/>
          <table:table-cell table:style-name="Default" office:value-type="float" office:value="1.15268050934497" calcext:value-type="float">
            <text:p>1,1526805093</text:p>
          </table:table-cell>
          <table:table-cell table:style-name="Default" office:value-type="float" office:value="1.08624539743348" calcext:value-type="float">
            <text:p>1,0862453974</text:p>
          </table:table-cell>
          <table:table-cell table:style-name="Default" office:value-type="float" office:value="1.02987824788916" calcext:value-type="float">
            <text:p>1,0298782479</text:p>
          </table:table-cell>
          <table:table-cell table:style-name="Default" office:value-type="float" office:value="1.00180183994852" calcext:value-type="float">
            <text:p>1,0018018399</text:p>
          </table:table-cell>
          <table:table-cell table:style-name="Default" office:value-type="float" office:value="1.08245176590185" calcext:value-type="float">
            <text:p>1,0824517659</text:p>
          </table:table-cell>
          <table:table-cell table:style-name="Default" office:value-type="float" office:value="1.1100128921358" calcext:value-type="float">
            <text:p>1,1100128921</text:p>
          </table:table-cell>
          <table:table-cell table:style-name="Default" office:value-type="float" office:value="1.13382064404252" calcext:value-type="float">
            <text:p>1,133820644</text:p>
          </table:table-cell>
          <table:table-cell office:value-type="float" office:value="1.14601929252228" calcext:value-type="float">
            <text:p>1,1460192925</text:p>
          </table:table-cell>
          <table:table-cell office:value-type="float" office:value="1.07875351149458" calcext:value-type="float">
            <text:p>1,0787535115</text:p>
          </table:table-cell>
          <table:table-cell table:formula="of:=MEDIAN([.C135:.L135])" office:value-type="float" office:value="1.08624539743348" calcext:value-type="float">
            <text:p>1,0862453974</text:p>
          </table:table-cell>
          <table:table-cell table:formula="of:=[.M135]*[.$M$142]" office:value-type="float" office:value="1.08823651072193" calcext:value-type="float">
            <text:p>1,0882365107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agosto</text:p>
          </table:table-cell>
          <table:table-cell table:style-name="Default"/>
          <table:table-cell table:style-name="Default" office:value-type="float" office:value="1.01949340728585" calcext:value-type="float">
            <text:p>1,0194934073</text:p>
          </table:table-cell>
          <table:table-cell table:style-name="Default" office:value-type="float" office:value="0.985177309400213" calcext:value-type="float">
            <text:p>0,9851773094</text:p>
          </table:table-cell>
          <table:table-cell table:style-name="Default" office:value-type="float" office:value="0.967351727677594" calcext:value-type="float">
            <text:p>0,9673517277</text:p>
          </table:table-cell>
          <table:table-cell table:style-name="Default" office:value-type="float" office:value="1.11978618287843" calcext:value-type="float">
            <text:p>1,1197861829</text:p>
          </table:table-cell>
          <table:table-cell table:style-name="Default" office:value-type="float" office:value="1.08950928020657" calcext:value-type="float">
            <text:p>1,0895092802</text:p>
          </table:table-cell>
          <table:table-cell table:style-name="Default" office:value-type="float" office:value="1.04496605091421" calcext:value-type="float">
            <text:p>1,0449660509</text:p>
          </table:table-cell>
          <table:table-cell table:style-name="Default" office:value-type="float" office:value="1.13660333304392" calcext:value-type="float">
            <text:p>1,136603333</text:p>
          </table:table-cell>
          <table:table-cell office:value-type="float" office:value="1.0468937995561" calcext:value-type="float">
            <text:p>1,0468937996</text:p>
          </table:table-cell>
          <table:table-cell office:value-type="float" office:value="1.18135740341734" calcext:value-type="float">
            <text:p>1,1813574034</text:p>
          </table:table-cell>
          <table:table-cell table:formula="of:=MEDIAN([.C136:.L136])" office:value-type="float" office:value="1.0468937995561" calcext:value-type="float">
            <text:p>1,0468937996</text:p>
          </table:table-cell>
          <table:table-cell table:formula="of:=[.M136]*[.$M$142]" office:value-type="float" office:value="1.04881278044275" calcext:value-type="float">
            <text:p>1,0488127804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septiembre</text:p>
          </table:table-cell>
          <table:table-cell table:style-name="Default"/>
          <table:table-cell table:style-name="Default" office:value-type="float" office:value="1.1192886942695" calcext:value-type="float">
            <text:p>1,1192886943</text:p>
          </table:table-cell>
          <table:table-cell table:style-name="Default" office:value-type="float" office:value="1.03425672252463" calcext:value-type="float">
            <text:p>1,0342567225</text:p>
          </table:table-cell>
          <table:table-cell table:style-name="Default" office:value-type="float" office:value="1.10180607180776" calcext:value-type="float">
            <text:p>1,1018060718</text:p>
          </table:table-cell>
          <table:table-cell table:style-name="Default" office:value-type="float" office:value="1.17296276248417" calcext:value-type="float">
            <text:p>1,1729627625</text:p>
          </table:table-cell>
          <table:table-cell table:style-name="Default" office:value-type="float" office:value="0.915557265066849" calcext:value-type="float">
            <text:p>0,9155572651</text:p>
          </table:table-cell>
          <table:table-cell table:style-name="Default" office:value-type="float" office:value="1.08929923806353" calcext:value-type="float">
            <text:p>1,0892992381</text:p>
          </table:table-cell>
          <table:table-cell table:style-name="Default" office:value-type="float" office:value="1.14824460615345" calcext:value-type="float">
            <text:p>1,1482446062</text:p>
          </table:table-cell>
          <table:table-cell office:value-type="float" office:value="1.23912535202664" calcext:value-type="float">
            <text:p>1,239125352</text:p>
          </table:table-cell>
          <table:table-cell office:value-type="float" office:value="1.11739003371515" calcext:value-type="float">
            <text:p>1,1173900337</text:p>
          </table:table-cell>
          <table:table-cell table:formula="of:=MEDIAN([.C137:.L137])" office:value-type="float" office:value="1.11739003371515" calcext:value-type="float">
            <text:p>1,1173900337</text:p>
          </table:table-cell>
          <table:table-cell table:formula="of:=[.M137]*[.$M$142]" office:value-type="float" office:value="1.11943823585232" calcext:value-type="float">
            <text:p>1,1194382359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octubre</text:p>
          </table:table-cell>
          <table:table-cell table:style-name="Default"/>
          <table:table-cell table:style-name="Default" office:value-type="float" office:value="1.03705521416113" calcext:value-type="float">
            <text:p>1,0370552142</text:p>
          </table:table-cell>
          <table:table-cell table:style-name="Default" office:value-type="float" office:value="0.877736657439982" calcext:value-type="float">
            <text:p>0,8777366574</text:p>
          </table:table-cell>
          <table:table-cell table:style-name="Default" office:value-type="float" office:value="0.866840864655472" calcext:value-type="float">
            <text:p>0,8668408647</text:p>
          </table:table-cell>
          <table:table-cell table:style-name="Default" office:value-type="float" office:value="0.992344284282787" calcext:value-type="float">
            <text:p>0,9923442843</text:p>
          </table:table-cell>
          <table:table-cell table:style-name="Default" office:value-type="float" office:value="0.968505885263865" calcext:value-type="float">
            <text:p>0,9685058853</text:p>
          </table:table-cell>
          <table:table-cell table:style-name="Default" office:value-type="float" office:value="1.14871319753696" calcext:value-type="float">
            <text:p>1,1487131975</text:p>
          </table:table-cell>
          <table:table-cell table:style-name="Default" office:value-type="float" office:value="1.02528981477521" calcext:value-type="float">
            <text:p>1,0252898148</text:p>
          </table:table-cell>
          <table:table-cell office:value-type="float" office:value="1.10329914792418" calcext:value-type="float">
            <text:p>1,1032991479</text:p>
          </table:table-cell>
          <table:table-cell office:value-type="float" office:value="0.955248317903133" calcext:value-type="float">
            <text:p>0,9552483179</text:p>
          </table:table-cell>
          <table:table-cell table:formula="of:=MEDIAN([.C138:.L138])" office:value-type="float" office:value="0.992344284282787" calcext:value-type="float">
            <text:p>0,9923442843</text:p>
          </table:table-cell>
          <table:table-cell table:formula="of:=[.M138]*[.$M$142]" office:value-type="float" office:value="0.994163274628637" calcext:value-type="float">
            <text:p>0,9941632746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noviembre</text:p>
          </table:table-cell>
          <table:table-cell table:style-name="Default"/>
          <table:table-cell table:style-name="Default" office:value-type="float" office:value="0.745624822183085" calcext:value-type="float">
            <text:p>0,7456248222</text:p>
          </table:table-cell>
          <table:table-cell table:style-name="Default" office:value-type="float" office:value="0.821239182630024" calcext:value-type="float">
            <text:p>0,8212391826</text:p>
          </table:table-cell>
          <table:table-cell table:style-name="Default" office:value-type="float" office:value="0.894041478144567" calcext:value-type="float">
            <text:p>0,8940414781</text:p>
          </table:table-cell>
          <table:table-cell table:style-name="Default" office:value-type="float" office:value="0.909071180074982" calcext:value-type="float">
            <text:p>0,9090711801</text:p>
          </table:table-cell>
          <table:table-cell table:style-name="Default" office:value-type="float" office:value="0.763657847608146" calcext:value-type="float">
            <text:p>0,7636578476</text:p>
          </table:table-cell>
          <table:table-cell table:style-name="Default" office:value-type="float" office:value="0.827503791050857" calcext:value-type="float">
            <text:p>0,8275037911</text:p>
          </table:table-cell>
          <table:table-cell table:style-name="Default" office:value-type="float" office:value="0.735880998454104" calcext:value-type="float">
            <text:p>0,7358809985</text:p>
          </table:table-cell>
          <table:table-cell office:value-type="float" office:value="0.914583558851584" calcext:value-type="float">
            <text:p>0,9145835589</text:p>
          </table:table-cell>
          <table:table-cell office:value-type="float" office:value="0.872154807582327" calcext:value-type="float">
            <text:p>0,8721548076</text:p>
          </table:table-cell>
          <table:table-cell table:formula="of:=MEDIAN([.C139:.L139])" office:value-type="float" office:value="0.827503791050857" calcext:value-type="float">
            <text:p>0,8275037911</text:p>
          </table:table-cell>
          <table:table-cell table:formula="of:=[.M139]*[.$M$142]" office:value-type="float" office:value="0.829020624906723" calcext:value-type="float">
            <text:p>0,8290206249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diciembre</text:p>
          </table:table-cell>
          <table:table-cell table:style-name="ce8" office:value-type="float" office:value="0.508891002060158" calcext:value-type="float">
            <text:p>0,50889</text:p>
          </table:table-cell>
          <table:table-cell table:style-name="Default" office:value-type="float" office:value="0.433928046621316" calcext:value-type="float">
            <text:p>0,4339280466</text:p>
          </table:table-cell>
          <table:table-cell table:style-name="Default" office:value-type="float" office:value="0.509272341728373" calcext:value-type="float">
            <text:p>0,5092723417</text:p>
          </table:table-cell>
          <table:table-cell table:style-name="Default" office:value-type="float" office:value="0.6396701947764" calcext:value-type="float">
            <text:p>0,6396701948</text:p>
          </table:table-cell>
          <table:table-cell table:style-name="Default" office:value-type="float" office:value="0.522075661474617" calcext:value-type="float">
            <text:p>0,5220756615</text:p>
          </table:table-cell>
          <table:table-cell table:style-name="Default" office:value-type="float" office:value="0.48528850352157" calcext:value-type="float">
            <text:p>0,4852885035</text:p>
          </table:table-cell>
          <table:table-cell table:style-name="Default" office:value-type="float" office:value="0.688127116371596" calcext:value-type="float">
            <text:p>0,6881271164</text:p>
          </table:table-cell>
          <table:table-cell table:style-name="Default" office:value-type="float" office:value="0.558142570302965" calcext:value-type="float">
            <text:p>0,5581425703</text:p>
          </table:table-cell>
          <table:table-cell office:value-type="float" office:value="0.560148347122529" calcext:value-type="float">
            <text:p>0,5601483471</text:p>
          </table:table-cell>
          <table:table-cell/>
          <table:table-cell table:formula="of:=MEDIAN([.C140:.L140])" office:value-type="float" office:value="0.522075661474617" calcext:value-type="float">
            <text:p>0,5220756615</text:p>
          </table:table-cell>
          <table:table-cell table:formula="of:=[.M140]*[.$M$142]" office:value-type="float" office:value="0.523032638405977" calcext:value-type="float">
            <text:p>0,5230326384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Totales</text:p>
          </table:table-cell>
          <table:table-cell table:formula="of:=SUM([.M129:.M140])" office:value-type="float" office:value="11.9780439645003" calcext:value-type="float">
            <text:p>11,9780439645</text:p>
          </table:table-cell>
          <table:table-cell table:formula="of:=SUM([.N129:.N140]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Default" table:number-columns-repeated="10"/>
          <table:table-cell/>
          <table:table-cell office:value-type="string" calcext:value-type="string">
            <text:p>Coeficiente</text:p>
          </table:table-cell>
          <table:table-cell table:formula="of:=12/[.M141]" office:value-type="float" office:value="1.0018330234523" calcext:value-type="float">
            <text:p>1,0018330235</text:p>
          </table:table-cell>
          <table:table-cell table:number-columns-repeated="1011"/>
        </table:table-row>
      </table:table>
      <table:table table:name="Graficos" table:style-name="ta1">
        <table:shapes>
          <draw:frame draw:z-index="0" draw:style-name="gr1" draw:text-style-name="P1" svg:width="211.63mm" svg:height="92.79mm" svg:x="22.59mm" svg:y="102.87mm">
            <loext:p draw:notify-on-update-of-ranges="Datos.D8:Datos.D1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1.18mm" svg:height="98.44mm" svg:x="22.58mm" svg:y="203.21mm">
            <loext:p draw:notify-on-update-of-ranges="Datos.E1:Datos.E7 Datos.E8:Datos.E1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10.63mm" svg:height="95.01mm" svg:x="22.34mm" svg:y="2.26mm">
            <loext:p draw:notify-on-update-of-ranges="Datos.C1:Datos.C1 Datos.C7:Datos.C126 Datos.G1:Datos.G1 Datos.G7:Datos.G1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212.91mm" svg:height="133.71mm" svg:x="248.36mm" svg:y="13.56mm">
            <loext:p draw:notify-on-update-of-ranges="Datos.C1:Datos.C1 Datos.C2:Datos.C123 Datos.K1:Datos.K1 Datos.K2:Datos.K1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percentage-style style:name="N115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4:10:02.212512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0:22:41.575281290</meta:creation-date>
    <dc:date>2017-11-14T15:03:19.083196941</dc:date>
    <meta:editing-duration>PT1H16M6S</meta:editing-duration>
    <meta:editing-cycles>12</meta:editing-cycles>
    <meta:generator>LibreOffice/5.1.6.2$Linux_X86_64 LibreOffice_project/10m0$Build-2</meta:generator>
    <meta:document-statistic meta:table-count="2" meta:cell-count="13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64cm" svg:height="9.502cm" xlink:href=".." xlink:type="simple" chart:class="chart:line" chart:style-name="ch1">
        <chart:title svg:x="8.636cm" svg:y="0.326cm" chart:style-name="ch2">
          <text:p>Ventas mensuales</text:p>
        </chart:title>
        <chart:legend chart:legend-position="bottom" svg:x="6.487cm" svg:y="8.719cm" style:legend-expansion="wide" chart:style-name="ch3"/>
        <chart:plot-area chart:style-name="ch4" table:cell-range-address="Datos.C1:Datos.C1 Datos.C7:Datos.C126 Datos.G1:Datos.G1 Datos.G7:Datos.G126" chart:data-source-has-labels="row" svg:x="0.421cm" svg:y="1.295cm" svg:width="20.222cm" svg:height="7.234cm">
          <chartooo:coordinate-region svg:x="1.783cm" svg:y="1.416cm" svg:width="18.86cm" svg:height="6.11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os.C7:Datos.C126" chart:label-cell-address="Datos.C1:Datos.C1" chart:class="chart:line">
            <chart:data-point chart:repeated="120"/>
          </chart:series>
          <chart:series chart:style-name="ch8" chart:values-cell-range-address="Datos.G7:Datos.G126" chart:label-cell-address="Datos.G1:Datos.G1" chart:class="chart:line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Promedio móvil 2 de lo anterior</text:p>
                <draw:g>
                  <svg:desc>Datos.G1:Dato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598">
                <text:p>31598</text:p>
                <draw:g>
                  <svg:desc>Datos.C7:Datos.C126</svg:desc>
                </draw:g>
              </table:table-cell>
              <table:table-cell office:value-type="float" office:value="NaN">
                <text:p>NaN</text:p>
                <draw:g>
                  <svg:desc>Datos.G7:Datos.G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727">
                <text:p>37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93">
                <text:p>40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563">
                <text:p>36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614">
                <text:p>36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18">
                <text:p>29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154">
                <text:p>19154</text:p>
              </table:table-cell>
              <table:table-cell office:value-type="float" office:value="37638.7083333333">
                <text:p>37638.70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294">
                <text:p>65294</text:p>
              </table:table-cell>
              <table:table-cell office:value-type="float" office:value="38083.25">
                <text:p>38083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33">
                <text:p>34933</text:p>
              </table:table-cell>
              <table:table-cell office:value-type="float" office:value="38185.25">
                <text:p>38185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42">
                <text:p>32542</text:p>
              </table:table-cell>
              <table:table-cell office:value-type="float" office:value="38247.7916666667">
                <text:p>38247.791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847">
                <text:p>41847</text:p>
              </table:table-cell>
              <table:table-cell office:value-type="float" office:value="38487.125">
                <text:p>38487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158">
                <text:p>42158</text:p>
              </table:table-cell>
              <table:table-cell office:value-type="float" office:value="38394.5">
                <text:p>3839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645">
                <text:p>36645</text:p>
              </table:table-cell>
              <table:table-cell office:value-type="float" office:value="38089.8333333333">
                <text:p>38089.8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349">
                <text:p>43349</text:p>
              </table:table-cell>
              <table:table-cell office:value-type="float" office:value="37607.125">
                <text:p>37607.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819">
                <text:p>37819</text:p>
              </table:table-cell>
              <table:table-cell office:value-type="float" office:value="37095.875">
                <text:p>37095.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238">
                <text:p>41238</text:p>
              </table:table-cell>
              <table:table-cell office:value-type="float" office:value="36843.0416666667">
                <text:p>36843.041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683">
                <text:p>37683</text:p>
              </table:table-cell>
              <table:table-cell office:value-type="float" office:value="36336.5416666667">
                <text:p>36336.541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26">
                <text:p>26426</text:p>
              </table:table-cell>
              <table:table-cell office:value-type="float" office:value="35441.4166666667">
                <text:p>35441.41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134">
                <text:p>15134</text:p>
              </table:table-cell>
              <table:table-cell office:value-type="float" office:value="34876.75">
                <text:p>34876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729">
                <text:p>57729</text:p>
              </table:table-cell>
              <table:table-cell office:value-type="float" office:value="34471.4166666667">
                <text:p>34471.41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228">
                <text:p>30228</text:p>
              </table:table-cell>
              <table:table-cell office:value-type="float" office:value="34004.25">
                <text:p>34004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79">
                <text:p>31179</text:p>
              </table:table-cell>
              <table:table-cell office:value-type="float" office:value="33600.5416666667">
                <text:p>33600.541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054">
                <text:p>31054</text:p>
              </table:table-cell>
              <table:table-cell office:value-type="float" office:value="33108.125">
                <text:p>33108.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468">
                <text:p>31468</text:p>
              </table:table-cell>
              <table:table-cell office:value-type="float" office:value="32975.375">
                <text:p>32975.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783">
                <text:p>33783</text:p>
              </table:table-cell>
              <table:table-cell office:value-type="float" office:value="33261.5416666667">
                <text:p>33261.541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483">
                <text:p>36483</text:p>
              </table:table-cell>
              <table:table-cell office:value-type="float" office:value="33586.3333333333">
                <text:p>33586.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473">
                <text:p>33473</text:p>
              </table:table-cell>
              <table:table-cell office:value-type="float" office:value="33976.625">
                <text:p>33976.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895">
                <text:p>35895</text:p>
              </table:table-cell>
              <table:table-cell office:value-type="float" office:value="34706.0833333333">
                <text:p>34706.08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08">
                <text:p>31208</text:p>
              </table:table-cell>
              <table:table-cell office:value-type="float" office:value="35555.0833333333">
                <text:p>35555.08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715">
                <text:p>29715</text:p>
              </table:table-cell>
              <table:table-cell office:value-type="float" office:value="36183.125">
                <text:p>36183.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713">
                <text:p>18713</text:p>
              </table:table-cell>
              <table:table-cell office:value-type="float" office:value="36744.5833333333">
                <text:p>36744.58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945">
                <text:p>61945</text:p>
              </table:table-cell>
              <table:table-cell office:value-type="float" office:value="37331.8333333333">
                <text:p>37331.8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379">
                <text:p>35379</text:p>
              </table:table-cell>
              <table:table-cell office:value-type="float" office:value="38030.2916666667">
                <text:p>38030.291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535">
                <text:p>43535</text:p>
              </table:table-cell>
              <table:table-cell office:value-type="float" office:value="38970.9166666667">
                <text:p>38970.91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074">
                <text:p>39074</text:p>
              </table:table-cell>
              <table:table-cell office:value-type="float" office:value="39879.625">
                <text:p>39879.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521">
                <text:p>38521</text:p>
              </table:table-cell>
              <table:table-cell office:value-type="float" office:value="40722.1666666667">
                <text:p>40722.1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205">
                <text:p>40205</text:p>
              </table:table-cell>
              <table:table-cell office:value-type="float" office:value="41712.8333333333">
                <text:p>41712.8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155">
                <text:p>44155</text:p>
              </table:table-cell>
              <table:table-cell office:value-type="float" office:value="42874">
                <text:p>428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564">
                <text:p>42564</text:p>
              </table:table-cell>
              <table:table-cell office:value-type="float" office:value="44000.5416666667">
                <text:p>44000.541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379">
                <text:p>49379</text:p>
              </table:table-cell>
              <table:table-cell office:value-type="float" office:value="44816.4166666667">
                <text:p>44816.41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533">
                <text:p>39533</text:p>
              </table:table-cell>
              <table:table-cell office:value-type="float" office:value="45605.8333333333">
                <text:p>45605.8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611">
                <text:p>41611</text:p>
              </table:table-cell>
              <table:table-cell office:value-type="float" office:value="46542.5833333333">
                <text:p>46542.58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593">
                <text:p>30593</text:p>
              </table:table-cell>
              <table:table-cell office:value-type="float" office:value="47826.2083333333">
                <text:p>47826.208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933">
                <text:p>77933</text:p>
              </table:table-cell>
              <table:table-cell office:value-type="float" office:value="49067.4166666667">
                <text:p>49067.41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428">
                <text:p>46428</text:p>
              </table:table-cell>
              <table:table-cell office:value-type="float" office:value="50346.7083333333">
                <text:p>50346.708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067">
                <text:p>52067</text:p>
              </table:table-cell>
              <table:table-cell office:value-type="float" office:value="51843.1666666667">
                <text:p>51843.1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488">
                <text:p>49488</text:p>
              </table:table-cell>
              <table:table-cell office:value-type="float" office:value="53199.75">
                <text:p>53199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589">
                <text:p>50589</text:p>
              </table:table-cell>
              <table:table-cell office:value-type="float" office:value="54283.0416666667">
                <text:p>54283.041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944">
                <text:p>58944</text:p>
              </table:table-cell>
              <table:table-cell office:value-type="float" office:value="54643.5833333333">
                <text:p>54643.58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205">
                <text:p>55205</text:p>
              </table:table-cell>
              <table:table-cell office:value-type="float" office:value="55105.7083333333">
                <text:p>55105.708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217">
                <text:p>62217</text:p>
              </table:table-cell>
              <table:table-cell office:value-type="float" office:value="55561.5">
                <text:p>5556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641">
                <text:p>65641</text:p>
              </table:table-cell>
              <table:table-cell office:value-type="float" office:value="55961.7083333333">
                <text:p>55961.708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829">
                <text:p>55829</text:p>
              </table:table-cell>
              <table:table-cell office:value-type="float" office:value="56259.7083333333">
                <text:p>56259.708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314">
                <text:p>51314</text:p>
              </table:table-cell>
              <table:table-cell office:value-type="float" office:value="56446.625">
                <text:p>56446.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543">
                <text:p>29543</text:p>
              </table:table-cell>
              <table:table-cell office:value-type="float" office:value="56587.5833333333">
                <text:p>56587.58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074">
                <text:p>90074</text:p>
              </table:table-cell>
              <table:table-cell office:value-type="float" office:value="56477.5416666667">
                <text:p>56477.541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226">
                <text:p>45226</text:p>
              </table:table-cell>
              <table:table-cell office:value-type="float" office:value="56368.7916666667">
                <text:p>56368.791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874">
                <text:p>62874</text:p>
              </table:table-cell>
              <table:table-cell office:value-type="float" office:value="55445.1666666667">
                <text:p>55445.1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833">
                <text:p>45833</text:p>
              </table:table-cell>
              <table:table-cell office:value-type="float" office:value="54532.9166666667">
                <text:p>54532.91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730">
                <text:p>58730</text:p>
              </table:table-cell>
              <table:table-cell office:value-type="float" office:value="53932.6666666667">
                <text:p>53932.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186">
                <text:p>54186</text:p>
              </table:table-cell>
              <table:table-cell office:value-type="float" office:value="53392.7083333333">
                <text:p>53392.708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322">
                <text:p>57322</text:p>
              </table:table-cell>
              <table:table-cell office:value-type="float" office:value="52955.7083333333">
                <text:p>52955.708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490">
                <text:p>57490</text:p>
              </table:table-cell>
              <table:table-cell office:value-type="float" office:value="52766.875">
                <text:p>52766.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201">
                <text:p>48201</text:p>
              </table:table-cell>
              <table:table-cell office:value-type="float" office:value="52646.625">
                <text:p>52646.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375">
                <text:p>51375</text:p>
              </table:table-cell>
              <table:table-cell office:value-type="float" office:value="53045.625">
                <text:p>53045.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362">
                <text:p>41362</text:p>
              </table:table-cell>
              <table:table-cell office:value-type="float" office:value="54163">
                <text:p>54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536">
                <text:p>26536</text:p>
              </table:table-cell>
              <table:table-cell office:value-type="float" office:value="54680.875">
                <text:p>54680.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593">
                <text:p>82593</text:p>
              </table:table-cell>
              <table:table-cell office:value-type="float" office:value="55097.4583333333">
                <text:p>55097.458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175">
                <text:p>48175</text:p>
              </table:table-cell>
              <table:table-cell office:value-type="float" office:value="55675.5">
                <text:p>5567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039">
                <text:p>57039</text:p>
              </table:table-cell>
              <table:table-cell office:value-type="float" office:value="56540.625">
                <text:p>56540.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244">
                <text:p>61244</text:p>
              </table:table-cell>
              <table:table-cell office:value-type="float" office:value="57799.0833333333">
                <text:p>57799.08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136">
                <text:p>70136</text:p>
              </table:table-cell>
              <table:table-cell office:value-type="float" office:value="58577.3333333333">
                <text:p>58577.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209">
                <text:p>55209</text:p>
              </table:table-cell>
              <table:table-cell office:value-type="float" office:value="59185.0833333333">
                <text:p>59185.08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297">
                <text:p>66297</text:p>
              </table:table-cell>
              <table:table-cell office:value-type="float" office:value="59726.3333333333">
                <text:p>59726.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388">
                <text:p>62388</text:p>
              </table:table-cell>
              <table:table-cell office:value-type="float" office:value="59703.375">
                <text:p>59703.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4066">
                <text:p>64066</text:p>
              </table:table-cell>
              <table:table-cell office:value-type="float" office:value="58813.9583333333">
                <text:p>58813.958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713">
                <text:p>65713</text:p>
              </table:table-cell>
              <table:table-cell office:value-type="float" office:value="57205.75">
                <text:p>57205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702">
                <text:p>45702</text:p>
              </table:table-cell>
              <table:table-cell office:value-type="float" office:value="55228.75">
                <text:p>55228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782">
                <text:p>36782</text:p>
              </table:table-cell>
              <table:table-cell office:value-type="float" office:value="53452.3333333333">
                <text:p>53452.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337">
                <text:p>85337</text:p>
              </table:table-cell>
              <table:table-cell office:value-type="float" office:value="52011.875">
                <text:p>52011.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880">
                <text:p>44880</text:p>
              </table:table-cell>
              <table:table-cell office:value-type="float" office:value="50513.75">
                <text:p>50513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988">
                <text:p>38988</text:p>
              </table:table-cell>
              <table:table-cell office:value-type="float" office:value="49004.9583333333">
                <text:p>49004.958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698">
                <text:p>40698</text:p>
              </table:table-cell>
              <table:table-cell office:value-type="float" office:value="47135.75">
                <text:p>47135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234">
                <text:p>43234</text:p>
              </table:table-cell>
              <table:table-cell office:value-type="float" office:value="45339.7083333333">
                <text:p>45339.708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477">
                <text:p>39477</text:p>
              </table:table-cell>
              <table:table-cell office:value-type="float" office:value="43975.5416666667">
                <text:p>43975.541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458">
                <text:p>47458</text:p>
              </table:table-cell>
              <table:table-cell office:value-type="float" office:value="41856.7083333333">
                <text:p>41856.708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272">
                <text:p>45272</text:p>
              </table:table-cell>
              <table:table-cell office:value-type="float" office:value="39830.9583333333">
                <text:p>39830.958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971">
                <text:p>44971</text:p>
              </table:table-cell>
              <table:table-cell office:value-type="float" office:value="39165">
                <text:p>39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947">
                <text:p>39947</text:p>
              </table:table-cell>
              <table:table-cell office:value-type="float" office:value="38961.6666666667">
                <text:p>38961.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363">
                <text:p>28363</text:p>
              </table:table-cell>
              <table:table-cell office:value-type="float" office:value="38542.9166666667">
                <text:p>38542.91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381">
                <text:p>21381</text:p>
              </table:table-cell>
              <table:table-cell office:value-type="float" office:value="38307.4166666667">
                <text:p>38307.41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886">
                <text:p>49886</text:p>
              </table:table-cell>
              <table:table-cell office:value-type="float" office:value="38294.7083333333">
                <text:p>38294.708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713">
                <text:p>31713</text:p>
              </table:table-cell>
              <table:table-cell office:value-type="float" office:value="38000.875">
                <text:p>38000.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172">
                <text:p>36172</text:p>
              </table:table-cell>
              <table:table-cell office:value-type="float" office:value="37985.8333333333">
                <text:p>37985.8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634">
                <text:p>38634</text:p>
              </table:table-cell>
              <table:table-cell office:value-type="float" office:value="38336.25">
                <text:p>38336.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248">
                <text:p>35248</text:p>
              </table:table-cell>
              <table:table-cell office:value-type="float" office:value="38890.875">
                <text:p>38890.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811">
                <text:p>41811</text:p>
              </table:table-cell>
              <table:table-cell office:value-type="float" office:value="39331.7083333333">
                <text:p>39331.708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819">
                <text:p>44819</text:p>
              </table:table-cell>
              <table:table-cell office:value-type="float" office:value="39108.4166666667">
                <text:p>39108.41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859">
                <text:p>40859</text:p>
              </table:table-cell>
              <table:table-cell office:value-type="float" office:value="39028.7916666667">
                <text:p>39028.791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023">
                <text:p>49023</text:p>
              </table:table-cell>
              <table:table-cell office:value-type="float" office:value="39562.5833333333">
                <text:p>39562.58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305">
                <text:p>44305</text:p>
              </table:table-cell>
              <table:table-cell office:value-type="float" office:value="40156.8333333333">
                <text:p>40156.8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316">
                <text:p>37316</text:p>
              </table:table-cell>
              <table:table-cell office:value-type="float" office:value="40801.0833333333">
                <text:p>40801.08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008">
                <text:p>23008</text:p>
              </table:table-cell>
              <table:table-cell office:value-type="float" office:value="41074.8333333333">
                <text:p>41074.8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900">
                <text:p>42900</text:p>
              </table:table-cell>
              <table:table-cell office:value-type="float" office:value="41117.5">
                <text:p>41117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788">
                <text:p>36788</text:p>
              </table:table-cell>
              <table:table-cell office:value-type="float" office:value="41819.875">
                <text:p>41819.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908">
                <text:p>43908</text:p>
              </table:table-cell>
              <table:table-cell office:value-type="float" office:value="42515.625">
                <text:p>42515.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160">
                <text:p>45160</text:p>
              </table:table-cell>
              <table:table-cell office:value-type="float" office:value="42692.25">
                <text:p>42692.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184">
                <text:p>44184</text:p>
              </table:table-cell>
              <table:table-cell office:value-type="float" office:value="42926.8333333333">
                <text:p>42926.8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445">
                <text:p>39445</text:p>
              </table:table-cell>
              <table:table-cell office:value-type="float" office:value="43371.4583333333">
                <text:p>43371.458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209">
                <text:p>48209</text:p>
              </table:table-cell>
              <table:table-cell office:value-type="float" office:value="44689.5416666667">
                <text:p>44689.541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326">
                <text:p>54326</text:p>
              </table:table-cell>
              <table:table-cell office:value-type="float" office:value="45986.0833333333">
                <text:p>45986.08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254">
                <text:p>52254</text:p>
              </table:table-cell>
              <table:table-cell office:value-type="float" office:value="46764.3333333333">
                <text:p>46764.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313">
                <text:p>45313</text:p>
              </table:table-cell>
              <table:table-cell office:value-type="float" office:value="47435.8333333333">
                <text:p>47435.8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1938">
                <text:p>41938</text:p>
              </table:table-cell>
              <table:table-cell office:value-type="float" office:value="48085.5">
                <text:p>48085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057">
                <text:p>29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485">
                <text:p>68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320">
                <text:p>42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054">
                <text:p>57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130">
                <text:p>48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806">
                <text:p>568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164cm" svg:height="9.28cm" xlink:href=".." xlink:type="simple" chart:class="chart:line" chart:style-name="ch1">
        <chart:title svg:x="7.205cm" svg:y="0.321cm" chart:style-name="ch2">
          <text:p>Diferencia con el período anterior</text:p>
        </chart:title>
        <chart:plot-area chart:style-name="ch3" table:cell-range-address="Datos.D8:Datos.D126" svg:x="0.423cm" svg:y="1.285cm" svg:width="20.318cm" svg:height="7.81cm">
          <chartooo:coordinate-region svg:x="1.706cm" svg:y="1.484cm" svg:width="19.035cm" svg:height="7.4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8:Datos.D126" chart:class="chart:line">
            <chart:data-point chart:repeated="1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29">
                <text:p>6129</text:p>
                <draw:g>
                  <svg:desc>Datos.D8:Datos.D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66">
                <text:p>3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30">
                <text:p>-44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896">
                <text:p>-6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564">
                <text:p>-10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40">
                <text:p>46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361">
                <text:p>-30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391">
                <text:p>-2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513">
                <text:p>-5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530">
                <text:p>-5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55">
                <text:p>-3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257">
                <text:p>-11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292">
                <text:p>-11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95">
                <text:p>425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7501">
                <text:p>-27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010">
                <text:p>-30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687">
                <text:p>-4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002">
                <text:p>-11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232">
                <text:p>432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6566">
                <text:p>-265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461">
                <text:p>-4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53">
                <text:p>-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15">
                <text:p>6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1018">
                <text:p>-11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340">
                <text:p>473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1505">
                <text:p>-31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579">
                <text:p>-2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739">
                <text:p>-3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12">
                <text:p>7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9812">
                <text:p>-9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515">
                <text:p>-4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1771">
                <text:p>-217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531">
                <text:p>60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848">
                <text:p>-44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648">
                <text:p>176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7041">
                <text:p>-170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544">
                <text:p>-4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36">
                <text:p>3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9289">
                <text:p>-9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013">
                <text:p>-10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826">
                <text:p>-14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057">
                <text:p>56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4418">
                <text:p>-344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05">
                <text:p>4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927">
                <text:p>-149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909">
                <text:p>-39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0011">
                <text:p>-200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920">
                <text:p>-89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8555">
                <text:p>485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0457">
                <text:p>-40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5892">
                <text:p>-58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757">
                <text:p>-37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81">
                <text:p>79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186">
                <text:p>-2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024">
                <text:p>-5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1584">
                <text:p>-115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6982">
                <text:p>-6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505">
                <text:p>285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8173">
                <text:p>-181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386">
                <text:p>-33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63">
                <text:p>65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08">
                <text:p>3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960">
                <text:p>-39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718">
                <text:p>-47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989">
                <text:p>-69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4308">
                <text:p>-143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112">
                <text:p>-6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76">
                <text:p>-9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739">
                <text:p>-47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64">
                <text:p>87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72">
                <text:p>-2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41">
                <text:p>-6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375">
                <text:p>-3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2881">
                <text:p>-128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428">
                <text:p>394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6165">
                <text:p>-261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924">
                <text:p>-89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76">
                <text:p>86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5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19cm" svg:height="9.845cm" xlink:href=".." xlink:type="simple" chart:class="chart:line" chart:style-name="ch1">
        <chart:title svg:x="6.401cm" svg:y="0.332cm" chart:style-name="ch2">
          <text:p>Diferencia porcentual con el mes anterior</text:p>
        </chart:title>
        <chart:plot-area chart:style-name="ch3" table:cell-range-address="Datos.E1:Datos.E126" chart:data-source-has-labels="row" svg:x="0.422cm" svg:y="1.307cm" svg:width="20.275cm" svg:height="8.342cm">
          <chartooo:coordinate-region svg:x="2.234cm" svg:y="1.506cm" svg:width="18.463cm" svg:height="7.9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os.E8:Datos.E126" chart:label-cell-address="Datos.E1:Datos.E7" chart:class="chart:line"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erencia / Ventas mes anterior (porcentaje) -52,90 % 21,11 % -13,12 % -14,21 % -10,01 %</text:p>
                <text:list>
                  <text:list-item>
                    <text:p>Diferencia / Ventas mes anterior (porcentaje)</text:p>
                  </text:list-item>
                  <text:list-item>
                    <text:p/>
                  </text:list-item>
                  <text:list-item>
                    <text:p>-52,90 %</text:p>
                  </text:list-item>
                  <text:list-item>
                    <text:p>21,11 %</text:p>
                  </text:list-item>
                  <text:list-item>
                    <text:p>-13,12 %</text:p>
                  </text:list-item>
                  <text:list-item>
                    <text:p>-14,21 %</text:p>
                  </text:list-item>
                  <text:list-item>
                    <text:p>-10,01 %</text:p>
                  </text:list-item>
                </text:list>
                <draw:g>
                  <svg:desc>Datos.E1:Datos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3967972656497">
                <text:p>0.193967972656497</text:p>
                <draw:g>
                  <svg:desc>Datos.E8:Datos.E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65693005009675">
                <text:p>0.0865693005009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8067230990657">
                <text:p>-0.108067230990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948527199628">
                <text:p>0.0013948527199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88343256677774">
                <text:p>-0.188343256677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55474796419678">
                <text:p>-0.355474796419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0889631408583">
                <text:p>2.40889631408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64989126106534">
                <text:p>-0.464989126106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84453095926488">
                <text:p>-0.0684453095926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5938172208223">
                <text:p>0.285938172208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43183501804191">
                <text:p>0.00743183501804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30769960624318">
                <text:p>-0.130769960624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2944467185155">
                <text:p>0.182944467185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27569263420148">
                <text:p>-0.127569263420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04042941378672">
                <text:p>0.0904042941378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862068965517241">
                <text:p>-0.0862068965517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9872886978213">
                <text:p>-0.29872886978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27306440626656">
                <text:p>-0.427306440626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1452358926919">
                <text:p>2.81452358926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76381021670218">
                <text:p>-0.476381021670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14608971814212">
                <text:p>0.031460897181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400910869495494">
                <text:p>-0.00400910869495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3316158948928">
                <text:p>0.0133316158948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35667980170332">
                <text:p>0.0735667980170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99218541870171">
                <text:p>0.0799218541870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25041800290546">
                <text:p>-0.0825041800290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23568249036537">
                <text:p>0.07235682490365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3057528903747">
                <text:p>-0.13057528903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478402973596514">
                <text:p>-0.0478402973596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7025071512704">
                <text:p>-0.37025071512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1026559076578">
                <text:p>2.31026559076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2886431511825">
                <text:p>-0.428864315118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0532236637553">
                <text:p>0.230532236637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02469277592741">
                <text:p>-0.1024692775927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4152633464708">
                <text:p>-0.014152633464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37164144233016">
                <text:p>0.0437164144233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82464867553787">
                <text:p>0.0982464867553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60321594383422">
                <text:p>-0.03603215943834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0111831594775">
                <text:p>0.1601118315947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9939650458697">
                <text:p>-0.199396504586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25636809753877">
                <text:p>0.052563680975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64785753767033">
                <text:p>-0.2647857537670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4741280685124">
                <text:p>1.54741280685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04257503239962">
                <text:p>-0.4042575032399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1456879469286">
                <text:p>0.121456879469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495323333397353">
                <text:p>-0.0495323333397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22478176527643">
                <text:p>0.0222478176527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5154480222973">
                <text:p>0.165154480222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634330890336591">
                <text:p>-0.06343308903365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7017480300697">
                <text:p>0.1270174803006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50331902856133">
                <text:p>0.0550331902856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49479745890526">
                <text:p>-0.149479745890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80871948270612">
                <text:p>-0.0808719482706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24270179678061">
                <text:p>-0.424270179678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4891175574586">
                <text:p>2.048911755745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97901725248129">
                <text:p>-0.497901725248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021801618538">
                <text:p>0.390218016185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71034131755575">
                <text:p>-0.2710341317555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139113739009">
                <text:p>0.28139113739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73710199216755">
                <text:p>-0.07737101992167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78747277894659">
                <text:p>0.05787472778946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93081190467883">
                <text:p>0.00293081190467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61575926248043">
                <text:p>-0.1615759262480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58492562394971">
                <text:p>0.06584925623949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94900243309002">
                <text:p>-0.194900243309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8444949470528">
                <text:p>-0.358444949470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1248869460356">
                <text:p>2.11248869460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16718123811945">
                <text:p>-0.4167181238119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83995848469123">
                <text:p>0.183995848469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37214888059047">
                <text:p>0.0737214888059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45189732871792">
                <text:p>0.145189732871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12829360100376">
                <text:p>-0.212829360100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0836820083682">
                <text:p>0.2008368200836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89619439793656">
                <text:p>-0.0589619439793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68961979867923">
                <text:p>0.02689619798679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57078637654918">
                <text:p>0.0257078637654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04521175414302">
                <text:p>-0.3045211754143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95177453940747">
                <text:p>-0.195177453940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2007503670274">
                <text:p>1.32007503670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74085097905949">
                <text:p>-0.4740850979059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31283422459893">
                <text:p>-0.131283422459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312644355988">
                <text:p>0.0623126443559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868991997039367">
                <text:p>-0.08689919970393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2168351191833">
                <text:p>0.2021683511918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60617809431497">
                <text:p>-0.04606178094314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664870118395476">
                <text:p>-0.006648701183954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11716439483223">
                <text:p>-0.111716439483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89984229103562">
                <text:p>-0.2899842291035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46165779360434">
                <text:p>-0.246165779360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3319302184182">
                <text:p>1.33319302184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64290582528164">
                <text:p>-0.364290582528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604799293665">
                <text:p>0.140604799293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80636956762136">
                <text:p>0.06806369567621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876430087487705">
                <text:p>-0.0876430087487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86194961416251">
                <text:p>0.186194961416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719427901748344">
                <text:p>0.0719427901748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883553849929717">
                <text:p>-0.08835538499297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9809099586382">
                <text:p>0.1998090995863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62405401546213">
                <text:p>-0.09624054015462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57747432569687">
                <text:p>-0.1577474325696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83428020152213">
                <text:p>-0.3834280201522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4568845618915">
                <text:p>0.8645688456189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42470862470862">
                <text:p>-0.1424708624708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93541372186583">
                <text:p>0.1935413721865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85141659834199">
                <text:p>0.02851416598341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216120460584588">
                <text:p>-0.02161204605845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07256020278834">
                <text:p>-0.1072560202788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22182786157941">
                <text:p>0.222182786157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688502146902">
                <text:p>0.126885021469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81401170710157">
                <text:p>-0.0381401170710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32831936311096">
                <text:p>-0.1328319363110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744819367510427">
                <text:p>-0.07448193675104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07143879059564">
                <text:p>-0.3071438790595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5691915889459">
                <text:p>1.35691915889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82054464481273">
                <text:p>-0.3820544644812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8156899810964">
                <text:p>0.3481568998109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56413222561082">
                <text:p>-0.1564132225610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261790982755">
                <text:p>0.180261790982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92cm" svg:height="13.372cm" xlink:href=".." xlink:type="simple" chart:class="chart:line" chart:style-name="ch1">
        <chart:plot-area chart:style-name="ch2" table:cell-range-address="Datos.C1:Datos.C123 Datos.K1:Datos.K123" chart:data-source-has-labels="row" svg:x="0.425cm" svg:y="0.267cm" svg:width="20.442cm" svg:height="12.838cm">
          <chartooo:coordinate-region svg:x="2.528cm" svg:y="0.388cm" svg:width="16.976cm" svg:height="11.7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secondary-y" chart:style-name="ch6" chart:values-cell-range-address="Datos.C2:Datos.C123" chart:label-cell-address="Datos.C1:Datos.C1" chart:class="chart:line">
            <chart:data-point chart:repeated="122"/>
          </chart:series>
          <chart:series chart:attached-axis="primary-y" chart:style-name="ch7" chart:values-cell-range-address="Datos.K2:Datos.K123" chart:label-cell-address="Datos.K1:Datos.K1" chart:class="chart:line">
            <chart:data-point chart:repeated="1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</text:p>
                <draw:g>
                  <svg:desc>Datos.C1:Datos.C1</svg:desc>
                </draw:g>
              </table:table-cell>
              <table:table-cell office:value-type="string">
                <text:p>Exportaciones (dólares)</text:p>
                <draw:g>
                  <svg:desc>Datos.K1:Dato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587">
                <text:p>82587</text:p>
                <draw:g>
                  <svg:desc>Datos.C2:Datos.C123</svg:desc>
                </draw:g>
              </table:table-cell>
              <table:table-cell office:value-type="float" office:value="3388900000">
                <text:p>3388900000</text:p>
                <draw:g>
                  <svg:desc>Datos.K2:Datos.K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97">
                <text:p>38897</text:p>
              </table:table-cell>
              <table:table-cell office:value-type="float" office:value="3585100000">
                <text:p>35851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109">
                <text:p>47109</text:p>
              </table:table-cell>
              <table:table-cell office:value-type="float" office:value="4170300000">
                <text:p>41703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30">
                <text:p>40930</text:p>
              </table:table-cell>
              <table:table-cell office:value-type="float" office:value="4296800000">
                <text:p>42968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13">
                <text:p>35113</text:p>
              </table:table-cell>
              <table:table-cell office:value-type="float" office:value="4849800000">
                <text:p>48498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98">
                <text:p>31598</text:p>
              </table:table-cell>
              <table:table-cell office:value-type="float" office:value="4518800000">
                <text:p>45188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27">
                <text:p>37727</text:p>
              </table:table-cell>
              <table:table-cell office:value-type="float" office:value="4610900000">
                <text:p>46109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93">
                <text:p>40993</text:p>
              </table:table-cell>
              <table:table-cell office:value-type="float" office:value="4918900000">
                <text:p>49189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63">
                <text:p>36563</text:p>
              </table:table-cell>
              <table:table-cell office:value-type="float" office:value="4817300000">
                <text:p>48173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14">
                <text:p>36614</text:p>
              </table:table-cell>
              <table:table-cell office:value-type="float" office:value="5525000000">
                <text:p>5525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718">
                <text:p>29718</text:p>
              </table:table-cell>
              <table:table-cell office:value-type="float" office:value="5411700000">
                <text:p>54117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54">
                <text:p>19154</text:p>
              </table:table-cell>
              <table:table-cell office:value-type="float" office:value="5685300000">
                <text:p>56853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294">
                <text:p>65294</text:p>
              </table:table-cell>
              <table:table-cell office:value-type="float" office:value="5810000000">
                <text:p>5810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33">
                <text:p>34933</text:p>
              </table:table-cell>
              <table:table-cell office:value-type="float" office:value="5216000000">
                <text:p>5216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42">
                <text:p>32542</text:p>
              </table:table-cell>
              <table:table-cell office:value-type="float" office:value="4982000000">
                <text:p>49820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847">
                <text:p>41847</text:p>
              </table:table-cell>
              <table:table-cell office:value-type="float" office:value="5832000000">
                <text:p>583200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158">
                <text:p>42158</text:p>
              </table:table-cell>
              <table:table-cell office:value-type="float" office:value="6241000000">
                <text:p>6241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645">
                <text:p>36645</text:p>
              </table:table-cell>
              <table:table-cell office:value-type="float" office:value="5391000000">
                <text:p>539100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349">
                <text:p>43349</text:p>
              </table:table-cell>
              <table:table-cell office:value-type="float" office:value="7038700000">
                <text:p>70387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819">
                <text:p>37819</text:p>
              </table:table-cell>
              <table:table-cell office:value-type="float" office:value="7415000000">
                <text:p>74150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238">
                <text:p>41238</text:p>
              </table:table-cell>
              <table:table-cell office:value-type="float" office:value="6980000000">
                <text:p>6980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683">
                <text:p>37683</text:p>
              </table:table-cell>
              <table:table-cell office:value-type="float" office:value="6263000000">
                <text:p>6263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26">
                <text:p>26426</text:p>
              </table:table-cell>
              <table:table-cell office:value-type="float" office:value="5099000000">
                <text:p>50990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34">
                <text:p>15134</text:p>
              </table:table-cell>
              <table:table-cell office:value-type="float" office:value="4320000000">
                <text:p>432000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729">
                <text:p>57729</text:p>
              </table:table-cell>
              <table:table-cell office:value-type="float" office:value="3730000000">
                <text:p>3730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228">
                <text:p>30228</text:p>
              </table:table-cell>
              <table:table-cell office:value-type="float" office:value="3940900000">
                <text:p>394090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79">
                <text:p>31179</text:p>
              </table:table-cell>
              <table:table-cell office:value-type="float" office:value="4191800000">
                <text:p>41918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54">
                <text:p>31054</text:p>
              </table:table-cell>
              <table:table-cell office:value-type="float" office:value="5088000000">
                <text:p>508800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68">
                <text:p>31468</text:p>
              </table:table-cell>
              <table:table-cell office:value-type="float" office:value="5138000000">
                <text:p>51380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783">
                <text:p>33783</text:p>
              </table:table-cell>
              <table:table-cell office:value-type="float" office:value="5161000000">
                <text:p>5161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483">
                <text:p>36483</text:p>
              </table:table-cell>
              <table:table-cell office:value-type="float" office:value="4895000000">
                <text:p>48950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473">
                <text:p>33473</text:p>
              </table:table-cell>
              <table:table-cell office:value-type="float" office:value="4894900000">
                <text:p>489490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895">
                <text:p>35895</text:p>
              </table:table-cell>
              <table:table-cell office:value-type="float" office:value="4581000000">
                <text:p>4581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208">
                <text:p>31208</text:p>
              </table:table-cell>
              <table:table-cell office:value-type="float" office:value="4838700000">
                <text:p>483870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715">
                <text:p>29715</text:p>
              </table:table-cell>
              <table:table-cell office:value-type="float" office:value="4933400000">
                <text:p>49334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13">
                <text:p>18713</text:p>
              </table:table-cell>
              <table:table-cell office:value-type="float" office:value="4851500000">
                <text:p>48515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945">
                <text:p>61945</text:p>
              </table:table-cell>
              <table:table-cell office:value-type="float" office:value="4423000000">
                <text:p>44230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379">
                <text:p>35379</text:p>
              </table:table-cell>
              <table:table-cell office:value-type="float" office:value="4059900000">
                <text:p>40599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535">
                <text:p>43535</text:p>
              </table:table-cell>
              <table:table-cell office:value-type="float" office:value="4714200000">
                <text:p>47142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74">
                <text:p>39074</text:p>
              </table:table-cell>
              <table:table-cell office:value-type="float" office:value="6221600000">
                <text:p>62216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521">
                <text:p>38521</text:p>
              </table:table-cell>
              <table:table-cell office:value-type="float" office:value="6521400000">
                <text:p>65214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205">
                <text:p>40205</text:p>
              </table:table-cell>
              <table:table-cell office:value-type="float" office:value="6353100000">
                <text:p>635310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55">
                <text:p>44155</text:p>
              </table:table-cell>
              <table:table-cell office:value-type="float" office:value="6004100000">
                <text:p>60041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64">
                <text:p>42564</text:p>
              </table:table-cell>
              <table:table-cell office:value-type="float" office:value="6368500000">
                <text:p>636850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379">
                <text:p>49379</text:p>
              </table:table-cell>
              <table:table-cell office:value-type="float" office:value="6400800000">
                <text:p>64008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533">
                <text:p>39533</text:p>
              </table:table-cell>
              <table:table-cell office:value-type="float" office:value="5884400000">
                <text:p>588440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611">
                <text:p>41611</text:p>
              </table:table-cell>
              <table:table-cell office:value-type="float" office:value="5963600000">
                <text:p>59636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593">
                <text:p>30593</text:p>
              </table:table-cell>
              <table:table-cell office:value-type="float" office:value="5585100000">
                <text:p>558510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933">
                <text:p>77933</text:p>
              </table:table-cell>
              <table:table-cell office:value-type="float" office:value="5255000000">
                <text:p>52550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428">
                <text:p>46428</text:p>
              </table:table-cell>
              <table:table-cell office:value-type="float" office:value="5487400000">
                <text:p>54874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67">
                <text:p>52067</text:p>
              </table:table-cell>
              <table:table-cell office:value-type="float" office:value="6159100000">
                <text:p>61591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488">
                <text:p>49488</text:p>
              </table:table-cell>
              <table:table-cell office:value-type="float" office:value="7150800000">
                <text:p>715080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589">
                <text:p>50589</text:p>
              </table:table-cell>
              <table:table-cell office:value-type="float" office:value="8082600000">
                <text:p>80826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944">
                <text:p>58944</text:p>
              </table:table-cell>
              <table:table-cell office:value-type="float" office:value="7939800000">
                <text:p>793980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205">
                <text:p>55205</text:p>
              </table:table-cell>
              <table:table-cell office:value-type="float" office:value="7303700000">
                <text:p>73037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217">
                <text:p>62217</text:p>
              </table:table-cell>
              <table:table-cell office:value-type="float" office:value="8420300000">
                <text:p>842030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641">
                <text:p>65641</text:p>
              </table:table-cell>
              <table:table-cell office:value-type="float" office:value="7797800000">
                <text:p>77978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829">
                <text:p>55829</text:p>
              </table:table-cell>
              <table:table-cell office:value-type="float" office:value="7504300000">
                <text:p>750430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314">
                <text:p>51314</text:p>
              </table:table-cell>
              <table:table-cell office:value-type="float" office:value="6612900000">
                <text:p>66129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43">
                <text:p>29543</text:p>
              </table:table-cell>
              <table:table-cell office:value-type="float" office:value="6337000000">
                <text:p>63370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74">
                <text:p>90074</text:p>
              </table:table-cell>
              <table:table-cell office:value-type="float" office:value="5625000000">
                <text:p>56250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226">
                <text:p>45226</text:p>
              </table:table-cell>
              <table:table-cell office:value-type="float" office:value="6003400000">
                <text:p>600340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874">
                <text:p>62874</text:p>
              </table:table-cell>
              <table:table-cell office:value-type="float" office:value="6197100000">
                <text:p>61971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833">
                <text:p>45833</text:p>
              </table:table-cell>
              <table:table-cell office:value-type="float" office:value="6713200000">
                <text:p>671320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730">
                <text:p>58730</text:p>
              </table:table-cell>
              <table:table-cell office:value-type="float" office:value="7420000000">
                <text:p>74200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186">
                <text:p>54186</text:p>
              </table:table-cell>
              <table:table-cell office:value-type="float" office:value="7009400000">
                <text:p>700940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22">
                <text:p>57322</text:p>
              </table:table-cell>
              <table:table-cell office:value-type="float" office:value="7643700000">
                <text:p>76437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490">
                <text:p>57490</text:p>
              </table:table-cell>
              <table:table-cell office:value-type="float" office:value="7701300000">
                <text:p>770130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201">
                <text:p>48201</text:p>
              </table:table-cell>
              <table:table-cell office:value-type="float" office:value="6793400000">
                <text:p>67934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1375">
                <text:p>51375</text:p>
              </table:table-cell>
              <table:table-cell office:value-type="float" office:value="6882100000">
                <text:p>68821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1362">
                <text:p>41362</text:p>
              </table:table-cell>
              <table:table-cell office:value-type="float" office:value="6642900000">
                <text:p>66429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536">
                <text:p>26536</text:p>
              </table:table-cell>
              <table:table-cell office:value-type="float" office:value="6295000000">
                <text:p>629500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593">
                <text:p>82593</text:p>
              </table:table-cell>
              <table:table-cell office:value-type="float" office:value="5664900000">
                <text:p>56649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175">
                <text:p>48175</text:p>
              </table:table-cell>
              <table:table-cell office:value-type="float" office:value="5743000000">
                <text:p>574300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039">
                <text:p>57039</text:p>
              </table:table-cell>
              <table:table-cell office:value-type="float" office:value="5968300000">
                <text:p>59683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244">
                <text:p>61244</text:p>
              </table:table-cell>
              <table:table-cell office:value-type="float" office:value="7565200000">
                <text:p>756520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136">
                <text:p>70136</text:p>
              </table:table-cell>
              <table:table-cell office:value-type="float" office:value="8429000000">
                <text:p>84290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209">
                <text:p>55209</text:p>
              </table:table-cell>
              <table:table-cell office:value-type="float" office:value="7550900000">
                <text:p>755090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297">
                <text:p>66297</text:p>
              </table:table-cell>
              <table:table-cell office:value-type="float" office:value="7827900000">
                <text:p>78279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388">
                <text:p>62388</text:p>
              </table:table-cell>
              <table:table-cell office:value-type="float" office:value="7734900000">
                <text:p>77349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066">
                <text:p>64066</text:p>
              </table:table-cell>
              <table:table-cell office:value-type="float" office:value="6994900000">
                <text:p>69949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713">
                <text:p>65713</text:p>
              </table:table-cell>
              <table:table-cell office:value-type="float" office:value="7271000000">
                <text:p>727100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702">
                <text:p>45702</text:p>
              </table:table-cell>
              <table:table-cell office:value-type="float" office:value="6829000000">
                <text:p>68290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782">
                <text:p>36782</text:p>
              </table:table-cell>
              <table:table-cell office:value-type="float" office:value="5447000000">
                <text:p>544700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337">
                <text:p>85337</text:p>
              </table:table-cell>
              <table:table-cell office:value-type="float" office:value="5231000000">
                <text:p>52310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80">
                <text:p>44880</text:p>
              </table:table-cell>
              <table:table-cell office:value-type="float" office:value="5393000000">
                <text:p>539300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988">
                <text:p>38988</text:p>
              </table:table-cell>
              <table:table-cell office:value-type="float" office:value="5253000000">
                <text:p>52530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698">
                <text:p>40698</text:p>
              </table:table-cell>
              <table:table-cell office:value-type="float" office:value="6476700000">
                <text:p>647670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234">
                <text:p>43234</text:p>
              </table:table-cell>
              <table:table-cell office:value-type="float" office:value="7178000000">
                <text:p>71780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477">
                <text:p>39477</text:p>
              </table:table-cell>
              <table:table-cell office:value-type="float" office:value="7288000000">
                <text:p>72880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458">
                <text:p>47458</text:p>
              </table:table-cell>
              <table:table-cell office:value-type="float" office:value="6723000000">
                <text:p>67230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272">
                <text:p>45272</text:p>
              </table:table-cell>
              <table:table-cell office:value-type="float" office:value="6599000000">
                <text:p>659900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971">
                <text:p>44971</text:p>
              </table:table-cell>
              <table:table-cell office:value-type="float" office:value="6016000000">
                <text:p>60160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947">
                <text:p>39947</text:p>
              </table:table-cell>
              <table:table-cell office:value-type="float" office:value="5967000000">
                <text:p>596700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363">
                <text:p>28363</text:p>
              </table:table-cell>
              <table:table-cell office:value-type="float" office:value="5279000000">
                <text:p>52790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381">
                <text:p>21381</text:p>
              </table:table-cell>
              <table:table-cell office:value-type="float" office:value="4573000000">
                <text:p>457300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886">
                <text:p>49886</text:p>
              </table:table-cell>
              <table:table-cell office:value-type="float" office:value="3797000000">
                <text:p>37970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713">
                <text:p>31713</text:p>
              </table:table-cell>
              <table:table-cell office:value-type="float" office:value="3867000000">
                <text:p>386700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172">
                <text:p>36172</text:p>
              </table:table-cell>
              <table:table-cell office:value-type="float" office:value="4390000000">
                <text:p>439000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634">
                <text:p>38634</text:p>
              </table:table-cell>
              <table:table-cell office:value-type="float" office:value="5146000000">
                <text:p>514600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248">
                <text:p>35248</text:p>
              </table:table-cell>
              <table:table-cell office:value-type="float" office:value="5202000000">
                <text:p>520200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11">
                <text:p>41811</text:p>
              </table:table-cell>
              <table:table-cell office:value-type="float" office:value="6039000000">
                <text:p>603900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819">
                <text:p>44819</text:p>
              </table:table-cell>
              <table:table-cell office:value-type="float" office:value="5567000000">
                <text:p>556700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859">
                <text:p>40859</text:p>
              </table:table-cell>
              <table:table-cell office:value-type="float" office:value="5131000000">
                <text:p>513100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023">
                <text:p>49023</text:p>
              </table:table-cell>
              <table:table-cell office:value-type="float" office:value="5169000000">
                <text:p>516900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305">
                <text:p>44305</text:p>
              </table:table-cell>
              <table:table-cell office:value-type="float" office:value="5032000000">
                <text:p>503200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316">
                <text:p>37316</text:p>
              </table:table-cell>
              <table:table-cell office:value-type="float" office:value="4000000000">
                <text:p>400000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08">
                <text:p>23008</text:p>
              </table:table-cell>
              <table:table-cell office:value-type="float" office:value="3411000000">
                <text:p>341100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900">
                <text:p>42900</text:p>
              </table:table-cell>
              <table:table-cell office:value-type="float" office:value="3875000000">
                <text:p>3875000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788">
                <text:p>36788</text:p>
              </table:table-cell>
              <table:table-cell office:value-type="float" office:value="4143000000">
                <text:p>414300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908">
                <text:p>43908</text:p>
              </table:table-cell>
              <table:table-cell office:value-type="float" office:value="4424000000">
                <text:p>442400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160">
                <text:p>45160</text:p>
              </table:table-cell>
              <table:table-cell office:value-type="float" office:value="4743000000">
                <text:p>474300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184">
                <text:p>44184</text:p>
              </table:table-cell>
              <table:table-cell office:value-type="float" office:value="5371000000">
                <text:p>5371000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445">
                <text:p>39445</text:p>
              </table:table-cell>
              <table:table-cell office:value-type="float" office:value="5285000000">
                <text:p>528500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209">
                <text:p>48209</text:p>
              </table:table-cell>
              <table:table-cell office:value-type="float" office:value="4980000000">
                <text:p>498000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326">
                <text:p>54326</text:p>
              </table:table-cell>
              <table:table-cell office:value-type="float" office:value="5759000000">
                <text:p>575900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254">
                <text:p>52254</text:p>
              </table:table-cell>
              <table:table-cell office:value-type="float" office:value="5018000000">
                <text:p>501800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313">
                <text:p>45313</text:p>
              </table:table-cell>
              <table:table-cell office:value-type="float" office:value="4711000000">
                <text:p>471100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938">
                <text:p>41938</text:p>
              </table:table-cell>
              <table:table-cell office:value-type="float" office:value="4836000000">
                <text:p>483600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057">
                <text:p>29057</text:p>
              </table:table-cell>
              <table:table-cell office:value-type="float" office:value="4587000000">
                <text:p>45870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485">
                <text:p>68485</text:p>
              </table:table-cell>
              <table:table-cell office:value-type="float" office:value="4252000000">
                <text:p>425200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320">
                <text:p>42320</text:p>
              </table:table-cell>
              <table:table-cell office:value-type="float" office:value="3888000000">
                <text:p>3888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